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100.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nergyVals" table:style-name="ta1">
        <table:shapes>
          <draw:frame draw:z-index="0" draw:style-name="gr1" draw:text-style-name="P1" svg:width="453.51pt" svg:height="255.09pt" svg:x="361.39pt" svg:y="2.83pt">
            <loext:p draw:notify-on-update-of-ranges="EnergyVals.A1:EnergyVals.A251 EnergyVals.B1:EnergyVals.B251 EnergyVals.C1:EnergyVals.C251 EnergyVals.D1:EnergyVals.D251 EnergyVals.E1:EnergyVals.E2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7028555055" calcext:value-type="float">
            <text:p>11.7028555055</text:p>
          </table:table-cell>
          <table:table-cell office:value-type="float" office:value="0.0000000000160849623811" calcext:value-type="float">
            <text:p>1.60849623811E-11</text:p>
          </table:table-cell>
          <table:table-cell office:value-type="float" office:value="11.7028555055" calcext:value-type="float">
            <text:p>11.7028555055</text:p>
          </table:table-cell>
          <table:table-cell office:value-type="float" office:value="7.36129052775" calcext:value-type="float">
            <text:p>7.3612905278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1.7028555338" calcext:value-type="float">
            <text:p>11.7028555338</text:p>
          </table:table-cell>
          <table:table-cell office:value-type="float" office:value="-2.85168031591E-017" calcext:value-type="float">
            <text:p>-2.85168031591E-17</text:p>
          </table:table-cell>
          <table:table-cell office:value-type="float" office:value="11.7028555338" calcext:value-type="float">
            <text:p>11.7028555338</text:p>
          </table:table-cell>
          <table:table-cell office:value-type="float" office:value="7.54194942443" calcext:value-type="float">
            <text:p>7.5419494244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1.7028555474" calcext:value-type="float">
            <text:p>11.7028555474</text:p>
          </table:table-cell>
          <table:table-cell office:value-type="float" office:value="-4.17794350162E-017" calcext:value-type="float">
            <text:p>-4.17794350162E-17</text:p>
          </table:table-cell>
          <table:table-cell office:value-type="float" office:value="11.7028555474" calcext:value-type="float">
            <text:p>11.7028555474</text:p>
          </table:table-cell>
          <table:table-cell office:value-type="float" office:value="7.72704200523" calcext:value-type="float">
            <text:p>7.7270420052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1.702855558" calcext:value-type="float">
            <text:p>11.702855558</text:p>
          </table:table-cell>
          <table:table-cell office:value-type="float" office:value="-4.34945156286E-017" calcext:value-type="float">
            <text:p>-4.34945156286E-17</text:p>
          </table:table-cell>
          <table:table-cell office:value-type="float" office:value="11.702855558" calcext:value-type="float">
            <text:p>11.702855558</text:p>
          </table:table-cell>
          <table:table-cell office:value-type="float" office:value="7.9166770805" calcext:value-type="float">
            <text:p>7.9166770805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1.7028555664" calcext:value-type="float">
            <text:p>11.7028555664</text:p>
          </table:table-cell>
          <table:table-cell office:value-type="float" office:value="-3.76927235189E-017" calcext:value-type="float">
            <text:p>-3.76927235189E-17</text:p>
          </table:table-cell>
          <table:table-cell office:value-type="float" office:value="11.7028555664" calcext:value-type="float">
            <text:p>11.7028555664</text:p>
          </table:table-cell>
          <table:table-cell office:value-type="float" office:value="8.11096613095" calcext:value-type="float">
            <text:p>8.110966131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1.70283607" calcext:value-type="float">
            <text:p>11.70283607</text:p>
          </table:table-cell>
          <table:table-cell office:value-type="float" office:value="0.000165257457398" calcext:value-type="float">
            <text:p>0.0001652575</text:p>
          </table:table-cell>
          <table:table-cell office:value-type="float" office:value="11.7026708125" calcext:value-type="float">
            <text:p>11.7026708125</text:p>
          </table:table-cell>
          <table:table-cell office:value-type="float" office:value="8.31002337325" calcext:value-type="float">
            <text:p>8.3100233733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1.7027747063" calcext:value-type="float">
            <text:p>11.7027747063</text:p>
          </table:table-cell>
          <table:table-cell office:value-type="float" office:value="0.0015788906997" calcext:value-type="float">
            <text:p>0.0015788907</text:p>
          </table:table-cell>
          <table:table-cell office:value-type="float" office:value="11.7011958156" calcext:value-type="float">
            <text:p>11.7011958156</text:p>
          </table:table-cell>
          <table:table-cell office:value-type="float" office:value="8.51396582713" calcext:value-type="float">
            <text:p>8.5139658271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11.7026910334" calcext:value-type="float">
            <text:p>11.7026910334</text:p>
          </table:table-cell>
          <table:table-cell office:value-type="float" office:value="0.00520228430153" calcext:value-type="float">
            <text:p>0.0052022843</text:p>
          </table:table-cell>
          <table:table-cell office:value-type="float" office:value="11.6974887491" calcext:value-type="float">
            <text:p>11.6974887491</text:p>
          </table:table-cell>
          <table:table-cell office:value-type="float" office:value="8.72291338421" calcext:value-type="float">
            <text:p>8.7229133842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1.7026008356" calcext:value-type="float">
            <text:p>11.7026008356</text:p>
          </table:table-cell>
          <table:table-cell office:value-type="float" office:value="0.0114601767632" calcext:value-type="float">
            <text:p>0.0114601768</text:p>
          </table:table-cell>
          <table:table-cell office:value-type="float" office:value="11.6911406589" calcext:value-type="float">
            <text:p>11.6911406589</text:p>
          </table:table-cell>
          <table:table-cell office:value-type="float" office:value="8.93698887843" calcext:value-type="float">
            <text:p>8.9369888784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11.7025158364" calcext:value-type="float">
            <text:p>11.7025158364</text:p>
          </table:table-cell>
          <table:table-cell office:value-type="float" office:value="0.0203675667828" calcext:value-type="float">
            <text:p>0.0203675668</text:p>
          </table:table-cell>
          <table:table-cell office:value-type="float" office:value="11.6821482696" calcext:value-type="float">
            <text:p>11.6821482696</text:p>
          </table:table-cell>
          <table:table-cell office:value-type="float" office:value="9.1563181583" calcext:value-type="float">
            <text:p>9.156318158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1.7024442382" calcext:value-type="float">
            <text:p>11.7024442382</text:p>
          </table:table-cell>
          <table:table-cell office:value-type="float" office:value="0.0316419129967" calcext:value-type="float">
            <text:p>0.031641913</text:p>
          </table:table-cell>
          <table:table-cell office:value-type="float" office:value="11.6708023252" calcext:value-type="float">
            <text:p>11.6708023252</text:p>
          </table:table-cell>
          <table:table-cell office:value-type="float" office:value="9.38103016089" calcext:value-type="float">
            <text:p>9.3810301609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11.7023912657" calcext:value-type="float">
            <text:p>11.7023912657</text:p>
          </table:table-cell>
          <table:table-cell office:value-type="float" office:value="0.0448000081404" calcext:value-type="float">
            <text:p>0.0448000081</text:p>
          </table:table-cell>
          <table:table-cell office:value-type="float" office:value="11.6575912575" calcext:value-type="float">
            <text:p>11.6575912575</text:p>
          </table:table-cell>
          <table:table-cell office:value-type="float" office:value="9.61125698758" calcext:value-type="float">
            <text:p>9.6112569876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1.7023595923" calcext:value-type="float">
            <text:p>11.7023595923</text:p>
          </table:table-cell>
          <table:table-cell office:value-type="float" office:value="0.0592404138453" calcext:value-type="float">
            <text:p>0.0592404138</text:p>
          </table:table-cell>
          <table:table-cell office:value-type="float" office:value="11.6431191784" calcext:value-type="float">
            <text:p>11.6431191784</text:p>
          </table:table-cell>
          <table:table-cell office:value-type="float" office:value="9.84713398178" calcext:value-type="float">
            <text:p>9.8471339818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1.7023498227" calcext:value-type="float">
            <text:p>11.7023498227</text:p>
          </table:table-cell>
          <table:table-cell office:value-type="float" office:value="0.0743123796357" calcext:value-type="float">
            <text:p>0.0743123796</text:p>
          </table:table-cell>
          <table:table-cell office:value-type="float" office:value="11.628037443" calcext:value-type="float">
            <text:p>11.628037443</text:p>
          </table:table-cell>
          <table:table-cell office:value-type="float" office:value="10.0887998084" calcext:value-type="float">
            <text:p>10.0887998084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1.7023608894" calcext:value-type="float">
            <text:p>11.7023608894</text:p>
          </table:table-cell>
          <table:table-cell office:value-type="float" office:value="0.0893721252966" calcext:value-type="float">
            <text:p>0.0893721253</text:p>
          </table:table-cell>
          <table:table-cell office:value-type="float" office:value="11.6129887641" calcext:value-type="float">
            <text:p>11.6129887641</text:p>
          </table:table-cell>
          <table:table-cell office:value-type="float" office:value="10.3363965356" calcext:value-type="float">
            <text:p>10.3363965356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1.7023904128" calcext:value-type="float">
            <text:p>11.7023904128</text:p>
          </table:table-cell>
          <table:table-cell office:value-type="float" office:value="0.103827403731" calcext:value-type="float">
            <text:p>0.1038274037</text:p>
          </table:table-cell>
          <table:table-cell office:value-type="float" office:value="11.5985630091" calcext:value-type="float">
            <text:p>11.5985630091</text:p>
          </table:table-cell>
          <table:table-cell office:value-type="float" office:value="10.5900697178" calcext:value-type="float">
            <text:p>10.5900697178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1.7024350772" calcext:value-type="float">
            <text:p>11.7024350772</text:p>
          </table:table-cell>
          <table:table-cell office:value-type="float" office:value="0.117171245311" calcext:value-type="float">
            <text:p>0.1171712453</text:p>
          </table:table-cell>
          <table:table-cell office:value-type="float" office:value="11.5852638319" calcext:value-type="float">
            <text:p>11.5852638319</text:p>
          </table:table-cell>
          <table:table-cell office:value-type="float" office:value="10.849968482" calcext:value-type="float">
            <text:p>10.849968482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11.7024909316" calcext:value-type="float">
            <text:p>11.7024909316</text:p>
          </table:table-cell>
          <table:table-cell office:value-type="float" office:value="0.129005775004" calcext:value-type="float">
            <text:p>0.129005775</text:p>
          </table:table-cell>
          <table:table-cell office:value-type="float" office:value="11.5734851566" calcext:value-type="float">
            <text:p>11.5734851566</text:p>
          </table:table-cell>
          <table:table-cell office:value-type="float" office:value="11.1162456148" calcext:value-type="float">
            <text:p>11.1162456148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1.7025536768" calcext:value-type="float">
            <text:p>11.7025536768</text:p>
          </table:table-cell>
          <table:table-cell office:value-type="float" office:value="0.139057015784" calcext:value-type="float">
            <text:p>0.1390570158</text:p>
          </table:table-cell>
          <table:table-cell office:value-type="float" office:value="11.563496661" calcext:value-type="float">
            <text:p>11.563496661</text:p>
          </table:table-cell>
          <table:table-cell office:value-type="float" office:value="11.3890576523" calcext:value-type="float">
            <text:p>11.3890576523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11.7026189272" calcext:value-type="float">
            <text:p>11.7026189272</text:p>
          </table:table-cell>
          <table:table-cell office:value-type="float" office:value="0.147181568146" calcext:value-type="float">
            <text:p>0.1471815681</text:p>
          </table:table-cell>
          <table:table-cell office:value-type="float" office:value="11.555437359" calcext:value-type="float">
            <text:p>11.555437359</text:p>
          </table:table-cell>
          <table:table-cell office:value-type="float" office:value="11.6685649727" calcext:value-type="float">
            <text:p>11.6685649727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1.7026824229" calcext:value-type="float">
            <text:p>11.7026824229</text:p>
          </table:table-cell>
          <table:table-cell office:value-type="float" office:value="0.153366079894" calcext:value-type="float">
            <text:p>0.1533660799</text:p>
          </table:table-cell>
          <table:table-cell office:value-type="float" office:value="11.549316343" calcext:value-type="float">
            <text:p>11.549316343</text:p>
          </table:table-cell>
          <table:table-cell office:value-type="float" office:value="11.9549318897" calcext:value-type="float">
            <text:p>11.9549318897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11.7027402387" calcext:value-type="float">
            <text:p>11.7027402387</text:p>
          </table:table-cell>
          <table:table-cell office:value-type="float" office:value="0.157720413171" calcext:value-type="float">
            <text:p>0.1577204132</text:p>
          </table:table-cell>
          <table:table-cell office:value-type="float" office:value="11.5450198255" calcext:value-type="float">
            <text:p>11.5450198255</text:p>
          </table:table-cell>
          <table:table-cell office:value-type="float" office:value="12.2483267499" calcext:value-type="float">
            <text:p>12.2483267499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1.7027889399" calcext:value-type="float">
            <text:p>11.7027889399</text:p>
          </table:table-cell>
          <table:table-cell office:value-type="float" office:value="0.160465363473" calcext:value-type="float">
            <text:p>0.1604653635</text:p>
          </table:table-cell>
          <table:table-cell office:value-type="float" office:value="11.5423235764" calcext:value-type="float">
            <text:p>11.5423235764</text:p>
          </table:table-cell>
          <table:table-cell office:value-type="float" office:value="12.5489220311" calcext:value-type="float">
            <text:p>12.5489220311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11.7028257286" calcext:value-type="float">
            <text:p>11.7028257286</text:p>
          </table:table-cell>
          <table:table-cell office:value-type="float" office:value="0.161915905606" calcext:value-type="float">
            <text:p>0.1619159056</text:p>
          </table:table-cell>
          <table:table-cell office:value-type="float" office:value="11.5409098229" calcext:value-type="float">
            <text:p>11.5409098229</text:p>
          </table:table-cell>
          <table:table-cell office:value-type="float" office:value="12.8568944444" calcext:value-type="float">
            <text:p>12.8568944444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1.7028485328" calcext:value-type="float">
            <text:p>11.7028485328</text:p>
          </table:table-cell>
          <table:table-cell office:value-type="float" office:value="0.162460830347" calcext:value-type="float">
            <text:p>0.1624608303</text:p>
          </table:table-cell>
          <table:table-cell office:value-type="float" office:value="11.5403877024" calcext:value-type="float">
            <text:p>11.5403877024</text:p>
          </table:table-cell>
          <table:table-cell office:value-type="float" office:value="13.1724250374" calcext:value-type="float">
            <text:p>13.1724250374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1.7028773579" calcext:value-type="float">
            <text:p>11.7028773579</text:p>
          </table:table-cell>
          <table:table-cell office:value-type="float" office:value="0.162556308905" calcext:value-type="float">
            <text:p>0.1625563089</text:p>
          </table:table-cell>
          <table:table-cell office:value-type="float" office:value="11.540321049" calcext:value-type="float">
            <text:p>11.540321049</text:p>
          </table:table-cell>
          <table:table-cell office:value-type="float" office:value="13.4956993009" calcext:value-type="float">
            <text:p>13.4956993009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3.7112461212" calcext:value-type="float">
            <text:p>13.7112461212</text:p>
          </table:table-cell>
          <table:table-cell office:value-type="float" office:value="0.0895787467296" calcext:value-type="float">
            <text:p>0.0895787467</text:p>
          </table:table-cell>
          <table:table-cell office:value-type="float" office:value="13.6216673744" calcext:value-type="float">
            <text:p>13.6216673744</text:p>
          </table:table-cell>
          <table:table-cell office:value-type="float" office:value="13.8269072781" calcext:value-type="float">
            <text:p>13.8269072781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3.7124840284" calcext:value-type="float">
            <text:p>13.7124840284</text:p>
          </table:table-cell>
          <table:table-cell office:value-type="float" office:value="0.0947139351422" calcext:value-type="float">
            <text:p>0.0947139351</text:p>
          </table:table-cell>
          <table:table-cell office:value-type="float" office:value="13.6177700932" calcext:value-type="float">
            <text:p>13.6177700932</text:p>
          </table:table-cell>
          <table:table-cell office:value-type="float" office:value="14.1662436763" calcext:value-type="float">
            <text:p>14.1662436763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3.7142966742" calcext:value-type="float">
            <text:p>13.7142966742</text:p>
          </table:table-cell>
          <table:table-cell office:value-type="float" office:value="0.107454761008" calcext:value-type="float">
            <text:p>0.107454761</text:p>
          </table:table-cell>
          <table:table-cell office:value-type="float" office:value="13.6068419132" calcext:value-type="float">
            <text:p>13.6068419132</text:p>
          </table:table-cell>
          <table:table-cell office:value-type="float" office:value="14.5139079809" calcext:value-type="float">
            <text:p>14.5139079809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3.7163216733" calcext:value-type="float">
            <text:p>13.7163216733</text:p>
          </table:table-cell>
          <table:table-cell office:value-type="float" office:value="0.129512156075" calcext:value-type="float">
            <text:p>0.1295121561</text:p>
          </table:table-cell>
          <table:table-cell office:value-type="float" office:value="13.5868095172" calcext:value-type="float">
            <text:p>13.5868095172</text:p>
          </table:table-cell>
          <table:table-cell office:value-type="float" office:value="14.8701045734" calcext:value-type="float">
            <text:p>14.8701045734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3.7181200284" calcext:value-type="float">
            <text:p>13.7181200284</text:p>
          </table:table-cell>
          <table:table-cell office:value-type="float" office:value="0.160509601649" calcext:value-type="float">
            <text:p>0.1605096016</text:p>
          </table:table-cell>
          <table:table-cell office:value-type="float" office:value="13.5576104267" calcext:value-type="float">
            <text:p>13.5576104267</text:p>
          </table:table-cell>
          <table:table-cell office:value-type="float" office:value="15.235042851" calcext:value-type="float">
            <text:p>15.235042851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3.7192430659" calcext:value-type="float">
            <text:p>13.7192430659</text:p>
          </table:table-cell>
          <table:table-cell office:value-type="float" office:value="0.197815313352" calcext:value-type="float">
            <text:p>0.1978153134</text:p>
          </table:table-cell>
          <table:table-cell office:value-type="float" office:value="13.5214277526" calcext:value-type="float">
            <text:p>13.5214277526</text:p>
          </table:table-cell>
          <table:table-cell office:value-type="float" office:value="15.6089373497" calcext:value-type="float">
            <text:p>15.6089373497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3.7193177657" calcext:value-type="float">
            <text:p>13.7193177657</text:p>
          </table:table-cell>
          <table:table-cell office:value-type="float" office:value="0.236814159024" calcext:value-type="float">
            <text:p>0.236814159</text:p>
          </table:table-cell>
          <table:table-cell office:value-type="float" office:value="13.4825036067" calcext:value-type="float">
            <text:p>13.4825036067</text:p>
          </table:table-cell>
          <table:table-cell office:value-type="float" office:value="15.992007871" calcext:value-type="float">
            <text:p>15.992007871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3.7181586272" calcext:value-type="float">
            <text:p>13.7181586272</text:p>
          </table:table-cell>
          <table:table-cell office:value-type="float" office:value="0.271733244291" calcext:value-type="float">
            <text:p>0.2717332443</text:p>
          </table:table-cell>
          <table:table-cell office:value-type="float" office:value="13.4464253829" calcext:value-type="float">
            <text:p>13.4464253829</text:p>
          </table:table-cell>
          <table:table-cell office:value-type="float" office:value="16.3844796104" calcext:value-type="float">
            <text:p>16.3844796104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3.715886994" calcext:value-type="float">
            <text:p>13.715886994</text:p>
          </table:table-cell>
          <table:table-cell office:value-type="float" office:value="0.297124755042" calcext:value-type="float">
            <text:p>0.297124755</text:p>
          </table:table-cell>
          <table:table-cell office:value-type="float" office:value="13.418762239" calcext:value-type="float">
            <text:p>13.418762239</text:p>
          </table:table-cell>
          <table:table-cell office:value-type="float" office:value="16.7865832902" calcext:value-type="float">
            <text:p>16.7865832902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3.7130795093" calcext:value-type="float">
            <text:p>13.7130795093</text:p>
          </table:table-cell>
          <table:table-cell office:value-type="float" office:value="0.310123465442" calcext:value-type="float">
            <text:p>0.3101234654</text:p>
          </table:table-cell>
          <table:table-cell office:value-type="float" office:value="13.4029560438" calcext:value-type="float">
            <text:p>13.4029560438</text:p>
          </table:table-cell>
          <table:table-cell office:value-type="float" office:value="17.198555295" calcext:value-type="float">
            <text:p>17.198555295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3.7109383338" calcext:value-type="float">
            <text:p>13.7109383338</text:p>
          </table:table-cell>
          <table:table-cell office:value-type="float" office:value="0.313583494154" calcext:value-type="float">
            <text:p>0.3135834942</text:p>
          </table:table-cell>
          <table:table-cell office:value-type="float" office:value="13.3973548397" calcext:value-type="float">
            <text:p>13.3973548397</text:p>
          </table:table-cell>
          <table:table-cell office:value-type="float" office:value="17.6206378106" calcext:value-type="float">
            <text:p>17.6206378106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13.7106745059" calcext:value-type="float">
            <text:p>13.7106745059</text:p>
          </table:table-cell>
          <table:table-cell office:value-type="float" office:value="0.317113549751" calcext:value-type="float">
            <text:p>0.3171135498</text:p>
          </table:table-cell>
          <table:table-cell office:value-type="float" office:value="13.3935609561" calcext:value-type="float">
            <text:p>13.3935609561</text:p>
          </table:table-cell>
          <table:table-cell office:value-type="float" office:value="18.0530789666" calcext:value-type="float">
            <text:p>18.0530789666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3.7106680459" calcext:value-type="float">
            <text:p>13.7106680459</text:p>
          </table:table-cell>
          <table:table-cell office:value-type="float" office:value="0.321303948736" calcext:value-type="float">
            <text:p>0.3213039487</text:p>
          </table:table-cell>
          <table:table-cell office:value-type="float" office:value="13.3893640971" calcext:value-type="float">
            <text:p>13.3893640971</text:p>
          </table:table-cell>
          <table:table-cell office:value-type="float" office:value="18.4961329821" calcext:value-type="float">
            <text:p>18.4961329821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13.7106635641" calcext:value-type="float">
            <text:p>13.7106635641</text:p>
          </table:table-cell>
          <table:table-cell office:value-type="float" office:value="0.325626558881" calcext:value-type="float">
            <text:p>0.3256265589</text:p>
          </table:table-cell>
          <table:table-cell office:value-type="float" office:value="13.3850370052" calcext:value-type="float">
            <text:p>13.3850370052</text:p>
          </table:table-cell>
          <table:table-cell office:value-type="float" office:value="18.9500603152" calcext:value-type="float">
            <text:p>18.9500603152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.7106611085" calcext:value-type="float">
            <text:p>13.7106611085</text:p>
          </table:table-cell>
          <table:table-cell office:value-type="float" office:value="0.330023474854" calcext:value-type="float">
            <text:p>0.3300234749</text:p>
          </table:table-cell>
          <table:table-cell office:value-type="float" office:value="13.3806376337" calcext:value-type="float">
            <text:p>13.3806376337</text:p>
          </table:table-cell>
          <table:table-cell office:value-type="float" office:value="19.415127816" calcext:value-type="float">
            <text:p>19.415127816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13.7106605592" calcext:value-type="float">
            <text:p>13.7106605592</text:p>
          </table:table-cell>
          <table:table-cell office:value-type="float" office:value="0.334437713513" calcext:value-type="float">
            <text:p>0.3344377135</text:p>
          </table:table-cell>
          <table:table-cell office:value-type="float" office:value="13.3762228457" calcext:value-type="float">
            <text:p>13.3762228457</text:p>
          </table:table-cell>
          <table:table-cell office:value-type="float" office:value="19.8916088837" calcext:value-type="float">
            <text:p>19.8916088837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3.7106618125" calcext:value-type="float">
            <text:p>13.7106618125</text:p>
          </table:table-cell>
          <table:table-cell office:value-type="float" office:value="0.338814488939" calcext:value-type="float">
            <text:p>0.3388144889</text:p>
          </table:table-cell>
          <table:table-cell office:value-type="float" office:value="13.3718473236" calcext:value-type="float">
            <text:p>13.3718473236</text:p>
          </table:table-cell>
          <table:table-cell office:value-type="float" office:value="20.3797836271" calcext:value-type="float">
            <text:p>20.3797836271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13.7106647237" calcext:value-type="float">
            <text:p>13.7106647237</text:p>
          </table:table-cell>
          <table:table-cell office:value-type="float" office:value="0.343102239528" calcext:value-type="float">
            <text:p>0.3431022395</text:p>
          </table:table-cell>
          <table:table-cell office:value-type="float" office:value="13.3675624841" calcext:value-type="float">
            <text:p>13.3675624841</text:p>
          </table:table-cell>
          <table:table-cell office:value-type="float" office:value="20.8799390293" calcext:value-type="float">
            <text:p>20.8799390293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3.7106691545" calcext:value-type="float">
            <text:p>13.7106691545</text:p>
          </table:table-cell>
          <table:table-cell office:value-type="float" office:value="0.347253473096" calcext:value-type="float">
            <text:p>0.3472534731</text:p>
          </table:table-cell>
          <table:table-cell office:value-type="float" office:value="13.3634156814" calcext:value-type="float">
            <text:p>13.3634156814</text:p>
          </table:table-cell>
          <table:table-cell office:value-type="float" office:value="21.3923691166" calcext:value-type="float">
            <text:p>21.3923691166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3.7106748533" calcext:value-type="float">
            <text:p>13.7106748533</text:p>
          </table:table-cell>
          <table:table-cell office:value-type="float" office:value="0.351225537575" calcext:value-type="float">
            <text:p>0.3512255376</text:p>
          </table:table-cell>
          <table:table-cell office:value-type="float" office:value="13.3594493158" calcext:value-type="float">
            <text:p>13.3594493158</text:p>
          </table:table-cell>
          <table:table-cell office:value-type="float" office:value="21.9173751311" calcext:value-type="float">
            <text:p>21.9173751311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3.7106814767" calcext:value-type="float">
            <text:p>13.7106814767</text:p>
          </table:table-cell>
          <table:table-cell office:value-type="float" office:value="0.354981727199" calcext:value-type="float">
            <text:p>0.3549817272</text:p>
          </table:table-cell>
          <table:table-cell office:value-type="float" office:value="13.3556997495" calcext:value-type="float">
            <text:p>13.3556997495</text:p>
          </table:table-cell>
          <table:table-cell office:value-type="float" office:value="22.4552657081" calcext:value-type="float">
            <text:p>22.4552657081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13.7106894494" calcext:value-type="float">
            <text:p>13.7106894494</text:p>
          </table:table-cell>
          <table:table-cell office:value-type="float" office:value="0.358488713588" calcext:value-type="float">
            <text:p>0.3584887136</text:p>
          </table:table-cell>
          <table:table-cell office:value-type="float" office:value="13.3522007358" calcext:value-type="float">
            <text:p>13.3522007358</text:p>
          </table:table-cell>
          <table:table-cell office:value-type="float" office:value="23.0063570571" calcext:value-type="float">
            <text:p>23.0063570571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3.7106978172" calcext:value-type="float">
            <text:p>13.7106978172</text:p>
          </table:table-cell>
          <table:table-cell office:value-type="float" office:value="0.36172286002" calcext:value-type="float">
            <text:p>0.36172286</text:p>
          </table:table-cell>
          <table:table-cell office:value-type="float" office:value="13.3489749572" calcext:value-type="float">
            <text:p>13.3489749572</text:p>
          </table:table-cell>
          <table:table-cell office:value-type="float" office:value="23.5709731481" calcext:value-type="float">
            <text:p>23.5709731481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13.7107067416" calcext:value-type="float">
            <text:p>13.7107067416</text:p>
          </table:table-cell>
          <table:table-cell office:value-type="float" office:value="0.364664777168" calcext:value-type="float">
            <text:p>0.3646647772</text:p>
          </table:table-cell>
          <table:table-cell office:value-type="float" office:value="13.3460419645" calcext:value-type="float">
            <text:p>13.3460419645</text:p>
          </table:table-cell>
          <table:table-cell office:value-type="float" office:value="24.1494459018" calcext:value-type="float">
            <text:p>24.149445901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2.1510134983" calcext:value-type="float">
            <text:p>22.1510134983</text:p>
          </table:table-cell>
          <table:table-cell office:value-type="float" office:value="0.740865872676" calcext:value-type="float">
            <text:p>0.7408658727</text:p>
          </table:table-cell>
          <table:table-cell office:value-type="float" office:value="21.4101476257" calcext:value-type="float">
            <text:p>21.4101476257</text:p>
          </table:table-cell>
          <table:table-cell office:value-type="float" office:value="24.7421153849" calcext:value-type="float">
            <text:p>24.7421153849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22.1506695297" calcext:value-type="float">
            <text:p>22.1506695297</text:p>
          </table:table-cell>
          <table:table-cell office:value-type="float" office:value="0.753519664787" calcext:value-type="float">
            <text:p>0.7535196648</text:p>
          </table:table-cell>
          <table:table-cell office:value-type="float" office:value="21.3971498649" calcext:value-type="float">
            <text:p>21.3971498649</text:p>
          </table:table-cell>
          <table:table-cell office:value-type="float" office:value="25.3493300099" calcext:value-type="float">
            <text:p>25.3493300099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22.1500692256" calcext:value-type="float">
            <text:p>22.1500692256</text:p>
          </table:table-cell>
          <table:table-cell office:value-type="float" office:value="0.763971645643" calcext:value-type="float">
            <text:p>0.7639716456</text:p>
          </table:table-cell>
          <table:table-cell office:value-type="float" office:value="21.3860975799" calcext:value-type="float">
            <text:p>21.3860975799</text:p>
          </table:table-cell>
          <table:table-cell office:value-type="float" office:value="25.9714467398" calcext:value-type="float">
            <text:p>25.9714467398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22.1495885912" calcext:value-type="float">
            <text:p>22.1495885912</text:p>
          </table:table-cell>
          <table:table-cell office:value-type="float" office:value="0.772021922154" calcext:value-type="float">
            <text:p>0.7720219222</text:p>
          </table:table-cell>
          <table:table-cell office:value-type="float" office:value="21.377566669" calcext:value-type="float">
            <text:p>21.377566669</text:p>
          </table:table-cell>
          <table:table-cell office:value-type="float" office:value="26.6088312983" calcext:value-type="float">
            <text:p>26.6088312983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22.1491985027" calcext:value-type="float">
            <text:p>22.1491985027</text:p>
          </table:table-cell>
          <table:table-cell office:value-type="float" office:value="0.777794220374" calcext:value-type="float">
            <text:p>0.7777942204</text:p>
          </table:table-cell>
          <table:table-cell office:value-type="float" office:value="21.3714042823" calcext:value-type="float">
            <text:p>21.3714042823</text:p>
          </table:table-cell>
          <table:table-cell office:value-type="float" office:value="27.2618583846" calcext:value-type="float">
            <text:p>27.2618583846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22.1488966454" calcext:value-type="float">
            <text:p>22.1488966454</text:p>
          </table:table-cell>
          <table:table-cell office:value-type="float" office:value="0.781523138131" calcext:value-type="float">
            <text:p>0.7815231381</text:p>
          </table:table-cell>
          <table:table-cell office:value-type="float" office:value="21.3673735073" calcext:value-type="float">
            <text:p>21.3673735073</text:p>
          </table:table-cell>
          <table:table-cell office:value-type="float" office:value="27.9309118934" calcext:value-type="float">
            <text:p>27.9309118934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22.1486856604" calcext:value-type="float">
            <text:p>22.1486856604</text:p>
          </table:table-cell>
          <table:table-cell office:value-type="float" office:value="0.78352471174" calcext:value-type="float">
            <text:p>0.7835247117</text:p>
          </table:table-cell>
          <table:table-cell office:value-type="float" office:value="21.3651609487" calcext:value-type="float">
            <text:p>21.3651609487</text:p>
          </table:table-cell>
          <table:table-cell office:value-type="float" office:value="28.6163851412" calcext:value-type="float">
            <text:p>28.6163851412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22.1487117874" calcext:value-type="float">
            <text:p>22.1487117874</text:p>
          </table:table-cell>
          <table:table-cell office:value-type="float" office:value="0.78406950392" calcext:value-type="float">
            <text:p>0.7840695039</text:p>
          </table:table-cell>
          <table:table-cell office:value-type="float" office:value="21.3646422835" calcext:value-type="float">
            <text:p>21.3646422835</text:p>
          </table:table-cell>
          <table:table-cell office:value-type="float" office:value="29.3186810969" calcext:value-type="float">
            <text:p>29.3186810969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2.1549468999" calcext:value-type="float">
            <text:p>22.1549468999</text:p>
          </table:table-cell>
          <table:table-cell office:value-type="float" office:value="0.791551563164" calcext:value-type="float">
            <text:p>0.7915515632</text:p>
          </table:table-cell>
          <table:table-cell office:value-type="float" office:value="21.3633953367" calcext:value-type="float">
            <text:p>21.3633953367</text:p>
          </table:table-cell>
          <table:table-cell office:value-type="float" office:value="30.0382126192" calcext:value-type="float">
            <text:p>30.0382126192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22.1667845326" calcext:value-type="float">
            <text:p>22.1667845326</text:p>
          </table:table-cell>
          <table:table-cell office:value-type="float" office:value="0.842829408754" calcext:value-type="float">
            <text:p>0.8428294088</text:p>
          </table:table-cell>
          <table:table-cell office:value-type="float" office:value="21.3239551239" calcext:value-type="float">
            <text:p>21.3239551239</text:p>
          </table:table-cell>
          <table:table-cell office:value-type="float" office:value="30.7754026987" calcext:value-type="float">
            <text:p>30.7754026987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2.1761383169" calcext:value-type="float">
            <text:p>22.1761383169</text:p>
          </table:table-cell>
          <table:table-cell office:value-type="float" office:value="0.950896676991" calcext:value-type="float">
            <text:p>0.950896677</text:p>
          </table:table-cell>
          <table:table-cell office:value-type="float" office:value="21.2252416399" calcext:value-type="float">
            <text:p>21.2252416399</text:p>
          </table:table-cell>
          <table:table-cell office:value-type="float" office:value="31.5306847074" calcext:value-type="float">
            <text:p>31.5306847074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22.1747466448" calcext:value-type="float">
            <text:p>22.1747466448</text:p>
          </table:table-cell>
          <table:table-cell office:value-type="float" office:value="1.08234521165" calcext:value-type="float">
            <text:p>1.0823452117</text:p>
          </table:table-cell>
          <table:table-cell office:value-type="float" office:value="21.0924014331" calcext:value-type="float">
            <text:p>21.0924014331</text:p>
          </table:table-cell>
          <table:table-cell office:value-type="float" office:value="32.3045026527" calcext:value-type="float">
            <text:p>32.3045026527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2.1608209998" calcext:value-type="float">
            <text:p>22.1608209998</text:p>
          </table:table-cell>
          <table:table-cell office:value-type="float" office:value="1.17298026234" calcext:value-type="float">
            <text:p>1.1729802623</text:p>
          </table:table-cell>
          <table:table-cell office:value-type="float" office:value="20.9878407374" calcext:value-type="float">
            <text:p>20.9878407374</text:p>
          </table:table-cell>
          <table:table-cell office:value-type="float" office:value="33.0973114388" calcext:value-type="float">
            <text:p>33.0973114388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22.1481576639" calcext:value-type="float">
            <text:p>22.1481576639</text:p>
          </table:table-cell>
          <table:table-cell office:value-type="float" office:value="1.19021472157" calcext:value-type="float">
            <text:p>1.1902147216</text:p>
          </table:table-cell>
          <table:table-cell office:value-type="float" office:value="20.9579429424" calcext:value-type="float">
            <text:p>20.9579429424</text:p>
          </table:table-cell>
          <table:table-cell office:value-type="float" office:value="33.9095771339" calcext:value-type="float">
            <text:p>33.9095771339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2.1480653597" calcext:value-type="float">
            <text:p>22.1480653597</text:p>
          </table:table-cell>
          <table:table-cell office:value-type="float" office:value="1.19039968572" calcext:value-type="float">
            <text:p>1.1903996857</text:p>
          </table:table-cell>
          <table:table-cell office:value-type="float" office:value="20.9576656739" calcext:value-type="float">
            <text:p>20.9576656739</text:p>
          </table:table-cell>
          <table:table-cell office:value-type="float" office:value="34.7417772446" calcext:value-type="float">
            <text:p>34.7417772446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22.1480040643" calcext:value-type="float">
            <text:p>22.1480040643</text:p>
          </table:table-cell>
          <table:table-cell office:value-type="float" office:value="1.19046271056" calcext:value-type="float">
            <text:p>1.1904627106</text:p>
          </table:table-cell>
          <table:table-cell office:value-type="float" office:value="20.9575413537" calcext:value-type="float">
            <text:p>20.9575413537</text:p>
          </table:table-cell>
          <table:table-cell office:value-type="float" office:value="35.5944009961" calcext:value-type="float">
            <text:p>35.5944009961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2.1479454775" calcext:value-type="float">
            <text:p>22.1479454775</text:p>
          </table:table-cell>
          <table:table-cell office:value-type="float" office:value="1.19046779855" calcext:value-type="float">
            <text:p>1.1904677986</text:p>
          </table:table-cell>
          <table:table-cell office:value-type="float" office:value="20.9574776789" calcext:value-type="float">
            <text:p>20.9574776789</text:p>
          </table:table-cell>
          <table:table-cell office:value-type="float" office:value="36.4679496201" calcext:value-type="float">
            <text:p>36.4679496201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22.1478889899" calcext:value-type="float">
            <text:p>22.1478889899</text:p>
          </table:table-cell>
          <table:table-cell office:value-type="float" office:value="1.19042455559" calcext:value-type="float">
            <text:p>1.1904245556</text:p>
          </table:table-cell>
          <table:table-cell office:value-type="float" office:value="20.9574644343" calcext:value-type="float">
            <text:p>20.9574644343</text:p>
          </table:table-cell>
          <table:table-cell office:value-type="float" office:value="37.3629366496" calcext:value-type="float">
            <text:p>37.3629366496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2.1478353446" calcext:value-type="float">
            <text:p>22.1478353446</text:p>
          </table:table-cell>
          <table:table-cell office:value-type="float" office:value="1.19036140189" calcext:value-type="float">
            <text:p>1.1903614019</text:p>
          </table:table-cell>
          <table:table-cell office:value-type="float" office:value="20.9574739427" calcext:value-type="float">
            <text:p>20.9574739427</text:p>
          </table:table-cell>
          <table:table-cell office:value-type="float" office:value="38.2798882203" calcext:value-type="float">
            <text:p>38.2798882203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22.1477852799" calcext:value-type="float">
            <text:p>22.1477852799</text:p>
          </table:table-cell>
          <table:table-cell office:value-type="float" office:value="1.19030129288" calcext:value-type="float">
            <text:p>1.1903012929</text:p>
          </table:table-cell>
          <table:table-cell office:value-type="float" office:value="20.957483987" calcext:value-type="float">
            <text:p>20.957483987</text:p>
          </table:table-cell>
          <table:table-cell office:value-type="float" office:value="39.2193433803" calcext:value-type="float">
            <text:p>39.219343380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2.1477397012" calcext:value-type="float">
            <text:p>22.1477397012</text:p>
          </table:table-cell>
          <table:table-cell office:value-type="float" office:value="1.19025804057" calcext:value-type="float">
            <text:p>1.1902580406</text:p>
          </table:table-cell>
          <table:table-cell office:value-type="float" office:value="20.9574816606" calcext:value-type="float">
            <text:p>20.9574816606</text:p>
          </table:table-cell>
          <table:table-cell office:value-type="float" office:value="40.181854407" calcext:value-type="float">
            <text:p>40.181854407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22.1475600864" calcext:value-type="float">
            <text:p>22.1475600864</text:p>
          </table:table-cell>
          <table:table-cell office:value-type="float" office:value="1.1909781158" calcext:value-type="float">
            <text:p>1.1909781158</text:p>
          </table:table-cell>
          <table:table-cell office:value-type="float" office:value="20.9565819706" calcext:value-type="float">
            <text:p>20.9565819706</text:p>
          </table:table-cell>
          <table:table-cell office:value-type="float" office:value="41.1679871315" calcext:value-type="float">
            <text:p>41.1679871315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2.1473905193" calcext:value-type="float">
            <text:p>22.1473905193</text:p>
          </table:table-cell>
          <table:table-cell office:value-type="float" office:value="1.19315825358" calcext:value-type="float">
            <text:p>1.1931582536</text:p>
          </table:table-cell>
          <table:table-cell office:value-type="float" office:value="20.9542322657" calcext:value-type="float">
            <text:p>20.9542322657</text:p>
          </table:table-cell>
          <table:table-cell office:value-type="float" office:value="42.1783212714" calcext:value-type="float">
            <text:p>42.1783212714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22.147261738" calcext:value-type="float">
            <text:p>22.147261738</text:p>
          </table:table-cell>
          <table:table-cell office:value-type="float" office:value="1.19658143307" calcext:value-type="float">
            <text:p>1.1965814331</text:p>
          </table:table-cell>
          <table:table-cell office:value-type="float" office:value="20.9506803049" calcext:value-type="float">
            <text:p>20.9506803049</text:p>
          </table:table-cell>
          <table:table-cell office:value-type="float" office:value="43.2134507715" calcext:value-type="float">
            <text:p>43.2134507715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2.1471553767" calcext:value-type="float">
            <text:p>22.1471553767</text:p>
          </table:table-cell>
          <table:table-cell office:value-type="float" office:value="1.20121279993" calcext:value-type="float">
            <text:p>1.2012127999</text:p>
          </table:table-cell>
          <table:table-cell office:value-type="float" office:value="20.9459425767" calcext:value-type="float">
            <text:p>20.9459425767</text:p>
          </table:table-cell>
          <table:table-cell office:value-type="float" office:value="44.2739841534" calcext:value-type="float">
            <text:p>44.2739841534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22.1470636273" calcext:value-type="float">
            <text:p>22.1470636273</text:p>
          </table:table-cell>
          <table:table-cell office:value-type="float" office:value="1.20699743873" calcext:value-type="float">
            <text:p>1.2069974387</text:p>
          </table:table-cell>
          <table:table-cell office:value-type="float" office:value="20.9400661886" calcext:value-type="float">
            <text:p>20.9400661886</text:p>
          </table:table-cell>
          <table:table-cell office:value-type="float" office:value="45.3605448724" calcext:value-type="float">
            <text:p>45.3605448724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41.6567995671" calcext:value-type="float">
            <text:p>41.6567995671</text:p>
          </table:table-cell>
          <table:table-cell office:value-type="float" office:value="2.77290626991" calcext:value-type="float">
            <text:p>2.7729062699</text:p>
          </table:table-cell>
          <table:table-cell office:value-type="float" office:value="38.8838932972" calcext:value-type="float">
            <text:p>38.8838932972</text:p>
          </table:table-cell>
          <table:table-cell office:value-type="float" office:value="46.4737716848" calcext:value-type="float">
            <text:p>46.4737716848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41.6565730351" calcext:value-type="float">
            <text:p>41.6565730351</text:p>
          </table:table-cell>
          <table:table-cell office:value-type="float" office:value="2.77364325569" calcext:value-type="float">
            <text:p>2.7736432557</text:p>
          </table:table-cell>
          <table:table-cell office:value-type="float" office:value="38.8829297794" calcext:value-type="float">
            <text:p>38.8829297794</text:p>
          </table:table-cell>
          <table:table-cell office:value-type="float" office:value="47.614319023" calcext:value-type="float">
            <text:p>47.614319023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41.6563654412" calcext:value-type="float">
            <text:p>41.6563654412</text:p>
          </table:table-cell>
          <table:table-cell office:value-type="float" office:value="2.77391703027" calcext:value-type="float">
            <text:p>2.7739170303</text:p>
          </table:table-cell>
          <table:table-cell office:value-type="float" office:value="38.8824484109" calcext:value-type="float">
            <text:p>38.8824484109</text:p>
          </table:table-cell>
          <table:table-cell office:value-type="float" office:value="48.7828573803" calcext:value-type="float">
            <text:p>48.7828573803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41.6562081002" calcext:value-type="float">
            <text:p>41.6562081002</text:p>
          </table:table-cell>
          <table:table-cell office:value-type="float" office:value="2.7738418017" calcext:value-type="float">
            <text:p>2.7738418017</text:p>
          </table:table-cell>
          <table:table-cell office:value-type="float" office:value="38.8823662985" calcext:value-type="float">
            <text:p>38.8823662985</text:p>
          </table:table-cell>
          <table:table-cell office:value-type="float" office:value="49.9800737051" calcext:value-type="float">
            <text:p>49.980073705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1.6560647543" calcext:value-type="float">
            <text:p>41.6560647543</text:p>
          </table:table-cell>
          <table:table-cell office:value-type="float" office:value="2.77319597533" calcext:value-type="float">
            <text:p>2.7731959753</text:p>
          </table:table-cell>
          <table:table-cell office:value-type="float" office:value="38.882868779" calcext:value-type="float">
            <text:p>38.882868779</text:p>
          </table:table-cell>
          <table:table-cell office:value-type="float" office:value="51.2066718046" calcext:value-type="float">
            <text:p>51.2066718046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41.6559327714" calcext:value-type="float">
            <text:p>41.6559327714</text:p>
          </table:table-cell>
          <table:table-cell office:value-type="float" office:value="2.77179971569" calcext:value-type="float">
            <text:p>2.7717997157</text:p>
          </table:table-cell>
          <table:table-cell office:value-type="float" office:value="38.8841330557" calcext:value-type="float">
            <text:p>38.8841330557</text:p>
          </table:table-cell>
          <table:table-cell office:value-type="float" office:value="52.4633727589" calcext:value-type="float">
            <text:p>52.4633727589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41.6556082288" calcext:value-type="float">
            <text:p>41.6556082288</text:p>
          </table:table-cell>
          <table:table-cell office:value-type="float" office:value="2.76849914362" calcext:value-type="float">
            <text:p>2.7684991436</text:p>
          </table:table-cell>
          <table:table-cell office:value-type="float" office:value="38.8871090851" calcext:value-type="float">
            <text:p>38.8871090851</text:p>
          </table:table-cell>
          <table:table-cell office:value-type="float" office:value="53.7509153444" calcext:value-type="float">
            <text:p>53.7509153444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41.6551358748" calcext:value-type="float">
            <text:p>41.6551358748</text:p>
          </table:table-cell>
          <table:table-cell office:value-type="float" office:value="2.75060491635" calcext:value-type="float">
            <text:p>2.7506049164</text:p>
          </table:table-cell>
          <table:table-cell office:value-type="float" office:value="38.9045309585" calcext:value-type="float">
            <text:p>38.9045309585</text:p>
          </table:table-cell>
          <table:table-cell office:value-type="float" office:value="55.0700564685" calcext:value-type="float">
            <text:p>55.0700564685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41.6553045054" calcext:value-type="float">
            <text:p>41.6553045054</text:p>
          </table:table-cell>
          <table:table-cell office:value-type="float" office:value="2.73387468592" calcext:value-type="float">
            <text:p>2.7338746859</text:p>
          </table:table-cell>
          <table:table-cell office:value-type="float" office:value="38.9214298195" calcext:value-type="float">
            <text:p>38.9214298195</text:p>
          </table:table-cell>
          <table:table-cell office:value-type="float" office:value="56.4215716144" calcext:value-type="float">
            <text:p>56.4215716144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41.6554087274" calcext:value-type="float">
            <text:p>41.6554087274</text:p>
          </table:table-cell>
          <table:table-cell office:value-type="float" office:value="2.72721167203" calcext:value-type="float">
            <text:p>2.727211672</text:p>
          </table:table-cell>
          <table:table-cell office:value-type="float" office:value="38.9281970553" calcext:value-type="float">
            <text:p>38.9281970553</text:p>
          </table:table-cell>
          <table:table-cell office:value-type="float" office:value="57.806255297" calcext:value-type="float">
            <text:p>57.806255297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41.6552600837" calcext:value-type="float">
            <text:p>41.6552600837</text:p>
          </table:table-cell>
          <table:table-cell office:value-type="float" office:value="2.72475966652" calcext:value-type="float">
            <text:p>2.7247596665</text:p>
          </table:table-cell>
          <table:table-cell office:value-type="float" office:value="38.9305004172" calcext:value-type="float">
            <text:p>38.9305004172</text:p>
          </table:table-cell>
          <table:table-cell office:value-type="float" office:value="59.22492153" calcext:value-type="float">
            <text:p>59.22492153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41.658552637" calcext:value-type="float">
            <text:p>41.658552637</text:p>
          </table:table-cell>
          <table:table-cell office:value-type="float" office:value="2.72960240119" calcext:value-type="float">
            <text:p>2.7296024012</text:p>
          </table:table-cell>
          <table:table-cell office:value-type="float" office:value="38.9289502358" calcext:value-type="float">
            <text:p>38.9289502358</text:p>
          </table:table-cell>
          <table:table-cell office:value-type="float" office:value="60.6784043044" calcext:value-type="float">
            <text:p>60.6784043044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41.6561025852" calcext:value-type="float">
            <text:p>41.6561025852</text:p>
          </table:table-cell>
          <table:table-cell office:value-type="float" office:value="2.73175156717" calcext:value-type="float">
            <text:p>2.7317515672</text:p>
          </table:table-cell>
          <table:table-cell office:value-type="float" office:value="38.924351018" calcext:value-type="float">
            <text:p>38.924351018</text:p>
          </table:table-cell>
          <table:table-cell office:value-type="float" office:value="62.1675580788" calcext:value-type="float">
            <text:p>62.1675580788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41.6542725617" calcext:value-type="float">
            <text:p>41.6542725617</text:p>
          </table:table-cell>
          <table:table-cell office:value-type="float" office:value="2.72827236798" calcext:value-type="float">
            <text:p>2.728272368</text:p>
          </table:table-cell>
          <table:table-cell office:value-type="float" office:value="38.9260001937" calcext:value-type="float">
            <text:p>38.9260001937</text:p>
          </table:table-cell>
          <table:table-cell office:value-type="float" office:value="63.6932582817" calcext:value-type="float">
            <text:p>63.6932582817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1.6532765364" calcext:value-type="float">
            <text:p>41.6532765364</text:p>
          </table:table-cell>
          <table:table-cell office:value-type="float" office:value="2.72435660814" calcext:value-type="float">
            <text:p>2.7243566081</text:p>
          </table:table-cell>
          <table:table-cell office:value-type="float" office:value="38.9289199282" calcext:value-type="float">
            <text:p>38.9289199282</text:p>
          </table:table-cell>
          <table:table-cell office:value-type="float" office:value="65.2564018261" calcext:value-type="float">
            <text:p>65.2564018261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41.6928545618" calcext:value-type="float">
            <text:p>41.6928545618</text:p>
          </table:table-cell>
          <table:table-cell office:value-type="float" office:value="2.81499572195" calcext:value-type="float">
            <text:p>2.814995722</text:p>
          </table:table-cell>
          <table:table-cell office:value-type="float" office:value="38.8778588398" calcext:value-type="float">
            <text:p>38.8778588398</text:p>
          </table:table-cell>
          <table:table-cell office:value-type="float" office:value="66.8579076369" calcext:value-type="float">
            <text:p>66.8579076369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41.7485773973" calcext:value-type="float">
            <text:p>41.7485773973</text:p>
          </table:table-cell>
          <table:table-cell office:value-type="float" office:value="3.27466537854" calcext:value-type="float">
            <text:p>3.2746653785</text:p>
          </table:table-cell>
          <table:table-cell office:value-type="float" office:value="38.4739120188" calcext:value-type="float">
            <text:p>38.4739120188</text:p>
          </table:table-cell>
          <table:table-cell office:value-type="float" office:value="68.4987171909" calcext:value-type="float">
            <text:p>68.4987171909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41.6848611873" calcext:value-type="float">
            <text:p>41.6848611873</text:p>
          </table:table-cell>
          <table:table-cell office:value-type="float" office:value="3.73732875524" calcext:value-type="float">
            <text:p>3.7373287552</text:p>
          </table:table-cell>
          <table:table-cell office:value-type="float" office:value="37.947532432" calcext:value-type="float">
            <text:p>37.947532432</text:p>
          </table:table-cell>
          <table:table-cell office:value-type="float" office:value="70.1797950706" calcext:value-type="float">
            <text:p>70.1797950706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41.652014155" calcext:value-type="float">
            <text:p>41.652014155</text:p>
          </table:table-cell>
          <table:table-cell office:value-type="float" office:value="3.77817700958" calcext:value-type="float">
            <text:p>3.7781770096</text:p>
          </table:table-cell>
          <table:table-cell office:value-type="float" office:value="37.8738371455" calcext:value-type="float">
            <text:p>37.8738371455</text:p>
          </table:table-cell>
          <table:table-cell office:value-type="float" office:value="71.9021295306" calcext:value-type="float">
            <text:p>71.9021295306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41.6517489191" calcext:value-type="float">
            <text:p>41.6517489191</text:p>
          </table:table-cell>
          <table:table-cell office:value-type="float" office:value="3.78430553414" calcext:value-type="float">
            <text:p>3.7843055341</text:p>
          </table:table-cell>
          <table:table-cell office:value-type="float" office:value="37.8674433849" calcext:value-type="float">
            <text:p>37.8674433849</text:p>
          </table:table-cell>
          <table:table-cell office:value-type="float" office:value="73.6667330796" calcext:value-type="float">
            <text:p>73.6667330796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41.6515053766" calcext:value-type="float">
            <text:p>41.6515053766</text:p>
          </table:table-cell>
          <table:table-cell office:value-type="float" office:value="3.79129597246" calcext:value-type="float">
            <text:p>3.7912959725</text:p>
          </table:table-cell>
          <table:table-cell office:value-type="float" office:value="37.8602094042" calcext:value-type="float">
            <text:p>37.8602094042</text:p>
          </table:table-cell>
          <table:table-cell office:value-type="float" office:value="75.4746430744" calcext:value-type="float">
            <text:p>75.4746430744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41.6512832604" calcext:value-type="float">
            <text:p>41.6512832604</text:p>
          </table:table-cell>
          <table:table-cell office:value-type="float" office:value="3.79874574926" calcext:value-type="float">
            <text:p>3.7987457493</text:p>
          </table:table-cell>
          <table:table-cell office:value-type="float" office:value="37.8525375112" calcext:value-type="float">
            <text:p>37.8525375112</text:p>
          </table:table-cell>
          <table:table-cell office:value-type="float" office:value="77.3269223308" calcext:value-type="float">
            <text:p>77.3269223308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41.6507168701" calcext:value-type="float">
            <text:p>41.6507168701</text:p>
          </table:table-cell>
          <table:table-cell office:value-type="float" office:value="3.79800605903" calcext:value-type="float">
            <text:p>3.798006059</text:p>
          </table:table-cell>
          <table:table-cell office:value-type="float" office:value="37.852710811" calcext:value-type="float">
            <text:p>37.852710811</text:p>
          </table:table-cell>
          <table:table-cell office:value-type="float" office:value="79.2246597478" calcext:value-type="float">
            <text:p>79.2246597478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41.6501150241" calcext:value-type="float">
            <text:p>41.6501150241</text:p>
          </table:table-cell>
          <table:table-cell office:value-type="float" office:value="3.78848101631" calcext:value-type="float">
            <text:p>3.7884810163</text:p>
          </table:table-cell>
          <table:table-cell office:value-type="float" office:value="37.8616340078" calcext:value-type="float">
            <text:p>37.8616340078</text:p>
          </table:table-cell>
          <table:table-cell office:value-type="float" office:value="81.1689709479" calcext:value-type="float">
            <text:p>81.16897094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.0195357316" calcext:value-type="float">
            <text:p>78.0195357316</text:p>
          </table:table-cell>
          <table:table-cell office:value-type="float" office:value="7.0425101571" calcext:value-type="float">
            <text:p>7.0425101571</text:p>
          </table:table-cell>
          <table:table-cell office:value-type="float" office:value="70.9770255745" calcext:value-type="float">
            <text:p>70.9770255745</text:p>
          </table:table-cell>
          <table:table-cell office:value-type="float" office:value="83.1609989327" calcext:value-type="float">
            <text:p>83.1609989327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78.0190985631" calcext:value-type="float">
            <text:p>78.0190985631</text:p>
          </table:table-cell>
          <table:table-cell office:value-type="float" office:value="7.04390338375" calcext:value-type="float">
            <text:p>7.0439033838</text:p>
          </table:table-cell>
          <table:table-cell office:value-type="float" office:value="70.9751951794" calcext:value-type="float">
            <text:p>70.9751951794</text:p>
          </table:table-cell>
          <table:table-cell office:value-type="float" office:value="85.2019147555" calcext:value-type="float">
            <text:p>85.2019147555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78.0191260057" calcext:value-type="float">
            <text:p>78.0191260057</text:p>
          </table:table-cell>
          <table:table-cell office:value-type="float" office:value="7.04684758077" calcext:value-type="float">
            <text:p>7.0468475808</text:p>
          </table:table-cell>
          <table:table-cell office:value-type="float" office:value="70.9722784249" calcext:value-type="float">
            <text:p>70.9722784249</text:p>
          </table:table-cell>
          <table:table-cell office:value-type="float" office:value="87.2929182088" calcext:value-type="float">
            <text:p>87.2929182088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78.0187841899" calcext:value-type="float">
            <text:p>78.0187841899</text:p>
          </table:table-cell>
          <table:table-cell office:value-type="float" office:value="7.05067128611" calcext:value-type="float">
            <text:p>7.0506712861</text:p>
          </table:table-cell>
          <table:table-cell office:value-type="float" office:value="70.9681129038" calcext:value-type="float">
            <text:p>70.9681129038</text:p>
          </table:table-cell>
          <table:table-cell office:value-type="float" office:value="89.4352385305" calcext:value-type="float">
            <text:p>89.4352385305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78.0168280674" calcext:value-type="float">
            <text:p>78.0168280674</text:p>
          </table:table-cell>
          <table:table-cell office:value-type="float" office:value="7.04324581253" calcext:value-type="float">
            <text:p>7.0432458125</text:p>
          </table:table-cell>
          <table:table-cell office:value-type="float" office:value="70.9735822549" calcext:value-type="float">
            <text:p>70.9735822549</text:p>
          </table:table-cell>
          <table:table-cell office:value-type="float" office:value="91.6301351259" calcext:value-type="float">
            <text:p>91.6301351259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78.0173177487" calcext:value-type="float">
            <text:p>78.0173177487</text:p>
          </table:table-cell>
          <table:table-cell office:value-type="float" office:value="6.99607231885" calcext:value-type="float">
            <text:p>6.9960723189</text:p>
          </table:table-cell>
          <table:table-cell office:value-type="float" office:value="71.0212454298" calcext:value-type="float">
            <text:p>71.0212454298</text:p>
          </table:table-cell>
          <table:table-cell office:value-type="float" office:value="93.8788983084" calcext:value-type="float">
            <text:p>93.8788983084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78.0176909667" calcext:value-type="float">
            <text:p>78.0176909667</text:p>
          </table:table-cell>
          <table:table-cell office:value-type="float" office:value="6.99561239074" calcext:value-type="float">
            <text:p>6.9956123907</text:p>
          </table:table-cell>
          <table:table-cell office:value-type="float" office:value="71.022078576" calcext:value-type="float">
            <text:p>71.022078576</text:p>
          </table:table-cell>
          <table:table-cell office:value-type="float" office:value="96.1828500579" calcext:value-type="float">
            <text:p>96.1828500579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78.0197191435" calcext:value-type="float">
            <text:p>78.0197191435</text:p>
          </table:table-cell>
          <table:table-cell office:value-type="float" office:value="6.99990356363" calcext:value-type="float">
            <text:p>6.9999035636</text:p>
          </table:table-cell>
          <table:table-cell office:value-type="float" office:value="71.0198155799" calcext:value-type="float">
            <text:p>71.0198155799</text:p>
          </table:table-cell>
          <table:table-cell office:value-type="float" office:value="98.543344798" calcext:value-type="float">
            <text:p>98.543344798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78.0195231857" calcext:value-type="float">
            <text:p>78.0195231857</text:p>
          </table:table-cell>
          <table:table-cell office:value-type="float" office:value="7.01755920571" calcext:value-type="float">
            <text:p>7.0175592057</text:p>
          </table:table-cell>
          <table:table-cell office:value-type="float" office:value="71.00196398" calcext:value-type="float">
            <text:p>71.00196398</text:p>
          </table:table-cell>
          <table:table-cell office:value-type="float" office:value="100.961770192" calcext:value-type="float">
            <text:p>100.961770192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78.0190607852" calcext:value-type="float">
            <text:p>78.0190607852</text:p>
          </table:table-cell>
          <table:table-cell office:value-type="float" office:value="7.0320251759" calcext:value-type="float">
            <text:p>7.0320251759</text:p>
          </table:table-cell>
          <table:table-cell office:value-type="float" office:value="70.9870356093" calcext:value-type="float">
            <text:p>70.9870356093</text:p>
          </table:table-cell>
          <table:table-cell office:value-type="float" office:value="103.43954796" calcext:value-type="float">
            <text:p>103.43954796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78.018322605" calcext:value-type="float">
            <text:p>78.018322605</text:p>
          </table:table-cell>
          <table:table-cell office:value-type="float" office:value="7.04189614002" calcext:value-type="float">
            <text:p>7.04189614</text:p>
          </table:table-cell>
          <table:table-cell office:value-type="float" office:value="70.976426465" calcext:value-type="float">
            <text:p>70.976426465</text:p>
          </table:table-cell>
          <table:table-cell office:value-type="float" office:value="105.978134711" calcext:value-type="float">
            <text:p>105.978134711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78.0161260744" calcext:value-type="float">
            <text:p>78.0161260744</text:p>
          </table:table-cell>
          <table:table-cell office:value-type="float" office:value="7.02354678106" calcext:value-type="float">
            <text:p>7.0235467811</text:p>
          </table:table-cell>
          <table:table-cell office:value-type="float" office:value="70.9925792933" calcext:value-type="float">
            <text:p>70.9925792933</text:p>
          </table:table-cell>
          <table:table-cell office:value-type="float" office:value="108.579022805" calcext:value-type="float">
            <text:p>108.579022805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78.0167797481" calcext:value-type="float">
            <text:p>78.0167797481</text:p>
          </table:table-cell>
          <table:table-cell office:value-type="float" office:value="6.97460458964" calcext:value-type="float">
            <text:p>6.9746045896</text:p>
          </table:table-cell>
          <table:table-cell office:value-type="float" office:value="71.0421751584" calcext:value-type="float">
            <text:p>71.0421751584</text:p>
          </table:table-cell>
          <table:table-cell office:value-type="float" office:value="111.243741225" calcext:value-type="float">
            <text:p>111.243741225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78.01743736" calcext:value-type="float">
            <text:p>78.01743736</text:p>
          </table:table-cell>
          <table:table-cell office:value-type="float" office:value="6.97375671726" calcext:value-type="float">
            <text:p>6.9737567173</text:p>
          </table:table-cell>
          <table:table-cell office:value-type="float" office:value="71.0436806428" calcext:value-type="float">
            <text:p>71.0436806428</text:p>
          </table:table-cell>
          <table:table-cell office:value-type="float" office:value="113.973856478" calcext:value-type="float">
            <text:p>113.973856478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78.0189203638" calcext:value-type="float">
            <text:p>78.0189203638</text:p>
          </table:table-cell>
          <table:table-cell office:value-type="float" office:value="7.00793707246" calcext:value-type="float">
            <text:p>7.0079370725</text:p>
          </table:table-cell>
          <table:table-cell office:value-type="float" office:value="71.0109832913" calcext:value-type="float">
            <text:p>71.0109832913</text:p>
          </table:table-cell>
          <table:table-cell office:value-type="float" office:value="116.770973516" calcext:value-type="float">
            <text:p>116.770973516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78.0112971843" calcext:value-type="float">
            <text:p>78.0112971843</text:p>
          </table:table-cell>
          <table:table-cell office:value-type="float" office:value="7.00604166213" calcext:value-type="float">
            <text:p>7.0060416621</text:p>
          </table:table-cell>
          <table:table-cell office:value-type="float" office:value="71.0052555222" calcext:value-type="float">
            <text:p>71.0052555222</text:p>
          </table:table-cell>
          <table:table-cell office:value-type="float" office:value="119.636736681" calcext:value-type="float">
            <text:p>119.636736681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78.3198482103" calcext:value-type="float">
            <text:p>78.3198482103</text:p>
          </table:table-cell>
          <table:table-cell office:value-type="float" office:value="7.89342013413" calcext:value-type="float">
            <text:p>7.8934201341</text:p>
          </table:table-cell>
          <table:table-cell office:value-type="float" office:value="70.4264280761" calcext:value-type="float">
            <text:p>70.4264280761</text:p>
          </table:table-cell>
          <table:table-cell office:value-type="float" office:value="122.572830668" calcext:value-type="float">
            <text:p>122.572830668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78.0077672798" calcext:value-type="float">
            <text:p>78.0077672798</text:p>
          </table:table-cell>
          <table:table-cell office:value-type="float" office:value="9.06716987806" calcext:value-type="float">
            <text:p>9.0671698781</text:p>
          </table:table-cell>
          <table:table-cell office:value-type="float" office:value="68.9405974017" calcext:value-type="float">
            <text:p>68.9405974017</text:p>
          </table:table-cell>
          <table:table-cell office:value-type="float" office:value="125.580981517" calcext:value-type="float">
            <text:p>125.580981517</text:p>
          </table:table-cell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78.0064901972" calcext:value-type="float">
            <text:p>78.0064901972</text:p>
          </table:table-cell>
          <table:table-cell office:value-type="float" office:value="9.0681075151" calcext:value-type="float">
            <text:p>9.0681075151</text:p>
          </table:table-cell>
          <table:table-cell office:value-type="float" office:value="68.9383826821" calcext:value-type="float">
            <text:p>68.9383826821</text:p>
          </table:table-cell>
          <table:table-cell office:value-type="float" office:value="128.662957629" calcext:value-type="float">
            <text:p>128.662957629</text:p>
          </table:table-cell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78.0054280049" calcext:value-type="float">
            <text:p>78.0054280049</text:p>
          </table:table-cell>
          <table:table-cell office:value-type="float" office:value="9.06722143961" calcext:value-type="float">
            <text:p>9.0672214396</text:p>
          </table:table-cell>
          <table:table-cell office:value-type="float" office:value="68.9382065653" calcext:value-type="float">
            <text:p>68.9382065653</text:p>
          </table:table-cell>
          <table:table-cell office:value-type="float" office:value="131.820570806" calcext:value-type="float">
            <text:p>131.820570806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78.0026603034" calcext:value-type="float">
            <text:p>78.0026603034</text:p>
          </table:table-cell>
          <table:table-cell office:value-type="float" office:value="9.0621365739" calcext:value-type="float">
            <text:p>9.0621365739</text:p>
          </table:table-cell>
          <table:table-cell office:value-type="float" office:value="68.9405237295" calcext:value-type="float">
            <text:p>68.9405237295</text:p>
          </table:table-cell>
          <table:table-cell office:value-type="float" office:value="135.055677313" calcext:value-type="float">
            <text:p>135.055677313</text:p>
          </table:table-cell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78.0002759282" calcext:value-type="float">
            <text:p>78.0002759282</text:p>
          </table:table-cell>
          <table:table-cell office:value-type="float" office:value="9.05986809389" calcext:value-type="float">
            <text:p>9.0598680939</text:p>
          </table:table-cell>
          <table:table-cell office:value-type="float" office:value="68.9404078343" calcext:value-type="float">
            <text:p>68.9404078343</text:p>
          </table:table-cell>
          <table:table-cell office:value-type="float" office:value="138.37017897" calcext:value-type="float">
            <text:p>138.37017897</text:p>
          </table:table-cell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77.9984134656" calcext:value-type="float">
            <text:p>77.9984134656</text:p>
          </table:table-cell>
          <table:table-cell office:value-type="float" office:value="9.05850756106" calcext:value-type="float">
            <text:p>9.0585075611</text:p>
          </table:table-cell>
          <table:table-cell office:value-type="float" office:value="68.9399059045" calcext:value-type="float">
            <text:p>68.9399059045</text:p>
          </table:table-cell>
          <table:table-cell office:value-type="float" office:value="141.766024273" calcext:value-type="float">
            <text:p>141.766024273</text:p>
          </table:table-cell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77.9968269321" calcext:value-type="float">
            <text:p>77.9968269321</text:p>
          </table:table-cell>
          <table:table-cell office:value-type="float" office:value="9.05697858645" calcext:value-type="float">
            <text:p>9.0569785865</text:p>
          </table:table-cell>
          <table:table-cell office:value-type="float" office:value="68.9398483457" calcext:value-type="float">
            <text:p>68.9398483457</text:p>
          </table:table-cell>
          <table:table-cell office:value-type="float" office:value="145.245209538" calcext:value-type="float">
            <text:p>145.245209538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77.9954104925" calcext:value-type="float">
            <text:p>77.9954104925</text:p>
          </table:table-cell>
          <table:table-cell office:value-type="float" office:value="9.05548691215" calcext:value-type="float">
            <text:p>9.0554869122</text:p>
          </table:table-cell>
          <table:table-cell office:value-type="float" office:value="68.9399235803" calcext:value-type="float">
            <text:p>68.9399235803</text:p>
          </table:table-cell>
          <table:table-cell office:value-type="float" office:value="148.809780071" calcext:value-type="float">
            <text:p>148.809780071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77.9944298455" calcext:value-type="float">
            <text:p>77.9944298455</text:p>
          </table:table-cell>
          <table:table-cell office:value-type="float" office:value="9.05157958115" calcext:value-type="float">
            <text:p>9.0515795812</text:p>
          </table:table-cell>
          <table:table-cell office:value-type="float" office:value="68.9428502644" calcext:value-type="float">
            <text:p>68.9428502644</text:p>
          </table:table-cell>
          <table:table-cell office:value-type="float" office:value="152.461831377" calcext:value-type="float">
            <text:p>152.461831377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147.984719727" calcext:value-type="float">
            <text:p>147.984719727</text:p>
          </table:table-cell>
          <table:table-cell office:value-type="float" office:value="17.7270359991" calcext:value-type="float">
            <text:p>17.7270359991</text:p>
          </table:table-cell>
          <table:table-cell office:value-type="float" office:value="130.257683728" calcext:value-type="float">
            <text:p>130.257683728</text:p>
          </table:table-cell>
          <table:table-cell office:value-type="float" office:value="156.203510385" calcext:value-type="float">
            <text:p>156.203510385</text:p>
          </table:table-cell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147.984317331" calcext:value-type="float">
            <text:p>147.984317331</text:p>
          </table:table-cell>
          <table:table-cell office:value-type="float" office:value="17.7277137853" calcext:value-type="float">
            <text:p>17.7277137853</text:p>
          </table:table-cell>
          <table:table-cell office:value-type="float" office:value="130.256603545" calcext:value-type="float">
            <text:p>130.256603545</text:p>
          </table:table-cell>
          <table:table-cell office:value-type="float" office:value="160.037016716" calcext:value-type="float">
            <text:p>160.037016716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147.984030388" calcext:value-type="float">
            <text:p>147.984030388</text:p>
          </table:table-cell>
          <table:table-cell office:value-type="float" office:value="17.7246437477" calcext:value-type="float">
            <text:p>17.7246437477</text:p>
          </table:table-cell>
          <table:table-cell office:value-type="float" office:value="130.25938664" calcext:value-type="float">
            <text:p>130.25938664</text:p>
          </table:table-cell>
          <table:table-cell office:value-type="float" office:value="163.964603973" calcext:value-type="float">
            <text:p>163.964603973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147.98393971" calcext:value-type="float">
            <text:p>147.98393971</text:p>
          </table:table-cell>
          <table:table-cell office:value-type="float" office:value="17.7215676171" calcext:value-type="float">
            <text:p>17.7215676171</text:p>
          </table:table-cell>
          <table:table-cell office:value-type="float" office:value="130.262372093" calcext:value-type="float">
            <text:p>130.262372093</text:p>
          </table:table-cell>
          <table:table-cell office:value-type="float" office:value="167.988581064" calcext:value-type="float">
            <text:p>167.988581064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47.979272353" calcext:value-type="float">
            <text:p>147.979272353</text:p>
          </table:table-cell>
          <table:table-cell office:value-type="float" office:value="17.6582406357" calcext:value-type="float">
            <text:p>17.6582406357</text:p>
          </table:table-cell>
          <table:table-cell office:value-type="float" office:value="130.321031718" calcext:value-type="float">
            <text:p>130.321031718</text:p>
          </table:table-cell>
          <table:table-cell office:value-type="float" office:value="172.111313565" calcext:value-type="float">
            <text:p>172.111313565</text:p>
          </table:table-cell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147.983745684" calcext:value-type="float">
            <text:p>147.983745684</text:p>
          </table:table-cell>
          <table:table-cell office:value-type="float" office:value="17.6400895618" calcext:value-type="float">
            <text:p>17.6400895618</text:p>
          </table:table-cell>
          <table:table-cell office:value-type="float" office:value="130.343656123" calcext:value-type="float">
            <text:p>130.343656123</text:p>
          </table:table-cell>
          <table:table-cell office:value-type="float" office:value="176.335225106" calcext:value-type="float">
            <text:p>176.335225106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147.983481339" calcext:value-type="float">
            <text:p>147.983481339</text:p>
          </table:table-cell>
          <table:table-cell office:value-type="float" office:value="17.6350092666" calcext:value-type="float">
            <text:p>17.6350092666</text:p>
          </table:table-cell>
          <table:table-cell office:value-type="float" office:value="130.348472072" calcext:value-type="float">
            <text:p>130.348472072</text:p>
          </table:table-cell>
          <table:table-cell office:value-type="float" office:value="180.662798796" calcext:value-type="float">
            <text:p>180.662798796</text:p>
          </table:table-cell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147.983321082" calcext:value-type="float">
            <text:p>147.983321082</text:p>
          </table:table-cell>
          <table:table-cell office:value-type="float" office:value="17.6343901049" calcext:value-type="float">
            <text:p>17.6343901049</text:p>
          </table:table-cell>
          <table:table-cell office:value-type="float" office:value="130.348930977" calcext:value-type="float">
            <text:p>130.348930977</text:p>
          </table:table-cell>
          <table:table-cell office:value-type="float" office:value="185.096578686" calcext:value-type="float">
            <text:p>185.096578686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147.9833084" calcext:value-type="float">
            <text:p>147.9833084</text:p>
          </table:table-cell>
          <table:table-cell office:value-type="float" office:value="17.6317719895" calcext:value-type="float">
            <text:p>17.6317719895</text:p>
          </table:table-cell>
          <table:table-cell office:value-type="float" office:value="130.351536411" calcext:value-type="float">
            <text:p>130.351536411</text:p>
          </table:table-cell>
          <table:table-cell office:value-type="float" office:value="189.639171259" calcext:value-type="float">
            <text:p>189.639171259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147.983318953" calcext:value-type="float">
            <text:p>147.983318953</text:p>
          </table:table-cell>
          <table:table-cell office:value-type="float" office:value="17.6298093676" calcext:value-type="float">
            <text:p>17.6298093676</text:p>
          </table:table-cell>
          <table:table-cell office:value-type="float" office:value="130.353509585" calcext:value-type="float">
            <text:p>130.353509585</text:p>
          </table:table-cell>
          <table:table-cell office:value-type="float" office:value="194.29324697" calcext:value-type="float">
            <text:p>194.29324697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147.984077303" calcext:value-type="float">
            <text:p>147.984077303</text:p>
          </table:table-cell>
          <table:table-cell office:value-type="float" office:value="17.629380949" calcext:value-type="float">
            <text:p>17.629380949</text:p>
          </table:table-cell>
          <table:table-cell office:value-type="float" office:value="130.354696354" calcext:value-type="float">
            <text:p>130.354696354</text:p>
          </table:table-cell>
          <table:table-cell office:value-type="float" office:value="199.061541809" calcext:value-type="float">
            <text:p>199.061541809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147.983550347" calcext:value-type="float">
            <text:p>147.983550347</text:p>
          </table:table-cell>
          <table:table-cell office:value-type="float" office:value="17.6309312987" calcext:value-type="float">
            <text:p>17.6309312987</text:p>
          </table:table-cell>
          <table:table-cell office:value-type="float" office:value="130.352619048" calcext:value-type="float">
            <text:p>130.352619048</text:p>
          </table:table-cell>
          <table:table-cell office:value-type="float" office:value="203.946858912" calcext:value-type="float">
            <text:p>203.946858912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147.984448066" calcext:value-type="float">
            <text:p>147.984448066</text:p>
          </table:table-cell>
          <table:table-cell office:value-type="float" office:value="17.630979038" calcext:value-type="float">
            <text:p>17.630979038</text:p>
          </table:table-cell>
          <table:table-cell office:value-type="float" office:value="130.353469028" calcext:value-type="float">
            <text:p>130.353469028</text:p>
          </table:table-cell>
          <table:table-cell office:value-type="float" office:value="208.952070209" calcext:value-type="float">
            <text:p>208.952070209</text:p>
          </table:table-cell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147.979807768" calcext:value-type="float">
            <text:p>147.979807768</text:p>
          </table:table-cell>
          <table:table-cell office:value-type="float" office:value="17.5104293548" calcext:value-type="float">
            <text:p>17.5104293548</text:p>
          </table:table-cell>
          <table:table-cell office:value-type="float" office:value="130.469378413" calcext:value-type="float">
            <text:p>130.469378413</text:p>
          </table:table-cell>
          <table:table-cell office:value-type="float" office:value="214.080118113" calcext:value-type="float">
            <text:p>214.080118113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47.983412949" calcext:value-type="float">
            <text:p>147.983412949</text:p>
          </table:table-cell>
          <table:table-cell office:value-type="float" office:value="17.5022697624" calcext:value-type="float">
            <text:p>17.5022697624</text:p>
          </table:table-cell>
          <table:table-cell office:value-type="float" office:value="130.481143186" calcext:value-type="float">
            <text:p>130.481143186</text:p>
          </table:table-cell>
          <table:table-cell office:value-type="float" office:value="219.334017249" calcext:value-type="float">
            <text:p>219.334017249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147.991291946" calcext:value-type="float">
            <text:p>147.991291946</text:p>
          </table:table-cell>
          <table:table-cell office:value-type="float" office:value="17.5535384792" calcext:value-type="float">
            <text:p>17.5535384792</text:p>
          </table:table-cell>
          <table:table-cell office:value-type="float" office:value="130.437753467" calcext:value-type="float">
            <text:p>130.437753467</text:p>
          </table:table-cell>
          <table:table-cell office:value-type="float" office:value="224.716856224" calcext:value-type="float">
            <text:p>224.716856224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147.989512607" calcext:value-type="float">
            <text:p>147.989512607</text:p>
          </table:table-cell>
          <table:table-cell office:value-type="float" office:value="17.6060306846" calcext:value-type="float">
            <text:p>17.6060306846</text:p>
          </table:table-cell>
          <table:table-cell office:value-type="float" office:value="130.383481922" calcext:value-type="float">
            <text:p>130.383481922</text:p>
          </table:table-cell>
          <table:table-cell office:value-type="float" office:value="230.231799447" calcext:value-type="float">
            <text:p>230.231799447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147.986595848" calcext:value-type="float">
            <text:p>147.986595848</text:p>
          </table:table-cell>
          <table:table-cell office:value-type="float" office:value="17.5789529084" calcext:value-type="float">
            <text:p>17.5789529084</text:p>
          </table:table-cell>
          <table:table-cell office:value-type="float" office:value="130.407642939" calcext:value-type="float">
            <text:p>130.407642939</text:p>
          </table:table-cell>
          <table:table-cell office:value-type="float" office:value="235.882088987" calcext:value-type="float">
            <text:p>235.882088987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147.996995886" calcext:value-type="float">
            <text:p>147.996995886</text:p>
          </table:table-cell>
          <table:table-cell office:value-type="float" office:value="17.721577735" calcext:value-type="float">
            <text:p>17.721577735</text:p>
          </table:table-cell>
          <table:table-cell office:value-type="float" office:value="130.275418151" calcext:value-type="float">
            <text:p>130.275418151</text:p>
          </table:table-cell>
          <table:table-cell office:value-type="float" office:value="241.671046478" calcext:value-type="float">
            <text:p>241.671046478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148.850661792" calcext:value-type="float">
            <text:p>148.850661792</text:p>
          </table:table-cell>
          <table:table-cell office:value-type="float" office:value="18.6024361282" calcext:value-type="float">
            <text:p>18.6024361282</text:p>
          </table:table-cell>
          <table:table-cell office:value-type="float" office:value="130.248225664" calcext:value-type="float">
            <text:p>130.248225664</text:p>
          </table:table-cell>
          <table:table-cell office:value-type="float" office:value="247.602075073" calcext:value-type="float">
            <text:p>247.602075073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147.958856953" calcext:value-type="float">
            <text:p>147.958856953</text:p>
          </table:table-cell>
          <table:table-cell office:value-type="float" office:value="20.9001816979" calcext:value-type="float">
            <text:p>20.9001816979</text:p>
          </table:table-cell>
          <table:table-cell office:value-type="float" office:value="127.058675255" calcext:value-type="float">
            <text:p>127.058675255</text:p>
          </table:table-cell>
          <table:table-cell office:value-type="float" office:value="253.678661445" calcext:value-type="float">
            <text:p>253.678661445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147.949052266" calcext:value-type="float">
            <text:p>147.949052266</text:p>
          </table:table-cell>
          <table:table-cell office:value-type="float" office:value="20.8277135505" calcext:value-type="float">
            <text:p>20.8277135505</text:p>
          </table:table-cell>
          <table:table-cell office:value-type="float" office:value="127.121338716" calcext:value-type="float">
            <text:p>127.121338716</text:p>
          </table:table-cell>
          <table:table-cell office:value-type="float" office:value="259.904377834" calcext:value-type="float">
            <text:p>259.904377834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147.936535201" calcext:value-type="float">
            <text:p>147.936535201</text:p>
          </table:table-cell>
          <table:table-cell office:value-type="float" office:value="20.7877264672" calcext:value-type="float">
            <text:p>20.7877264672</text:p>
          </table:table-cell>
          <table:table-cell office:value-type="float" office:value="127.148808733" calcext:value-type="float">
            <text:p>127.148808733</text:p>
          </table:table-cell>
          <table:table-cell office:value-type="float" office:value="266.282884152" calcext:value-type="float">
            <text:p>266.282884152</text:p>
          </table:table-cell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147.92764248" calcext:value-type="float">
            <text:p>147.92764248</text:p>
          </table:table-cell>
          <table:table-cell office:value-type="float" office:value="20.7821719469" calcext:value-type="float">
            <text:p>20.7821719469</text:p>
          </table:table-cell>
          <table:table-cell office:value-type="float" office:value="127.145470533" calcext:value-type="float">
            <text:p>127.145470533</text:p>
          </table:table-cell>
          <table:table-cell office:value-type="float" office:value="272.81793013" calcext:value-type="float">
            <text:p>272.81793013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79.513357524" calcext:value-type="float">
            <text:p>279.513357524</text:p>
          </table:table-cell>
          <table:table-cell office:value-type="float" office:value="39.5504598094" calcext:value-type="float">
            <text:p>39.5504598094</text:p>
          </table:table-cell>
          <table:table-cell office:value-type="float" office:value="239.962897714" calcext:value-type="float">
            <text:p>239.962897714</text:p>
          </table:table-cell>
          <table:table-cell office:value-type="float" office:value="279.513357524" calcext:value-type="float">
            <text:p>279.513357524</text:p>
          </table:table-cell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279.513515235" calcext:value-type="float">
            <text:p>279.513515235</text:p>
          </table:table-cell>
          <table:table-cell office:value-type="float" office:value="39.549125552" calcext:value-type="float">
            <text:p>39.549125552</text:p>
          </table:table-cell>
          <table:table-cell office:value-type="float" office:value="239.964389683" calcext:value-type="float">
            <text:p>239.964389683</text:p>
          </table:table-cell>
          <table:table-cell office:value-type="float" office:value="286.373102373" calcext:value-type="float">
            <text:p>286.373102373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279.51815723" calcext:value-type="float">
            <text:p>279.51815723</text:p>
          </table:table-cell>
          <table:table-cell office:value-type="float" office:value="39.550910695" calcext:value-type="float">
            <text:p>39.550910695</text:p>
          </table:table-cell>
          <table:table-cell office:value-type="float" office:value="239.967246535" calcext:value-type="float">
            <text:p>239.967246535</text:p>
          </table:table-cell>
          <table:table-cell office:value-type="float" office:value="293.401197313" calcext:value-type="float">
            <text:p>293.401197313</text:p>
          </table:table-cell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279.519938908" calcext:value-type="float">
            <text:p>279.519938908</text:p>
          </table:table-cell>
          <table:table-cell office:value-type="float" office:value="39.3744485026" calcext:value-type="float">
            <text:p>39.3744485026</text:p>
          </table:table-cell>
          <table:table-cell office:value-type="float" office:value="240.145490405" calcext:value-type="float">
            <text:p>240.145490405</text:p>
          </table:table-cell>
          <table:table-cell office:value-type="float" office:value="300.60177395" calcext:value-type="float">
            <text:p>300.60177395</text:p>
          </table:table-cell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279.524938292" calcext:value-type="float">
            <text:p>279.524938292</text:p>
          </table:table-cell>
          <table:table-cell office:value-type="float" office:value="39.3661167309" calcext:value-type="float">
            <text:p>39.3661167309</text:p>
          </table:table-cell>
          <table:table-cell office:value-type="float" office:value="240.158821561" calcext:value-type="float">
            <text:p>240.158821561</text:p>
          </table:table-cell>
          <table:table-cell office:value-type="float" office:value="307.979065284" calcext:value-type="float">
            <text:p>307.979065284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279.527360371" calcext:value-type="float">
            <text:p>279.527360371</text:p>
          </table:table-cell>
          <table:table-cell office:value-type="float" office:value="39.3625327211" calcext:value-type="float">
            <text:p>39.3625327211</text:p>
          </table:table-cell>
          <table:table-cell office:value-type="float" office:value="240.16482765" calcext:value-type="float">
            <text:p>240.16482765</text:p>
          </table:table-cell>
          <table:table-cell office:value-type="float" office:value="315.537408203" calcext:value-type="float">
            <text:p>315.537408203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279.533514954" calcext:value-type="float">
            <text:p>279.533514954</text:p>
          </table:table-cell>
          <table:table-cell office:value-type="float" office:value="39.3572021528" calcext:value-type="float">
            <text:p>39.3572021528</text:p>
          </table:table-cell>
          <table:table-cell office:value-type="float" office:value="240.176312801" calcext:value-type="float">
            <text:p>240.176312801</text:p>
          </table:table-cell>
          <table:table-cell office:value-type="float" office:value="323.281246028" calcext:value-type="float">
            <text:p>323.281246028</text:p>
          </table:table-cell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279.536983664" calcext:value-type="float">
            <text:p>279.536983664</text:p>
          </table:table-cell>
          <table:table-cell office:value-type="float" office:value="39.3542809945" calcext:value-type="float">
            <text:p>39.3542809945</text:p>
          </table:table-cell>
          <table:table-cell office:value-type="float" office:value="240.182702669" calcext:value-type="float">
            <text:p>240.182702669</text:p>
          </table:table-cell>
          <table:table-cell office:value-type="float" office:value="331.215131127" calcext:value-type="float">
            <text:p>331.215131127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279.541478835" calcext:value-type="float">
            <text:p>279.541478835</text:p>
          </table:table-cell>
          <table:table-cell office:value-type="float" office:value="39.3474497937" calcext:value-type="float">
            <text:p>39.3474497937</text:p>
          </table:table-cell>
          <table:table-cell office:value-type="float" office:value="240.194029042" calcext:value-type="float">
            <text:p>240.194029042</text:p>
          </table:table-cell>
          <table:table-cell office:value-type="float" office:value="339.34372759" calcext:value-type="float">
            <text:p>339.34372759</text:p>
          </table:table-cell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279.546631767" calcext:value-type="float">
            <text:p>279.546631767</text:p>
          </table:table-cell>
          <table:table-cell office:value-type="float" office:value="39.3031963105" calcext:value-type="float">
            <text:p>39.3031963105</text:p>
          </table:table-cell>
          <table:table-cell office:value-type="float" office:value="240.243435457" calcext:value-type="float">
            <text:p>240.243435457</text:p>
          </table:table-cell>
          <table:table-cell office:value-type="float" office:value="347.671813975" calcext:value-type="float">
            <text:p>347.671813975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279.550067429" calcext:value-type="float">
            <text:p>279.550067429</text:p>
          </table:table-cell>
          <table:table-cell office:value-type="float" office:value="39.1336694521" calcext:value-type="float">
            <text:p>39.1336694521</text:p>
          </table:table-cell>
          <table:table-cell office:value-type="float" office:value="240.416397976" calcext:value-type="float">
            <text:p>240.416397976</text:p>
          </table:table-cell>
          <table:table-cell office:value-type="float" office:value="356.204286112" calcext:value-type="float">
            <text:p>356.204286112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279.558793249" calcext:value-type="float">
            <text:p>279.558793249</text:p>
          </table:table-cell>
          <table:table-cell office:value-type="float" office:value="39.1297074312" calcext:value-type="float">
            <text:p>39.1297074312</text:p>
          </table:table-cell>
          <table:table-cell office:value-type="float" office:value="240.429085818" calcext:value-type="float">
            <text:p>240.429085818</text:p>
          </table:table-cell>
          <table:table-cell office:value-type="float" office:value="364.946159983" calcext:value-type="float">
            <text:p>364.946159983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279.557783317" calcext:value-type="float">
            <text:p>279.557783317</text:p>
          </table:table-cell>
          <table:table-cell office:value-type="float" office:value="39.1314379822" calcext:value-type="float">
            <text:p>39.1314379822</text:p>
          </table:table-cell>
          <table:table-cell office:value-type="float" office:value="240.426345335" calcext:value-type="float">
            <text:p>240.426345335</text:p>
          </table:table-cell>
          <table:table-cell office:value-type="float" office:value="373.902574672" calcext:value-type="float">
            <text:p>373.902574672</text:p>
          </table:table-cell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279.56505864" calcext:value-type="float">
            <text:p>279.56505864</text:p>
          </table:table-cell>
          <table:table-cell office:value-type="float" office:value="39.1392077798" calcext:value-type="float">
            <text:p>39.1392077798</text:p>
          </table:table-cell>
          <table:table-cell office:value-type="float" office:value="240.42585086" calcext:value-type="float">
            <text:p>240.42585086</text:p>
          </table:table-cell>
          <table:table-cell office:value-type="float" office:value="383.078795384" calcext:value-type="float">
            <text:p>383.078795384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279.568041897" calcext:value-type="float">
            <text:p>279.568041897</text:p>
          </table:table-cell>
          <table:table-cell office:value-type="float" office:value="39.1621981675" calcext:value-type="float">
            <text:p>39.1621981675</text:p>
          </table:table-cell>
          <table:table-cell office:value-type="float" office:value="240.405843729" calcext:value-type="float">
            <text:p>240.405843729</text:p>
          </table:table-cell>
          <table:table-cell office:value-type="float" office:value="392.480216541" calcext:value-type="float">
            <text:p>392.480216541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279.566909535" calcext:value-type="float">
            <text:p>279.566909535</text:p>
          </table:table-cell>
          <table:table-cell office:value-type="float" office:value="38.9847903433" calcext:value-type="float">
            <text:p>38.9847903433</text:p>
          </table:table-cell>
          <table:table-cell office:value-type="float" office:value="240.582119192" calcext:value-type="float">
            <text:p>240.582119192</text:p>
          </table:table-cell>
          <table:table-cell office:value-type="float" office:value="402.112364956" calcext:value-type="float">
            <text:p>402.112364956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279.592018267" calcext:value-type="float">
            <text:p>279.592018267</text:p>
          </table:table-cell>
          <table:table-cell office:value-type="float" office:value="39.16736507" calcext:value-type="float">
            <text:p>39.16736507</text:p>
          </table:table-cell>
          <table:table-cell office:value-type="float" office:value="240.424653197" calcext:value-type="float">
            <text:p>240.424653197</text:p>
          </table:table-cell>
          <table:table-cell office:value-type="float" office:value="411.980903077" calcext:value-type="float">
            <text:p>411.980903077</text:p>
          </table:table-cell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279.705412425" calcext:value-type="float">
            <text:p>279.705412425</text:p>
          </table:table-cell>
          <table:table-cell office:value-type="float" office:value="39.2291626313" calcext:value-type="float">
            <text:p>39.2291626313</text:p>
          </table:table-cell>
          <table:table-cell office:value-type="float" office:value="240.476249794" calcext:value-type="float">
            <text:p>240.476249794</text:p>
          </table:table-cell>
          <table:table-cell office:value-type="float" office:value="422.09163232" calcext:value-type="float">
            <text:p>422.09163232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280.077731619" calcext:value-type="float">
            <text:p>280.077731619</text:p>
          </table:table-cell>
          <table:table-cell office:value-type="float" office:value="45.1617884895" calcext:value-type="float">
            <text:p>45.1617884895</text:p>
          </table:table-cell>
          <table:table-cell office:value-type="float" office:value="234.91594313" calcext:value-type="float">
            <text:p>234.91594313</text:p>
          </table:table-cell>
          <table:table-cell office:value-type="float" office:value="432.450496476" calcext:value-type="float">
            <text:p>432.450496476</text:p>
          </table:table-cell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279.377540532" calcext:value-type="float">
            <text:p>279.377540532</text:p>
          </table:table-cell>
          <table:table-cell office:value-type="float" office:value="45.0895336262" calcext:value-type="float">
            <text:p>45.0895336262</text:p>
          </table:table-cell>
          <table:table-cell office:value-type="float" office:value="234.288006906" calcext:value-type="float">
            <text:p>234.288006906</text:p>
          </table:table-cell>
          <table:table-cell office:value-type="float" office:value="443.06358521" calcext:value-type="float">
            <text:p>443.06358521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279.299892472" calcext:value-type="float">
            <text:p>279.299892472</text:p>
          </table:table-cell>
          <table:table-cell office:value-type="float" office:value="45.066837583" calcext:value-type="float">
            <text:p>45.066837583</text:p>
          </table:table-cell>
          <table:table-cell office:value-type="float" office:value="234.233054889" calcext:value-type="float">
            <text:p>234.233054889</text:p>
          </table:table-cell>
          <table:table-cell office:value-type="float" office:value="453.937137634" calcext:value-type="float">
            <text:p>453.937137634</text:p>
          </table:table-cell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279.238923424" calcext:value-type="float">
            <text:p>279.238923424</text:p>
          </table:table-cell>
          <table:table-cell office:value-type="float" office:value="45.0558894493" calcext:value-type="float">
            <text:p>45.0558894493</text:p>
          </table:table-cell>
          <table:table-cell office:value-type="float" office:value="234.183033974" calcext:value-type="float">
            <text:p>234.183033974</text:p>
          </table:table-cell>
          <table:table-cell office:value-type="float" office:value="465.077545982" calcext:value-type="float">
            <text:p>465.077545982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279.185215639" calcext:value-type="float">
            <text:p>279.185215639</text:p>
          </table:table-cell>
          <table:table-cell office:value-type="float" office:value="45.0417330597" calcext:value-type="float">
            <text:p>45.0417330597</text:p>
          </table:table-cell>
          <table:table-cell office:value-type="float" office:value="234.143482579" calcext:value-type="float">
            <text:p>234.143482579</text:p>
          </table:table-cell>
          <table:table-cell office:value-type="float" office:value="476.491359363" calcext:value-type="float">
            <text:p>476.491359363</text:p>
          </table:table-cell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279.138313623" calcext:value-type="float">
            <text:p>279.138313623</text:p>
          </table:table-cell>
          <table:table-cell office:value-type="float" office:value="45.0291571226" calcext:value-type="float">
            <text:p>45.0291571226</text:p>
          </table:table-cell>
          <table:table-cell office:value-type="float" office:value="234.109156501" calcext:value-type="float">
            <text:p>234.109156501</text:p>
          </table:table-cell>
          <table:table-cell office:value-type="float" office:value="488.185287613" calcext:value-type="float">
            <text:p>488.185287613</text:p>
          </table:table-cell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279.090735786" calcext:value-type="float">
            <text:p>279.090735786</text:p>
          </table:table-cell>
          <table:table-cell office:value-type="float" office:value="45.0225154856" calcext:value-type="float">
            <text:p>45.0225154856</text:p>
          </table:table-cell>
          <table:table-cell office:value-type="float" office:value="234.068220301" calcext:value-type="float">
            <text:p>234.068220301</text:p>
          </table:table-cell>
          <table:table-cell office:value-type="float" office:value="500.166205239" calcext:value-type="float">
            <text:p>500.166205239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279.047506082" calcext:value-type="float">
            <text:p>279.047506082</text:p>
          </table:table-cell>
          <table:table-cell office:value-type="float" office:value="45.0128729054" calcext:value-type="float">
            <text:p>45.0128729054</text:p>
          </table:table-cell>
          <table:table-cell office:value-type="float" office:value="234.034633176" calcext:value-type="float">
            <text:p>234.034633176</text:p>
          </table:table-cell>
          <table:table-cell office:value-type="float" office:value="512.44115546" calcext:value-type="float">
            <text:p>512.44115546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529.318858352" calcext:value-type="float">
            <text:p>529.318858352</text:p>
          </table:table-cell>
          <table:table-cell office:value-type="float" office:value="87.6866930224" calcext:value-type="float">
            <text:p>87.6866930224</text:p>
          </table:table-cell>
          <table:table-cell office:value-type="float" office:value="441.63216533" calcext:value-type="float">
            <text:p>441.63216533</text:p>
          </table:table-cell>
          <table:table-cell office:value-type="float" office:value="525.01735435" calcext:value-type="float">
            <text:p>525.01735435</text:p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529.370639822" calcext:value-type="float">
            <text:p>529.370639822</text:p>
          </table:table-cell>
          <table:table-cell office:value-type="float" office:value="87.6879441291" calcext:value-type="float">
            <text:p>87.6879441291</text:p>
          </table:table-cell>
          <table:table-cell office:value-type="float" office:value="441.682695693" calcext:value-type="float">
            <text:p>441.682695693</text:p>
          </table:table-cell>
          <table:table-cell office:value-type="float" office:value="537.902195074" calcext:value-type="float">
            <text:p>537.902195074</text:p>
          </table:table-cell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529.430692647" calcext:value-type="float">
            <text:p>529.430692647</text:p>
          </table:table-cell>
          <table:table-cell office:value-type="float" office:value="87.6919341365" calcext:value-type="float">
            <text:p>87.6919341365</text:p>
          </table:table-cell>
          <table:table-cell office:value-type="float" office:value="441.73875851" calcext:value-type="float">
            <text:p>441.73875851</text:p>
          </table:table-cell>
          <table:table-cell office:value-type="float" office:value="551.103252241" calcext:value-type="float">
            <text:p>551.103252241</text:p>
          </table:table-cell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529.446732026" calcext:value-type="float">
            <text:p>529.446732026</text:p>
          </table:table-cell>
          <table:table-cell office:value-type="float" office:value="87.396816493" calcext:value-type="float">
            <text:p>87.396816493</text:p>
          </table:table-cell>
          <table:table-cell office:value-type="float" office:value="442.049915533" calcext:value-type="float">
            <text:p>442.049915533</text:p>
          </table:table-cell>
          <table:table-cell office:value-type="float" office:value="564.628286355" calcext:value-type="float">
            <text:p>564.628286355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529.529219903" calcext:value-type="float">
            <text:p>529.529219903</text:p>
          </table:table-cell>
          <table:table-cell office:value-type="float" office:value="87.3664309044" calcext:value-type="float">
            <text:p>87.3664309044</text:p>
          </table:table-cell>
          <table:table-cell office:value-type="float" office:value="442.162788999" calcext:value-type="float">
            <text:p>442.162788999</text:p>
          </table:table-cell>
          <table:table-cell office:value-type="float" office:value="578.485248373" calcext:value-type="float">
            <text:p>578.485248373</text:p>
          </table:table-cell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529.58433844" calcext:value-type="float">
            <text:p>529.58433844</text:p>
          </table:table-cell>
          <table:table-cell office:value-type="float" office:value="87.3517482869" calcext:value-type="float">
            <text:p>87.3517482869</text:p>
          </table:table-cell>
          <table:table-cell office:value-type="float" office:value="442.232590153" calcext:value-type="float">
            <text:p>442.232590153</text:p>
          </table:table-cell>
          <table:table-cell office:value-type="float" office:value="592.682284385" calcext:value-type="float">
            <text:p>592.682284385</text:p>
          </table:table-cell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529.64045633" calcext:value-type="float">
            <text:p>529.64045633</text:p>
          </table:table-cell>
          <table:table-cell office:value-type="float" office:value="87.2079905808" calcext:value-type="float">
            <text:p>87.2079905808</text:p>
          </table:table-cell>
          <table:table-cell office:value-type="float" office:value="442.432465749" calcext:value-type="float">
            <text:p>442.432465749</text:p>
          </table:table-cell>
          <table:table-cell office:value-type="float" office:value="607.227740399" calcext:value-type="float">
            <text:p>607.227740399</text:p>
          </table:table-cell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529.698108469" calcext:value-type="float">
            <text:p>529.698108469</text:p>
          </table:table-cell>
          <table:table-cell office:value-type="float" office:value="87.1431904725" calcext:value-type="float">
            <text:p>87.1431904725</text:p>
          </table:table-cell>
          <table:table-cell office:value-type="float" office:value="442.554917996" calcext:value-type="float">
            <text:p>442.554917996</text:p>
          </table:table-cell>
          <table:table-cell office:value-type="float" office:value="622.130167249" calcext:value-type="float">
            <text:p>622.130167249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529.757249443" calcext:value-type="float">
            <text:p>529.757249443</text:p>
          </table:table-cell>
          <table:table-cell office:value-type="float" office:value="87.1210850183" calcext:value-type="float">
            <text:p>87.1210850183</text:p>
          </table:table-cell>
          <table:table-cell office:value-type="float" office:value="442.636164425" calcext:value-type="float">
            <text:p>442.636164425</text:p>
          </table:table-cell>
          <table:table-cell office:value-type="float" office:value="637.398325622" calcext:value-type="float">
            <text:p>637.398325622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529.814565257" calcext:value-type="float">
            <text:p>529.814565257</text:p>
          </table:table-cell>
          <table:table-cell office:value-type="float" office:value="87.1119198735" calcext:value-type="float">
            <text:p>87.1119198735</text:p>
          </table:table-cell>
          <table:table-cell office:value-type="float" office:value="442.702645383" calcext:value-type="float">
            <text:p>442.702645383</text:p>
          </table:table-cell>
          <table:table-cell office:value-type="float" office:value="653.041191206" calcext:value-type="float">
            <text:p>653.041191206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529.872529248" calcext:value-type="float">
            <text:p>529.872529248</text:p>
          </table:table-cell>
          <table:table-cell office:value-type="float" office:value="87.1017978429" calcext:value-type="float">
            <text:p>87.1017978429</text:p>
          </table:table-cell>
          <table:table-cell office:value-type="float" office:value="442.770731405" calcext:value-type="float">
            <text:p>442.770731405</text:p>
          </table:table-cell>
          <table:table-cell office:value-type="float" office:value="669.067959969" calcext:value-type="float">
            <text:p>669.067959969</text:p>
          </table:table-cell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529.930333067" calcext:value-type="float">
            <text:p>529.930333067</text:p>
          </table:table-cell>
          <table:table-cell office:value-type="float" office:value="87.0896895953" calcext:value-type="float">
            <text:p>87.0896895953</text:p>
          </table:table-cell>
          <table:table-cell office:value-type="float" office:value="442.840643472" calcext:value-type="float">
            <text:p>442.840643472</text:p>
          </table:table-cell>
          <table:table-cell office:value-type="float" office:value="685.488053565" calcext:value-type="float">
            <text:p>685.488053565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529.975983481" calcext:value-type="float">
            <text:p>529.975983481</text:p>
          </table:table-cell>
          <table:table-cell office:value-type="float" office:value="86.7804727664" calcext:value-type="float">
            <text:p>86.7804727664</text:p>
          </table:table-cell>
          <table:table-cell office:value-type="float" office:value="443.195510714" calcext:value-type="float">
            <text:p>443.195510714</text:p>
          </table:table-cell>
          <table:table-cell office:value-type="float" office:value="702.31112487" calcext:value-type="float">
            <text:p>702.31112487</text:p>
          </table:table-cell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530.016359133" calcext:value-type="float">
            <text:p>530.016359133</text:p>
          </table:table-cell>
          <table:table-cell office:value-type="float" office:value="86.7313829433" calcext:value-type="float">
            <text:p>86.7313829433</text:p>
          </table:table-cell>
          <table:table-cell office:value-type="float" office:value="443.28497619" calcext:value-type="float">
            <text:p>443.28497619</text:p>
          </table:table-cell>
          <table:table-cell office:value-type="float" office:value="719.547063659" calcext:value-type="float">
            <text:p>719.547063659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530.059851191" calcext:value-type="float">
            <text:p>530.059851191</text:p>
          </table:table-cell>
          <table:table-cell office:value-type="float" office:value="86.7186596554" calcext:value-type="float">
            <text:p>86.7186596554</text:p>
          </table:table-cell>
          <table:table-cell office:value-type="float" office:value="443.341191536" calcext:value-type="float">
            <text:p>443.341191536</text:p>
          </table:table-cell>
          <table:table-cell office:value-type="float" office:value="737.20600242" calcext:value-type="float">
            <text:p>737.20600242</text:p>
          </table:table-cell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530.100893053" calcext:value-type="float">
            <text:p>530.100893053</text:p>
          </table:table-cell>
          <table:table-cell office:value-type="float" office:value="86.6502635984" calcext:value-type="float">
            <text:p>86.6502635984</text:p>
          </table:table-cell>
          <table:table-cell office:value-type="float" office:value="443.450629455" calcext:value-type="float">
            <text:p>443.450629455</text:p>
          </table:table-cell>
          <table:table-cell office:value-type="float" office:value="755.298322309" calcext:value-type="float">
            <text:p>755.298322309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530.127878249" calcext:value-type="float">
            <text:p>530.127878249</text:p>
          </table:table-cell>
          <table:table-cell office:value-type="float" office:value="86.2203336572" calcext:value-type="float">
            <text:p>86.2203336572</text:p>
          </table:table-cell>
          <table:table-cell office:value-type="float" office:value="443.907544592" calcext:value-type="float">
            <text:p>443.907544592</text:p>
          </table:table-cell>
          <table:table-cell office:value-type="float" office:value="773.834659254" calcext:value-type="float">
            <text:p>773.834659254</text:p>
          </table:table-cell>
        </table:table-row>
        <table:table-row table:style-name="ro1">
          <table:table-cell office:value-type="float" office:value="1.93" calcext:value-type="float">
            <text:p>1.93</text:p>
          </table:table-cell>
          <table:table-cell office:value-type="float" office:value="530.156109765" calcext:value-type="float">
            <text:p>530.156109765</text:p>
          </table:table-cell>
          <table:table-cell office:value-type="float" office:value="86.2390467322" calcext:value-type="float">
            <text:p>86.2390467322</text:p>
          </table:table-cell>
          <table:table-cell office:value-type="float" office:value="443.917063033" calcext:value-type="float">
            <text:p>443.917063033</text:p>
          </table:table-cell>
          <table:table-cell office:value-type="float" office:value="792.825910207" calcext:value-type="float">
            <text:p>792.825910207</text:p>
          </table:table-cell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530.191441546" calcext:value-type="float">
            <text:p>530.191441546</text:p>
          </table:table-cell>
          <table:table-cell office:value-type="float" office:value="86.2529853999" calcext:value-type="float">
            <text:p>86.2529853999</text:p>
          </table:table-cell>
          <table:table-cell office:value-type="float" office:value="443.938456146" calcext:value-type="float">
            <text:p>443.938456146</text:p>
          </table:table-cell>
          <table:table-cell office:value-type="float" office:value="812.283239551" calcext:value-type="float">
            <text:p>812.283239551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530.283233113" calcext:value-type="float">
            <text:p>530.283233113</text:p>
          </table:table-cell>
          <table:table-cell office:value-type="float" office:value="86.0715203971" calcext:value-type="float">
            <text:p>86.0715203971</text:p>
          </table:table-cell>
          <table:table-cell office:value-type="float" office:value="444.211712716" calcext:value-type="float">
            <text:p>444.211712716</text:p>
          </table:table-cell>
          <table:table-cell office:value-type="float" office:value="832.218085662" calcext:value-type="float">
            <text:p>832.218085662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536.177192079" calcext:value-type="float">
            <text:p>536.177192079</text:p>
          </table:table-cell>
          <table:table-cell office:value-type="float" office:value="87.632881721" calcext:value-type="float">
            <text:p>87.632881721</text:p>
          </table:table-cell>
          <table:table-cell office:value-type="float" office:value="448.544310358" calcext:value-type="float">
            <text:p>448.544310358</text:p>
          </table:table-cell>
          <table:table-cell office:value-type="float" office:value="852.642167633" calcext:value-type="float">
            <text:p>852.642167633</text:p>
          </table:table-cell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528.72006261" calcext:value-type="float">
            <text:p>528.72006261</text:p>
          </table:table-cell>
          <table:table-cell office:value-type="float" office:value="97.0205118824" calcext:value-type="float">
            <text:p>97.0205118824</text:p>
          </table:table-cell>
          <table:table-cell office:value-type="float" office:value="431.699550727" calcext:value-type="float">
            <text:p>431.699550727</text:p>
          </table:table-cell>
          <table:table-cell office:value-type="float" office:value="873.567492165" calcext:value-type="float">
            <text:p>873.567492165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528.011453907" calcext:value-type="float">
            <text:p>528.011453907</text:p>
          </table:table-cell>
          <table:table-cell office:value-type="float" office:value="96.9089377638" calcext:value-type="float">
            <text:p>96.9089377638</text:p>
          </table:table-cell>
          <table:table-cell office:value-type="float" office:value="431.102516143" calcext:value-type="float">
            <text:p>431.102516143</text:p>
          </table:table-cell>
          <table:table-cell office:value-type="float" office:value="895.006360623" calcext:value-type="float">
            <text:p>895.006360623</text:p>
          </table:table-cell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float" office:value="527.442338378" calcext:value-type="float">
            <text:p>527.442338378</text:p>
          </table:table-cell>
          <table:table-cell office:value-type="float" office:value="96.8121217671" calcext:value-type="float">
            <text:p>96.8121217671</text:p>
          </table:table-cell>
          <table:table-cell office:value-type="float" office:value="430.630216611" calcext:value-type="float">
            <text:p>430.630216611</text:p>
          </table:table-cell>
          <table:table-cell office:value-type="float" office:value="916.971376271" calcext:value-type="float">
            <text:p>916.9713762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4.677260975" calcext:value-type="float">
            <text:p>994.677260975</text:p>
          </table:table-cell>
          <table:table-cell office:value-type="float" office:value="183.14787258" calcext:value-type="float">
            <text:p>183.14787258</text:p>
          </table:table-cell>
          <table:table-cell office:value-type="float" office:value="811.529388394" calcext:value-type="float">
            <text:p>811.529388394</text:p>
          </table:table-cell>
          <table:table-cell office:value-type="float" office:value="939.475451678" calcext:value-type="float">
            <text:p>939.475451678</text:p>
          </table:table-cell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994.837243942" calcext:value-type="float">
            <text:p>994.837243942</text:p>
          </table:table-cell>
          <table:table-cell office:value-type="float" office:value="183.123833409" calcext:value-type="float">
            <text:p>183.123833409</text:p>
          </table:table-cell>
          <table:table-cell office:value-type="float" office:value="811.713410533" calcext:value-type="float">
            <text:p>811.713410533</text:p>
          </table:table-cell>
          <table:table-cell office:value-type="float" office:value="962.531816308" calcext:value-type="float">
            <text:p>962.531816308</text:p>
          </table:table-cell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995.289165836" calcext:value-type="float">
            <text:p>995.289165836</text:p>
          </table:table-cell>
          <table:table-cell office:value-type="float" office:value="183.127328089" calcext:value-type="float">
            <text:p>183.127328089</text:p>
          </table:table-cell>
          <table:table-cell office:value-type="float" office:value="812.161837747" calcext:value-type="float">
            <text:p>812.161837747</text:p>
          </table:table-cell>
          <table:table-cell office:value-type="float" office:value="986.154024302" calcext:value-type="float">
            <text:p>986.154024302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995.513038719" calcext:value-type="float">
            <text:p>995.513038719</text:p>
          </table:table-cell>
          <table:table-cell office:value-type="float" office:value="182.311415933" calcext:value-type="float">
            <text:p>182.311415933</text:p>
          </table:table-cell>
          <table:table-cell office:value-type="float" office:value="813.201622786" calcext:value-type="float">
            <text:p>813.201622786</text:p>
          </table:table-cell>
          <table:table-cell office:value-type="float" office:value="1010.35596244" calcext:value-type="float">
            <text:p>1010.35596244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995.802209802" calcext:value-type="float">
            <text:p>995.802209802</text:p>
          </table:table-cell>
          <table:table-cell office:value-type="float" office:value="182.165238414" calcext:value-type="float">
            <text:p>182.165238414</text:p>
          </table:table-cell>
          <table:table-cell office:value-type="float" office:value="813.636971388" calcext:value-type="float">
            <text:p>813.636971388</text:p>
          </table:table-cell>
          <table:table-cell office:value-type="float" office:value="1035.15185832" calcext:value-type="float">
            <text:p>1035.15185832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996.093017601" calcext:value-type="float">
            <text:p>996.093017601</text:p>
          </table:table-cell>
          <table:table-cell office:value-type="float" office:value="182.040159635" calcext:value-type="float">
            <text:p>182.040159635</text:p>
          </table:table-cell>
          <table:table-cell office:value-type="float" office:value="814.052857966" calcext:value-type="float">
            <text:p>814.052857966</text:p>
          </table:table-cell>
          <table:table-cell office:value-type="float" office:value="1060.55628868" calcext:value-type="float">
            <text:p>1060.55628868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996.36922376" calcext:value-type="float">
            <text:p>996.36922376</text:p>
          </table:table-cell>
          <table:table-cell office:value-type="float" office:value="181.907197488" calcext:value-type="float">
            <text:p>181.907197488</text:p>
          </table:table-cell>
          <table:table-cell office:value-type="float" office:value="814.462026272" calcext:value-type="float">
            <text:p>814.462026272</text:p>
          </table:table-cell>
          <table:table-cell office:value-type="float" office:value="1086.58418804" calcext:value-type="float">
            <text:p>1086.58418804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996.628532978" calcext:value-type="float">
            <text:p>996.628532978</text:p>
          </table:table-cell>
          <table:table-cell office:value-type="float" office:value="181.798293843" calcext:value-type="float">
            <text:p>181.798293843</text:p>
          </table:table-cell>
          <table:table-cell office:value-type="float" office:value="814.830239135" calcext:value-type="float">
            <text:p>814.830239135</text:p>
          </table:table-cell>
          <table:table-cell office:value-type="float" office:value="1113.2508574" calcext:value-type="float">
            <text:p>1113.2508574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996.874267243" calcext:value-type="float">
            <text:p>996.874267243</text:p>
          </table:table-cell>
          <table:table-cell office:value-type="float" office:value="181.675315069" calcext:value-type="float">
            <text:p>181.675315069</text:p>
          </table:table-cell>
          <table:table-cell office:value-type="float" office:value="815.198952174" calcext:value-type="float">
            <text:p>815.198952174</text:p>
          </table:table-cell>
          <table:table-cell office:value-type="float" office:value="1140.57197329" calcext:value-type="float">
            <text:p>1140.57197329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996.945648946" calcext:value-type="float">
            <text:p>996.945648946</text:p>
          </table:table-cell>
          <table:table-cell office:value-type="float" office:value="180.91950178" calcext:value-type="float">
            <text:p>180.91950178</text:p>
          </table:table-cell>
          <table:table-cell office:value-type="float" office:value="816.026147166" calcext:value-type="float">
            <text:p>816.026147166</text:p>
          </table:table-cell>
          <table:table-cell office:value-type="float" office:value="1168.56359697" calcext:value-type="float">
            <text:p>1168.56359697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997.136703554" calcext:value-type="float">
            <text:p>997.136703554</text:p>
          </table:table-cell>
          <table:table-cell office:value-type="float" office:value="180.647106358" calcext:value-type="float">
            <text:p>180.647106358</text:p>
          </table:table-cell>
          <table:table-cell office:value-type="float" office:value="816.489597196" calcext:value-type="float">
            <text:p>816.489597196</text:p>
          </table:table-cell>
          <table:table-cell office:value-type="float" office:value="1197.24218388" calcext:value-type="float">
            <text:p>1197.24218388</text:p>
          </table:table-cell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997.173324353" calcext:value-type="float">
            <text:p>997.173324353</text:p>
          </table:table-cell>
          <table:table-cell office:value-type="float" office:value="180.218599215" calcext:value-type="float">
            <text:p>180.218599215</text:p>
          </table:table-cell>
          <table:table-cell office:value-type="float" office:value="816.954725138" calcext:value-type="float">
            <text:p>816.954725138</text:p>
          </table:table-cell>
          <table:table-cell office:value-type="float" office:value="1226.62459328" calcext:value-type="float">
            <text:p>1226.62459328</text:p>
          </table:table-cell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997.231104519" calcext:value-type="float">
            <text:p>997.231104519</text:p>
          </table:table-cell>
          <table:table-cell office:value-type="float" office:value="179.948412715" calcext:value-type="float">
            <text:p>179.948412715</text:p>
          </table:table-cell>
          <table:table-cell office:value-type="float" office:value="817.282691804" calcext:value-type="float">
            <text:p>817.282691804</text:p>
          </table:table-cell>
          <table:table-cell office:value-type="float" office:value="1256.7280982" calcext:value-type="float">
            <text:p>1256.7280982</text:p>
          </table:table-cell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997.288083152" calcext:value-type="float">
            <text:p>997.288083152</text:p>
          </table:table-cell>
          <table:table-cell office:value-type="float" office:value="179.723805252" calcext:value-type="float">
            <text:p>179.723805252</text:p>
          </table:table-cell>
          <table:table-cell office:value-type="float" office:value="817.5642779" calcext:value-type="float">
            <text:p>817.5642779</text:p>
          </table:table-cell>
          <table:table-cell office:value-type="float" office:value="1287.5703956" calcext:value-type="float">
            <text:p>1287.5703956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997.224827937" calcext:value-type="float">
            <text:p>997.224827937</text:p>
          </table:table-cell>
          <table:table-cell office:value-type="float" office:value="178.924435862" calcext:value-type="float">
            <text:p>178.924435862</text:p>
          </table:table-cell>
          <table:table-cell office:value-type="float" office:value="818.300392074" calcext:value-type="float">
            <text:p>818.300392074</text:p>
          </table:table-cell>
          <table:table-cell office:value-type="float" office:value="1319.16961671" calcext:value-type="float">
            <text:p>1319.16961671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997.036721925" calcext:value-type="float">
            <text:p>997.036721925</text:p>
          </table:table-cell>
          <table:table-cell office:value-type="float" office:value="178.456306097" calcext:value-type="float">
            <text:p>178.456306097</text:p>
          </table:table-cell>
          <table:table-cell office:value-type="float" office:value="818.580415828" calcext:value-type="float">
            <text:p>818.580415828</text:p>
          </table:table-cell>
          <table:table-cell office:value-type="float" office:value="1351.54433777" calcext:value-type="float">
            <text:p>1351.54433777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996.804792686" calcext:value-type="float">
            <text:p>996.804792686</text:p>
          </table:table-cell>
          <table:table-cell office:value-type="float" office:value="177.167450636" calcext:value-type="float">
            <text:p>177.167450636</text:p>
          </table:table-cell>
          <table:table-cell office:value-type="float" office:value="819.63734205" calcext:value-type="float">
            <text:p>819.63734205</text:p>
          </table:table-cell>
          <table:table-cell office:value-type="float" office:value="1384.7135909" calcext:value-type="float">
            <text:p>1384.7135909</text:p>
          </table:table-cell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996.447624016" calcext:value-type="float">
            <text:p>996.447624016</text:p>
          </table:table-cell>
          <table:table-cell office:value-type="float" office:value="176.721251955" calcext:value-type="float">
            <text:p>176.721251955</text:p>
          </table:table-cell>
          <table:table-cell office:value-type="float" office:value="819.72637206" calcext:value-type="float">
            <text:p>819.72637206</text:p>
          </table:table-cell>
          <table:table-cell office:value-type="float" office:value="1418.6968753" calcext:value-type="float">
            <text:p>1418.6968753</text:p>
          </table:table-cell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995.988538559" calcext:value-type="float">
            <text:p>995.988538559</text:p>
          </table:table-cell>
          <table:table-cell office:value-type="float" office:value="175.731627541" calcext:value-type="float">
            <text:p>175.731627541</text:p>
          </table:table-cell>
          <table:table-cell office:value-type="float" office:value="820.256911018" calcext:value-type="float">
            <text:p>820.256911018</text:p>
          </table:table-cell>
          <table:table-cell office:value-type="float" office:value="1453.51416871" calcext:value-type="float">
            <text:p>1453.51416871</text:p>
          </table:table-cell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983.372918899" calcext:value-type="float">
            <text:p>983.372918899</text:p>
          </table:table-cell>
          <table:table-cell office:value-type="float" office:value="194.936936627" calcext:value-type="float">
            <text:p>194.936936627</text:p>
          </table:table-cell>
          <table:table-cell office:value-type="float" office:value="788.435982273" calcext:value-type="float">
            <text:p>788.435982273</text:p>
          </table:table-cell>
          <table:table-cell office:value-type="float" office:value="1489.18593918" calcext:value-type="float">
            <text:p>1489.18593918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974.762951307" calcext:value-type="float">
            <text:p>974.762951307</text:p>
          </table:table-cell>
          <table:table-cell office:value-type="float" office:value="193.76077774" calcext:value-type="float">
            <text:p>193.76077774</text:p>
          </table:table-cell>
          <table:table-cell office:value-type="float" office:value="781.002173567" calcext:value-type="float">
            <text:p>781.002173567</text:p>
          </table:table-cell>
          <table:table-cell office:value-type="float" office:value="1525.73315705" calcext:value-type="float">
            <text:p>1525.73315705</text:p>
          </table:table-cell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967.562718833" calcext:value-type="float">
            <text:p>967.562718833</text:p>
          </table:table-cell>
          <table:table-cell office:value-type="float" office:value="192.657922091" calcext:value-type="float">
            <text:p>192.657922091</text:p>
          </table:table-cell>
          <table:table-cell office:value-type="float" office:value="774.904796742" calcext:value-type="float">
            <text:p>774.904796742</text:p>
          </table:table-cell>
          <table:table-cell office:value-type="float" office:value="1563.17730733" calcext:value-type="float">
            <text:p>1563.17730733</text:p>
          </table:table-cell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961.071633365" calcext:value-type="float">
            <text:p>961.071633365</text:p>
          </table:table-cell>
          <table:table-cell office:value-type="float" office:value="191.624384416" calcext:value-type="float">
            <text:p>191.624384416</text:p>
          </table:table-cell>
          <table:table-cell office:value-type="float" office:value="769.447248949" calcext:value-type="float">
            <text:p>769.447248949</text:p>
          </table:table-cell>
          <table:table-cell office:value-type="float" office:value="1601.5404023" calcext:value-type="float">
            <text:p>1601.5404023</text:p>
          </table:table-cell>
        </table:table-row>
        <table:table-row table:style-name="ro1">
          <table:table-cell office:value-type="float" office:value="2.23" calcext:value-type="float">
            <text:p>2.23</text:p>
          </table:table-cell>
          <table:table-cell office:value-type="float" office:value="955.051109568" calcext:value-type="float">
            <text:p>955.051109568</text:p>
          </table:table-cell>
          <table:table-cell office:value-type="float" office:value="190.661588612" calcext:value-type="float">
            <text:p>190.661588612</text:p>
          </table:table-cell>
          <table:table-cell office:value-type="float" office:value="764.389520956" calcext:value-type="float">
            <text:p>764.389520956</text:p>
          </table:table-cell>
          <table:table-cell office:value-type="float" office:value="1640.84499448" calcext:value-type="float">
            <text:p>1640.84499448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949.401897803" calcext:value-type="float">
            <text:p>949.401897803</text:p>
          </table:table-cell>
          <table:table-cell office:value-type="float" office:value="189.727694996" calcext:value-type="float">
            <text:p>189.727694996</text:p>
          </table:table-cell>
          <table:table-cell office:value-type="float" office:value="759.674202807" calcext:value-type="float">
            <text:p>759.674202807</text:p>
          </table:table-cell>
          <table:table-cell office:value-type="float" office:value="1681.11418983" calcext:value-type="float">
            <text:p>1681.11418983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944.031076041" calcext:value-type="float">
            <text:p>944.031076041</text:p>
          </table:table-cell>
          <table:table-cell office:value-type="float" office:value="188.838297178" calcext:value-type="float">
            <text:p>188.838297178</text:p>
          </table:table-cell>
          <table:table-cell office:value-type="float" office:value="755.192778864" calcext:value-type="float">
            <text:p>755.192778864</text:p>
          </table:table-cell>
          <table:table-cell office:value-type="float" office:value="1722.37166141" calcext:value-type="float">
            <text:p>1722.37166141</text:p>
          </table:table-cell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1788.34958162" calcext:value-type="float">
            <text:p>1788.34958162</text:p>
          </table:table-cell>
          <table:table-cell office:value-type="float" office:value="364.17300672" calcext:value-type="float">
            <text:p>364.17300672</text:p>
          </table:table-cell>
          <table:table-cell office:value-type="float" office:value="1424.1765749" calcext:value-type="float">
            <text:p>1424.1765749</text:p>
          </table:table-cell>
          <table:table-cell office:value-type="float" office:value="1764.64166323" calcext:value-type="float">
            <text:p>1764.64166323</text:p>
          </table:table-cell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1788.13449196" calcext:value-type="float">
            <text:p>1788.13449196</text:p>
          </table:table-cell>
          <table:table-cell office:value-type="float" office:value="364.186684047" calcext:value-type="float">
            <text:p>364.186684047</text:p>
          </table:table-cell>
          <table:table-cell office:value-type="float" office:value="1423.94780791" calcext:value-type="float">
            <text:p>1423.94780791</text:p>
          </table:table-cell>
          <table:table-cell office:value-type="float" office:value="1807.94904455" calcext:value-type="float">
            <text:p>1807.94904455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1788.12546866" calcext:value-type="float">
            <text:p>1788.12546866</text:p>
          </table:table-cell>
          <table:table-cell office:value-type="float" office:value="364.206459641" calcext:value-type="float">
            <text:p>364.206459641</text:p>
          </table:table-cell>
          <table:table-cell office:value-type="float" office:value="1423.91900902" calcext:value-type="float">
            <text:p>1423.91900902</text:p>
          </table:table-cell>
          <table:table-cell office:value-type="float" office:value="1852.31926448" calcext:value-type="float">
            <text:p>1852.31926448</text:p>
          </table:table-cell>
        </table:table-row>
        <table:table-row table:style-name="ro1">
          <table:table-cell office:value-type="float" office:value="2.29" calcext:value-type="float">
            <text:p>2.29</text:p>
          </table:table-cell>
          <table:table-cell office:value-type="float" office:value="1786.97921024" calcext:value-type="float">
            <text:p>1786.97921024</text:p>
          </table:table-cell>
          <table:table-cell office:value-type="float" office:value="362.126150684" calcext:value-type="float">
            <text:p>362.126150684</text:p>
          </table:table-cell>
          <table:table-cell office:value-type="float" office:value="1424.85305955" calcext:value-type="float">
            <text:p>1424.85305955</text:p>
          </table:table-cell>
          <table:table-cell office:value-type="float" office:value="1897.77840691" calcext:value-type="float">
            <text:p>1897.77840691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784.89175942" calcext:value-type="float">
            <text:p>1784.89175942</text:p>
          </table:table-cell>
          <table:table-cell office:value-type="float" office:value="360.129239393" calcext:value-type="float">
            <text:p>360.129239393</text:p>
          </table:table-cell>
          <table:table-cell office:value-type="float" office:value="1424.76252003" calcext:value-type="float">
            <text:p>1424.76252003</text:p>
          </table:table-cell>
          <table:table-cell office:value-type="float" office:value="1944.35319592" calcext:value-type="float">
            <text:p>1944.35319592</text:p>
          </table:table-cell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1783.07370571" calcext:value-type="float">
            <text:p>1783.07370571</text:p>
          </table:table-cell>
          <table:table-cell office:value-type="float" office:value="358.601804132" calcext:value-type="float">
            <text:p>358.601804132</text:p>
          </table:table-cell>
          <table:table-cell office:value-type="float" office:value="1424.47190158" calcext:value-type="float">
            <text:p>1424.47190158</text:p>
          </table:table-cell>
          <table:table-cell office:value-type="float" office:value="1992.0710114" calcext:value-type="float">
            <text:p>1992.0710114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1781.60084373" calcext:value-type="float">
            <text:p>1781.60084373</text:p>
          </table:table-cell>
          <table:table-cell office:value-type="float" office:value="357.307622007" calcext:value-type="float">
            <text:p>357.307622007</text:p>
          </table:table-cell>
          <table:table-cell office:value-type="float" office:value="1424.29322172" calcext:value-type="float">
            <text:p>1424.29322172</text:p>
          </table:table-cell>
          <table:table-cell office:value-type="float" office:value="2040.95990523" calcext:value-type="float">
            <text:p>2040.95990523</text:p>
          </table:table-cell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1780.28506889" calcext:value-type="float">
            <text:p>1780.28506889</text:p>
          </table:table-cell>
          <table:table-cell office:value-type="float" office:value="355.855109798" calcext:value-type="float">
            <text:p>355.855109798</text:p>
          </table:table-cell>
          <table:table-cell office:value-type="float" office:value="1424.42995909" calcext:value-type="float">
            <text:p>1424.42995909</text:p>
          </table:table-cell>
          <table:table-cell office:value-type="float" office:value="2091.0486177" calcext:value-type="float">
            <text:p>2091.0486177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1778.98164935" calcext:value-type="float">
            <text:p>1778.98164935</text:p>
          </table:table-cell>
          <table:table-cell office:value-type="float" office:value="354.833363664" calcext:value-type="float">
            <text:p>354.833363664</text:p>
          </table:table-cell>
          <table:table-cell office:value-type="float" office:value="1424.14828569" calcext:value-type="float">
            <text:p>1424.14828569</text:p>
          </table:table-cell>
          <table:table-cell office:value-type="float" office:value="2142.36659445" calcext:value-type="float">
            <text:p>2142.36659445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1777.62759446" calcext:value-type="float">
            <text:p>1777.62759446</text:p>
          </table:table-cell>
          <table:table-cell office:value-type="float" office:value="353.862955901" calcext:value-type="float">
            <text:p>353.862955901</text:p>
          </table:table-cell>
          <table:table-cell office:value-type="float" office:value="1423.76463856" calcext:value-type="float">
            <text:p>1423.76463856</text:p>
          </table:table-cell>
          <table:table-cell office:value-type="float" office:value="2194.94400378" calcext:value-type="float">
            <text:p>2194.94400378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1776.19816803" calcext:value-type="float">
            <text:p>1776.19816803</text:p>
          </table:table-cell>
          <table:table-cell office:value-type="float" office:value="352.68960252" calcext:value-type="float">
            <text:p>352.68960252</text:p>
          </table:table-cell>
          <table:table-cell office:value-type="float" office:value="1423.50856551" calcext:value-type="float">
            <text:p>1423.50856551</text:p>
          </table:table-cell>
          <table:table-cell office:value-type="float" office:value="2248.81175434" calcext:value-type="float">
            <text:p>2248.81175434</text:p>
          </table:table-cell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1774.62498727" calcext:value-type="float">
            <text:p>1774.62498727</text:p>
          </table:table-cell>
          <table:table-cell office:value-type="float" office:value="351.835521576" calcext:value-type="float">
            <text:p>351.835521576</text:p>
          </table:table-cell>
          <table:table-cell office:value-type="float" office:value="1422.78946569" calcext:value-type="float">
            <text:p>1422.78946569</text:p>
          </table:table-cell>
          <table:table-cell office:value-type="float" office:value="2304.00151337" calcext:value-type="float">
            <text:p>2304.00151337</text:p>
          </table:table-cell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1771.40245097" calcext:value-type="float">
            <text:p>1771.40245097</text:p>
          </table:table-cell>
          <table:table-cell office:value-type="float" office:value="348.740815772" calcext:value-type="float">
            <text:p>348.740815772</text:p>
          </table:table-cell>
          <table:table-cell office:value-type="float" office:value="1422.66163519" calcext:value-type="float">
            <text:p>1422.66163519</text:p>
          </table:table-cell>
          <table:table-cell office:value-type="float" office:value="2360.54572526" calcext:value-type="float">
            <text:p>2360.54572526</text:p>
          </table:table-cell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1767.5897483" calcext:value-type="float">
            <text:p>1767.5897483</text:p>
          </table:table-cell>
          <table:table-cell office:value-type="float" office:value="346.232981021" calcext:value-type="float">
            <text:p>346.232981021</text:p>
          </table:table-cell>
          <table:table-cell office:value-type="float" office:value="1421.35676728" calcext:value-type="float">
            <text:p>1421.35676728</text:p>
          </table:table-cell>
          <table:table-cell office:value-type="float" office:value="2418.47763063" calcext:value-type="float">
            <text:p>2418.47763063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764.18046316" calcext:value-type="float">
            <text:p>1764.18046316</text:p>
          </table:table-cell>
          <table:table-cell office:value-type="float" office:value="344.315537126" calcext:value-type="float">
            <text:p>344.315537126</text:p>
          </table:table-cell>
          <table:table-cell office:value-type="float" office:value="1419.86492604" calcext:value-type="float">
            <text:p>1419.86492604</text:p>
          </table:table-cell>
          <table:table-cell office:value-type="float" office:value="2477.83128591" calcext:value-type="float">
            <text:p>2477.83128591</text:p>
          </table:table-cell>
        </table:table-row>
        <table:table-row table:style-name="ro1">
          <table:table-cell office:value-type="float" office:value="2.41" calcext:value-type="float">
            <text:p>2.41</text:p>
          </table:table-cell>
          <table:table-cell office:value-type="float" office:value="1760.67951926" calcext:value-type="float">
            <text:p>1760.67951926</text:p>
          </table:table-cell>
          <table:table-cell office:value-type="float" office:value="342.666833322" calcext:value-type="float">
            <text:p>342.666833322</text:p>
          </table:table-cell>
          <table:table-cell office:value-type="float" office:value="1418.01268594" calcext:value-type="float">
            <text:p>1418.01268594</text:p>
          </table:table-cell>
          <table:table-cell office:value-type="float" office:value="2538.64158331" calcext:value-type="float">
            <text:p>2538.64158331</text:p>
          </table:table-cell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1754.74607321" calcext:value-type="float">
            <text:p>1754.74607321</text:p>
          </table:table-cell>
          <table:table-cell office:value-type="float" office:value="337.829141468" calcext:value-type="float">
            <text:p>337.829141468</text:p>
          </table:table-cell>
          <table:table-cell office:value-type="float" office:value="1416.91693174" calcext:value-type="float">
            <text:p>1416.91693174</text:p>
          </table:table-cell>
          <table:table-cell office:value-type="float" office:value="2600.94427138" calcext:value-type="float">
            <text:p>2600.94427138</text:p>
          </table:table-cell>
        </table:table-row>
        <table:table-row table:style-name="ro1">
          <table:table-cell office:value-type="float" office:value="2.43" calcext:value-type="float">
            <text:p>2.43</text:p>
          </table:table-cell>
          <table:table-cell office:value-type="float" office:value="1749.39752208" calcext:value-type="float">
            <text:p>1749.39752208</text:p>
          </table:table-cell>
          <table:table-cell office:value-type="float" office:value="334.550055118" calcext:value-type="float">
            <text:p>334.550055118</text:p>
          </table:table-cell>
          <table:table-cell office:value-type="float" office:value="1414.84746697" calcext:value-type="float">
            <text:p>1414.84746697</text:p>
          </table:table-cell>
          <table:table-cell office:value-type="float" office:value="2664.77597597" calcext:value-type="float">
            <text:p>2664.77597597</text:p>
          </table:table-cell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1743.81621999" calcext:value-type="float">
            <text:p>1743.81621999</text:p>
          </table:table-cell>
          <table:table-cell office:value-type="float" office:value="330.485472866" calcext:value-type="float">
            <text:p>330.485472866</text:p>
          </table:table-cell>
          <table:table-cell office:value-type="float" office:value="1413.33074713" calcext:value-type="float">
            <text:p>1413.33074713</text:p>
          </table:table-cell>
          <table:table-cell office:value-type="float" office:value="2730.17422182" calcext:value-type="float">
            <text:p>2730.17422182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1735.76028127" calcext:value-type="float">
            <text:p>1735.76028127</text:p>
          </table:table-cell>
          <table:table-cell office:value-type="float" office:value="324.61189643" calcext:value-type="float">
            <text:p>324.61189643</text:p>
          </table:table-cell>
          <table:table-cell office:value-type="float" office:value="1411.14838484" calcext:value-type="float">
            <text:p>1411.14838484</text:p>
          </table:table-cell>
          <table:table-cell office:value-type="float" office:value="2797.17745459" calcext:value-type="float">
            <text:p>2797.17745459</text:p>
          </table:table-cell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1726.70673818" calcext:value-type="float">
            <text:p>1726.70673818</text:p>
          </table:table-cell>
          <table:table-cell office:value-type="float" office:value="315.863319122" calcext:value-type="float">
            <text:p>315.863319122</text:p>
          </table:table-cell>
          <table:table-cell office:value-type="float" office:value="1410.84341906" calcext:value-type="float">
            <text:p>1410.84341906</text:p>
          </table:table-cell>
          <table:table-cell office:value-type="float" office:value="2865.82506343" calcext:value-type="float">
            <text:p>2865.82506343</text:p>
          </table:table-cell>
        </table:table-row>
        <table:table-row table:style-name="ro1">
          <table:table-cell office:value-type="float" office:value="2.47" calcext:value-type="float">
            <text:p>2.47</text:p>
          </table:table-cell>
          <table:table-cell office:value-type="float" office:value="1616.18146504" calcext:value-type="float">
            <text:p>1616.18146504</text:p>
          </table:table-cell>
          <table:table-cell office:value-type="float" office:value="338.776934969" calcext:value-type="float">
            <text:p>338.776934969</text:p>
          </table:table-cell>
          <table:table-cell office:value-type="float" office:value="1277.40453007" calcext:value-type="float">
            <text:p>1277.40453007</text:p>
          </table:table-cell>
          <table:table-cell office:value-type="float" office:value="2936.15740422" calcext:value-type="float">
            <text:p>2936.15740422</text:p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1545.76210087" calcext:value-type="float">
            <text:p>1545.76210087</text:p>
          </table:table-cell>
          <table:table-cell office:value-type="float" office:value="330.044808944" calcext:value-type="float">
            <text:p>330.044808944</text:p>
          </table:table-cell>
          <table:table-cell office:value-type="float" office:value="1215.71729192" calcext:value-type="float">
            <text:p>1215.71729192</text:p>
          </table:table-cell>
          <table:table-cell office:value-type="float" office:value="3008.21582321" calcext:value-type="float">
            <text:p>3008.21582321</text:p>
          </table:table-cell>
        </table:table-row>
        <table:table-row table:style-name="ro1">
          <table:table-cell office:value-type="float" office:value="2.49" calcext:value-type="float">
            <text:p>2.49</text:p>
          </table:table-cell>
          <table:table-cell office:value-type="float" office:value="1493.0643462" calcext:value-type="float">
            <text:p>1493.0643462</text:p>
          </table:table-cell>
          <table:table-cell office:value-type="float" office:value="323.166117433" calcext:value-type="float">
            <text:p>323.166117433</text:p>
          </table:table-cell>
          <table:table-cell office:value-type="float" office:value="1169.89822876" calcext:value-type="float">
            <text:p>1169.89822876</text:p>
          </table:table-cell>
          <table:table-cell office:value-type="float" office:value="3082.04268136" calcext:value-type="float">
            <text:p>3082.04268136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729.85544625" calcext:value-type="float">
            <text:p>2729.85544625</text:p>
          </table:table-cell>
          <table:table-cell office:value-type="float" office:value="600.987298924" calcext:value-type="float">
            <text:p>600.987298924</text:p>
          </table:table-cell>
          <table:table-cell office:value-type="float" office:value="2128.86814733" calcext:value-type="float">
            <text:p>2128.86814733</text:p>
          </table:table-cell>
          <table:table-cell office:value-type="float" office:value="3157.68137925" calcext:value-type="float">
            <text:p>3157.681379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2T21:36:12.009962884</dc:date>
    <meta:editing-duration>PT3M52S</meta:editing-duration>
    <meta:editing-cycles>1</meta:editing-cycles>
    <meta:document-statistic meta:table-count="1" meta:cell-count="1255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268cm" svg:y="0.316cm" chart:style-name="ch2">
          <text:p>28.57% Impedance Mismatch m=0.55 n=0.5 tau=eps=0.5</text:p>
        </chart:title>
        <chart:subtitle svg:x="6.355cm" svg:y="1.275cm" chart:style-name="ch3">
          <text:p>Right-Going Wave</text:p>
        </chart:subtitle>
        <chart:legend chart:legend-position="end" svg:x="11.772cm" svg:y="3.454cm" style:legend-expansion="high" chart:style-name="ch4"/>
        <chart:plot-area chart:style-name="ch5" table:cell-range-address="EnergyVals.A1:EnergyVals.E251" chart:data-source-has-labels="both" svg:x="1.331cm" svg:y="2.138cm" svg:width="10.121cm" svg:height="5.701cm">
          <chartooo:coordinate-region svg:x="2.323cm" svg:y="2.337cm" svg:width="9.129cm" svg:height="5.116cm"/>
          <chart:axis chart:dimension="x" chart:name="primary-x" chart:style-name="ch6" chartooo:axis-type="auto">
            <chartooo:date-scale/>
            <chart:title svg:x="5.99cm" svg:y="8.019cm" chart:style-name="ch7">
              <text:p>Time</text:p>
            </chart:title>
            <chart:categories table:cell-range-address="EnergyVals.A1:EnergyVals.A251"/>
          </chart:axis>
          <chart:axis chart:dimension="y" chart:name="primary-y" chart:style-name="ch6">
            <chart:title svg:x="0.451cm" svg:y="5.561cm" chart:style-name="ch8">
              <text:p>Energy</text:p>
            </chart:title>
            <chart:grid chart:style-name="ch9" chart:class="major"/>
          </chart:axis>
          <chart:series chart:style-name="ch10" chart:values-cell-range-address="EnergyVals.B1:EnergyVals.B251" loext:label-string="energy" chart:class="chart:line">
            <chart:data-point chart:repeated="251"/>
          </chart:series>
          <chart:series chart:style-name="ch11" chart:values-cell-range-address="EnergyVals.C1:EnergyVals.C251" loext:label-string="left_energy" chart:class="chart:line">
            <chart:data-point chart:repeated="251"/>
          </chart:series>
          <chart:series chart:style-name="ch12" chart:values-cell-range-address="EnergyVals.D1:EnergyVals.D251" loext:label-string="right_energy" chart:class="chart:line">
            <chart:data-point chart:repeated="251"/>
          </chart:series>
          <chart:series chart:style-name="ch13" chart:values-cell-range-address="EnergyVals.E1:EnergyVals.E251" loext:label-string="approx_limit_curve" chart:class="chart:line">
            <chart:data-point chart:repeated="25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ergy</text:p>
              </table:table-cell>
              <table:table-cell office:value-type="string">
                <text:p>left_energy</text:p>
              </table:table-cell>
              <table:table-cell office:value-type="string">
                <text:p>right_energy</text:p>
              </table:table-cell>
              <table:table-cell office:value-type="string">
                <text:p>approx_limit_curve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EnergyVals.A1:EnergyVals.A251</svg:desc>
                </draw:g>
              </table:table-cell>
              <table:table-cell office:value-type="float" office:value="11.7028555055">
                <text:p>11.7028555055</text:p>
                <draw:g>
                  <svg:desc>EnergyVals.B1:EnergyVals.B251</svg:desc>
                </draw:g>
              </table:table-cell>
              <table:table-cell office:value-type="float" office:value="0.0000000000160849623811">
                <text:p>0.0000000000160849623811</text:p>
                <draw:g>
                  <svg:desc>EnergyVals.C1:EnergyVals.C251</svg:desc>
                </draw:g>
              </table:table-cell>
              <table:table-cell office:value-type="float" office:value="11.7028555055">
                <text:p>11.7028555055</text:p>
                <draw:g>
                  <svg:desc>EnergyVals.D1:EnergyVals.D251</svg:desc>
                </draw:g>
              </table:table-cell>
              <table:table-cell office:value-type="float" office:value="7.36129052775">
                <text:p>7.36129052775</text:p>
                <draw:g>
                  <svg:desc>EnergyVals.E1:EnergyVals.E251</svg:desc>
                </draw:g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11.7028555338">
                <text:p>11.7028555338</text:p>
              </table:table-cell>
              <table:table-cell office:value-type="float" office:value="-2.85168031591E-017">
                <text:p>-2.85168031591E-017</text:p>
              </table:table-cell>
              <table:table-cell office:value-type="float" office:value="11.7028555338">
                <text:p>11.7028555338</text:p>
              </table:table-cell>
              <table:table-cell office:value-type="float" office:value="7.54194942443">
                <text:p>7.54194942443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11.7028555474">
                <text:p>11.7028555474</text:p>
              </table:table-cell>
              <table:table-cell office:value-type="float" office:value="-4.17794350162E-017">
                <text:p>-4.17794350162E-017</text:p>
              </table:table-cell>
              <table:table-cell office:value-type="float" office:value="11.7028555474">
                <text:p>11.7028555474</text:p>
              </table:table-cell>
              <table:table-cell office:value-type="float" office:value="7.72704200523">
                <text:p>7.72704200523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11.702855558">
                <text:p>11.702855558</text:p>
              </table:table-cell>
              <table:table-cell office:value-type="float" office:value="-4.34945156286E-017">
                <text:p>-4.34945156286E-017</text:p>
              </table:table-cell>
              <table:table-cell office:value-type="float" office:value="11.702855558">
                <text:p>11.702855558</text:p>
              </table:table-cell>
              <table:table-cell office:value-type="float" office:value="7.9166770805">
                <text:p>7.9166770805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11.7028555664">
                <text:p>11.7028555664</text:p>
              </table:table-cell>
              <table:table-cell office:value-type="float" office:value="-3.76927235189E-017">
                <text:p>-3.76927235189E-017</text:p>
              </table:table-cell>
              <table:table-cell office:value-type="float" office:value="11.7028555664">
                <text:p>11.7028555664</text:p>
              </table:table-cell>
              <table:table-cell office:value-type="float" office:value="8.11096613095">
                <text:p>8.11096613095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11.70283607">
                <text:p>11.70283607</text:p>
              </table:table-cell>
              <table:table-cell office:value-type="float" office:value="0.000165257457398">
                <text:p>0.000165257457398</text:p>
              </table:table-cell>
              <table:table-cell office:value-type="float" office:value="11.7026708125">
                <text:p>11.7026708125</text:p>
              </table:table-cell>
              <table:table-cell office:value-type="float" office:value="8.31002337325">
                <text:p>8.31002337325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11.7027747063">
                <text:p>11.7027747063</text:p>
              </table:table-cell>
              <table:table-cell office:value-type="float" office:value="0.0015788906997">
                <text:p>0.0015788906997</text:p>
              </table:table-cell>
              <table:table-cell office:value-type="float" office:value="11.7011958156">
                <text:p>11.7011958156</text:p>
              </table:table-cell>
              <table:table-cell office:value-type="float" office:value="8.51396582713">
                <text:p>8.51396582713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11.7026910334">
                <text:p>11.7026910334</text:p>
              </table:table-cell>
              <table:table-cell office:value-type="float" office:value="0.00520228430153">
                <text:p>0.00520228430153</text:p>
              </table:table-cell>
              <table:table-cell office:value-type="float" office:value="11.6974887491">
                <text:p>11.6974887491</text:p>
              </table:table-cell>
              <table:table-cell office:value-type="float" office:value="8.72291338421">
                <text:p>8.72291338421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11.7026008356">
                <text:p>11.7026008356</text:p>
              </table:table-cell>
              <table:table-cell office:value-type="float" office:value="0.0114601767632">
                <text:p>0.0114601767632</text:p>
              </table:table-cell>
              <table:table-cell office:value-type="float" office:value="11.6911406589">
                <text:p>11.6911406589</text:p>
              </table:table-cell>
              <table:table-cell office:value-type="float" office:value="8.93698887843">
                <text:p>8.93698887843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11.7025158364">
                <text:p>11.7025158364</text:p>
              </table:table-cell>
              <table:table-cell office:value-type="float" office:value="0.0203675667828">
                <text:p>0.0203675667828</text:p>
              </table:table-cell>
              <table:table-cell office:value-type="float" office:value="11.6821482696">
                <text:p>11.6821482696</text:p>
              </table:table-cell>
              <table:table-cell office:value-type="float" office:value="9.1563181583">
                <text:p>9.1563181583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1.7024442382">
                <text:p>11.7024442382</text:p>
              </table:table-cell>
              <table:table-cell office:value-type="float" office:value="0.0316419129967">
                <text:p>0.0316419129967</text:p>
              </table:table-cell>
              <table:table-cell office:value-type="float" office:value="11.6708023252">
                <text:p>11.6708023252</text:p>
              </table:table-cell>
              <table:table-cell office:value-type="float" office:value="9.38103016089">
                <text:p>9.38103016089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11.7023912657">
                <text:p>11.7023912657</text:p>
              </table:table-cell>
              <table:table-cell office:value-type="float" office:value="0.0448000081404">
                <text:p>0.0448000081404</text:p>
              </table:table-cell>
              <table:table-cell office:value-type="float" office:value="11.6575912575">
                <text:p>11.6575912575</text:p>
              </table:table-cell>
              <table:table-cell office:value-type="float" office:value="9.61125698758">
                <text:p>9.61125698758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11.7023595923">
                <text:p>11.7023595923</text:p>
              </table:table-cell>
              <table:table-cell office:value-type="float" office:value="0.0592404138453">
                <text:p>0.0592404138453</text:p>
              </table:table-cell>
              <table:table-cell office:value-type="float" office:value="11.6431191784">
                <text:p>11.6431191784</text:p>
              </table:table-cell>
              <table:table-cell office:value-type="float" office:value="9.84713398178">
                <text:p>9.84713398178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11.7023498227">
                <text:p>11.7023498227</text:p>
              </table:table-cell>
              <table:table-cell office:value-type="float" office:value="0.0743123796357">
                <text:p>0.0743123796357</text:p>
              </table:table-cell>
              <table:table-cell office:value-type="float" office:value="11.628037443">
                <text:p>11.628037443</text:p>
              </table:table-cell>
              <table:table-cell office:value-type="float" office:value="10.0887998084">
                <text:p>10.0887998084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11.7023608894">
                <text:p>11.7023608894</text:p>
              </table:table-cell>
              <table:table-cell office:value-type="float" office:value="0.0893721252966">
                <text:p>0.0893721252966</text:p>
              </table:table-cell>
              <table:table-cell office:value-type="float" office:value="11.6129887641">
                <text:p>11.6129887641</text:p>
              </table:table-cell>
              <table:table-cell office:value-type="float" office:value="10.3363965356">
                <text:p>10.3363965356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11.7023904128">
                <text:p>11.7023904128</text:p>
              </table:table-cell>
              <table:table-cell office:value-type="float" office:value="0.103827403731">
                <text:p>0.103827403731</text:p>
              </table:table-cell>
              <table:table-cell office:value-type="float" office:value="11.5985630091">
                <text:p>11.5985630091</text:p>
              </table:table-cell>
              <table:table-cell office:value-type="float" office:value="10.5900697178">
                <text:p>10.5900697178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11.7024350772">
                <text:p>11.7024350772</text:p>
              </table:table-cell>
              <table:table-cell office:value-type="float" office:value="0.117171245311">
                <text:p>0.117171245311</text:p>
              </table:table-cell>
              <table:table-cell office:value-type="float" office:value="11.5852638319">
                <text:p>11.5852638319</text:p>
              </table:table-cell>
              <table:table-cell office:value-type="float" office:value="10.849968482">
                <text:p>10.849968482</text:p>
              </table:table-cell>
            </table:table-row>
            <table:table-row>
              <table:table-cell office:value-type="float" office:value="0.17">
                <text:p>0.17</text:p>
              </table:table-cell>
              <table:table-cell office:value-type="float" office:value="11.7024909316">
                <text:p>11.7024909316</text:p>
              </table:table-cell>
              <table:table-cell office:value-type="float" office:value="0.129005775004">
                <text:p>0.129005775004</text:p>
              </table:table-cell>
              <table:table-cell office:value-type="float" office:value="11.5734851566">
                <text:p>11.5734851566</text:p>
              </table:table-cell>
              <table:table-cell office:value-type="float" office:value="11.1162456148">
                <text:p>11.1162456148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11.7025536768">
                <text:p>11.7025536768</text:p>
              </table:table-cell>
              <table:table-cell office:value-type="float" office:value="0.139057015784">
                <text:p>0.139057015784</text:p>
              </table:table-cell>
              <table:table-cell office:value-type="float" office:value="11.563496661">
                <text:p>11.563496661</text:p>
              </table:table-cell>
              <table:table-cell office:value-type="float" office:value="11.3890576523">
                <text:p>11.3890576523</text:p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11.7026189272">
                <text:p>11.7026189272</text:p>
              </table:table-cell>
              <table:table-cell office:value-type="float" office:value="0.147181568146">
                <text:p>0.147181568146</text:p>
              </table:table-cell>
              <table:table-cell office:value-type="float" office:value="11.555437359">
                <text:p>11.555437359</text:p>
              </table:table-cell>
              <table:table-cell office:value-type="float" office:value="11.6685649727">
                <text:p>11.6685649727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1.7026824229">
                <text:p>11.7026824229</text:p>
              </table:table-cell>
              <table:table-cell office:value-type="float" office:value="0.153366079894">
                <text:p>0.153366079894</text:p>
              </table:table-cell>
              <table:table-cell office:value-type="float" office:value="11.549316343">
                <text:p>11.549316343</text:p>
              </table:table-cell>
              <table:table-cell office:value-type="float" office:value="11.9549318897">
                <text:p>11.9549318897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11.7027402387">
                <text:p>11.7027402387</text:p>
              </table:table-cell>
              <table:table-cell office:value-type="float" office:value="0.157720413171">
                <text:p>0.157720413171</text:p>
              </table:table-cell>
              <table:table-cell office:value-type="float" office:value="11.5450198255">
                <text:p>11.5450198255</text:p>
              </table:table-cell>
              <table:table-cell office:value-type="float" office:value="12.2483267499">
                <text:p>12.2483267499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11.7027889399">
                <text:p>11.7027889399</text:p>
              </table:table-cell>
              <table:table-cell office:value-type="float" office:value="0.160465363473">
                <text:p>0.160465363473</text:p>
              </table:table-cell>
              <table:table-cell office:value-type="float" office:value="11.5423235764">
                <text:p>11.5423235764</text:p>
              </table:table-cell>
              <table:table-cell office:value-type="float" office:value="12.5489220311">
                <text:p>12.5489220311</text:p>
              </table:table-cell>
            </table:table-row>
            <table:table-row>
              <table:table-cell office:value-type="float" office:value="0.23">
                <text:p>0.23</text:p>
              </table:table-cell>
              <table:table-cell office:value-type="float" office:value="11.7028257286">
                <text:p>11.7028257286</text:p>
              </table:table-cell>
              <table:table-cell office:value-type="float" office:value="0.161915905606">
                <text:p>0.161915905606</text:p>
              </table:table-cell>
              <table:table-cell office:value-type="float" office:value="11.5409098229">
                <text:p>11.5409098229</text:p>
              </table:table-cell>
              <table:table-cell office:value-type="float" office:value="12.8568944444">
                <text:p>12.8568944444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11.7028485328">
                <text:p>11.7028485328</text:p>
              </table:table-cell>
              <table:table-cell office:value-type="float" office:value="0.162460830347">
                <text:p>0.162460830347</text:p>
              </table:table-cell>
              <table:table-cell office:value-type="float" office:value="11.5403877024">
                <text:p>11.5403877024</text:p>
              </table:table-cell>
              <table:table-cell office:value-type="float" office:value="13.1724250374">
                <text:p>13.1724250374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1.7028773579">
                <text:p>11.7028773579</text:p>
              </table:table-cell>
              <table:table-cell office:value-type="float" office:value="0.162556308905">
                <text:p>0.162556308905</text:p>
              </table:table-cell>
              <table:table-cell office:value-type="float" office:value="11.540321049">
                <text:p>11.540321049</text:p>
              </table:table-cell>
              <table:table-cell office:value-type="float" office:value="13.4956993009">
                <text:p>13.4956993009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13.7112461212">
                <text:p>13.7112461212</text:p>
              </table:table-cell>
              <table:table-cell office:value-type="float" office:value="0.0895787467296">
                <text:p>0.0895787467296</text:p>
              </table:table-cell>
              <table:table-cell office:value-type="float" office:value="13.6216673744">
                <text:p>13.6216673744</text:p>
              </table:table-cell>
              <table:table-cell office:value-type="float" office:value="13.8269072781">
                <text:p>13.8269072781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13.7124840284">
                <text:p>13.7124840284</text:p>
              </table:table-cell>
              <table:table-cell office:value-type="float" office:value="0.0947139351422">
                <text:p>0.0947139351422</text:p>
              </table:table-cell>
              <table:table-cell office:value-type="float" office:value="13.6177700932">
                <text:p>13.6177700932</text:p>
              </table:table-cell>
              <table:table-cell office:value-type="float" office:value="14.1662436763">
                <text:p>14.1662436763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13.7142966742">
                <text:p>13.7142966742</text:p>
              </table:table-cell>
              <table:table-cell office:value-type="float" office:value="0.107454761008">
                <text:p>0.107454761008</text:p>
              </table:table-cell>
              <table:table-cell office:value-type="float" office:value="13.6068419132">
                <text:p>13.6068419132</text:p>
              </table:table-cell>
              <table:table-cell office:value-type="float" office:value="14.5139079809">
                <text:p>14.5139079809</text:p>
              </table:table-cell>
            </table:table-row>
            <table:table-row>
              <table:table-cell office:value-type="float" office:value="0.29">
                <text:p>0.29</text:p>
              </table:table-cell>
              <table:table-cell office:value-type="float" office:value="13.7163216733">
                <text:p>13.7163216733</text:p>
              </table:table-cell>
              <table:table-cell office:value-type="float" office:value="0.129512156075">
                <text:p>0.129512156075</text:p>
              </table:table-cell>
              <table:table-cell office:value-type="float" office:value="13.5868095172">
                <text:p>13.5868095172</text:p>
              </table:table-cell>
              <table:table-cell office:value-type="float" office:value="14.8701045734">
                <text:p>14.8701045734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13.7181200284">
                <text:p>13.7181200284</text:p>
              </table:table-cell>
              <table:table-cell office:value-type="float" office:value="0.160509601649">
                <text:p>0.160509601649</text:p>
              </table:table-cell>
              <table:table-cell office:value-type="float" office:value="13.5576104267">
                <text:p>13.5576104267</text:p>
              </table:table-cell>
              <table:table-cell office:value-type="float" office:value="15.235042851">
                <text:p>15.235042851</text:p>
              </table:table-cell>
            </table:table-row>
            <table:table-row>
              <table:table-cell office:value-type="float" office:value="0.31">
                <text:p>0.31</text:p>
              </table:table-cell>
              <table:table-cell office:value-type="float" office:value="13.7192430659">
                <text:p>13.7192430659</text:p>
              </table:table-cell>
              <table:table-cell office:value-type="float" office:value="0.197815313352">
                <text:p>0.197815313352</text:p>
              </table:table-cell>
              <table:table-cell office:value-type="float" office:value="13.5214277526">
                <text:p>13.5214277526</text:p>
              </table:table-cell>
              <table:table-cell office:value-type="float" office:value="15.6089373497">
                <text:p>15.6089373497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13.7193177657">
                <text:p>13.7193177657</text:p>
              </table:table-cell>
              <table:table-cell office:value-type="float" office:value="0.236814159024">
                <text:p>0.236814159024</text:p>
              </table:table-cell>
              <table:table-cell office:value-type="float" office:value="13.4825036067">
                <text:p>13.4825036067</text:p>
              </table:table-cell>
              <table:table-cell office:value-type="float" office:value="15.992007871">
                <text:p>15.992007871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13.7181586272">
                <text:p>13.7181586272</text:p>
              </table:table-cell>
              <table:table-cell office:value-type="float" office:value="0.271733244291">
                <text:p>0.271733244291</text:p>
              </table:table-cell>
              <table:table-cell office:value-type="float" office:value="13.4464253829">
                <text:p>13.4464253829</text:p>
              </table:table-cell>
              <table:table-cell office:value-type="float" office:value="16.3844796104">
                <text:p>16.3844796104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13.715886994">
                <text:p>13.715886994</text:p>
              </table:table-cell>
              <table:table-cell office:value-type="float" office:value="0.297124755042">
                <text:p>0.297124755042</text:p>
              </table:table-cell>
              <table:table-cell office:value-type="float" office:value="13.418762239">
                <text:p>13.418762239</text:p>
              </table:table-cell>
              <table:table-cell office:value-type="float" office:value="16.7865832902">
                <text:p>16.7865832902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13.7130795093">
                <text:p>13.7130795093</text:p>
              </table:table-cell>
              <table:table-cell office:value-type="float" office:value="0.310123465442">
                <text:p>0.310123465442</text:p>
              </table:table-cell>
              <table:table-cell office:value-type="float" office:value="13.4029560438">
                <text:p>13.4029560438</text:p>
              </table:table-cell>
              <table:table-cell office:value-type="float" office:value="17.198555295">
                <text:p>17.198555295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13.7109383338">
                <text:p>13.7109383338</text:p>
              </table:table-cell>
              <table:table-cell office:value-type="float" office:value="0.313583494154">
                <text:p>0.313583494154</text:p>
              </table:table-cell>
              <table:table-cell office:value-type="float" office:value="13.3973548397">
                <text:p>13.3973548397</text:p>
              </table:table-cell>
              <table:table-cell office:value-type="float" office:value="17.6206378106">
                <text:p>17.6206378106</text:p>
              </table:table-cell>
            </table:table-row>
            <table:table-row>
              <table:table-cell office:value-type="float" office:value="0.37">
                <text:p>0.37</text:p>
              </table:table-cell>
              <table:table-cell office:value-type="float" office:value="13.7106745059">
                <text:p>13.7106745059</text:p>
              </table:table-cell>
              <table:table-cell office:value-type="float" office:value="0.317113549751">
                <text:p>0.317113549751</text:p>
              </table:table-cell>
              <table:table-cell office:value-type="float" office:value="13.3935609561">
                <text:p>13.3935609561</text:p>
              </table:table-cell>
              <table:table-cell office:value-type="float" office:value="18.0530789666">
                <text:p>18.0530789666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13.7106680459">
                <text:p>13.7106680459</text:p>
              </table:table-cell>
              <table:table-cell office:value-type="float" office:value="0.321303948736">
                <text:p>0.321303948736</text:p>
              </table:table-cell>
              <table:table-cell office:value-type="float" office:value="13.3893640971">
                <text:p>13.3893640971</text:p>
              </table:table-cell>
              <table:table-cell office:value-type="float" office:value="18.4961329821">
                <text:p>18.4961329821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13.7106635641">
                <text:p>13.7106635641</text:p>
              </table:table-cell>
              <table:table-cell office:value-type="float" office:value="0.325626558881">
                <text:p>0.325626558881</text:p>
              </table:table-cell>
              <table:table-cell office:value-type="float" office:value="13.3850370052">
                <text:p>13.3850370052</text:p>
              </table:table-cell>
              <table:table-cell office:value-type="float" office:value="18.9500603152">
                <text:p>18.9500603152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3.7106611085">
                <text:p>13.7106611085</text:p>
              </table:table-cell>
              <table:table-cell office:value-type="float" office:value="0.330023474854">
                <text:p>0.330023474854</text:p>
              </table:table-cell>
              <table:table-cell office:value-type="float" office:value="13.3806376337">
                <text:p>13.3806376337</text:p>
              </table:table-cell>
              <table:table-cell office:value-type="float" office:value="19.415127816">
                <text:p>19.415127816</text:p>
              </table:table-cell>
            </table:table-row>
            <table:table-row>
              <table:table-cell office:value-type="float" office:value="0.41">
                <text:p>0.41</text:p>
              </table:table-cell>
              <table:table-cell office:value-type="float" office:value="13.7106605592">
                <text:p>13.7106605592</text:p>
              </table:table-cell>
              <table:table-cell office:value-type="float" office:value="0.334437713513">
                <text:p>0.334437713513</text:p>
              </table:table-cell>
              <table:table-cell office:value-type="float" office:value="13.3762228457">
                <text:p>13.3762228457</text:p>
              </table:table-cell>
              <table:table-cell office:value-type="float" office:value="19.8916088837">
                <text:p>19.8916088837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13.7106618125">
                <text:p>13.7106618125</text:p>
              </table:table-cell>
              <table:table-cell office:value-type="float" office:value="0.338814488939">
                <text:p>0.338814488939</text:p>
              </table:table-cell>
              <table:table-cell office:value-type="float" office:value="13.3718473236">
                <text:p>13.3718473236</text:p>
              </table:table-cell>
              <table:table-cell office:value-type="float" office:value="20.3797836271">
                <text:p>20.3797836271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13.7106647237">
                <text:p>13.7106647237</text:p>
              </table:table-cell>
              <table:table-cell office:value-type="float" office:value="0.343102239528">
                <text:p>0.343102239528</text:p>
              </table:table-cell>
              <table:table-cell office:value-type="float" office:value="13.3675624841">
                <text:p>13.3675624841</text:p>
              </table:table-cell>
              <table:table-cell office:value-type="float" office:value="20.8799390293">
                <text:p>20.8799390293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13.7106691545">
                <text:p>13.7106691545</text:p>
              </table:table-cell>
              <table:table-cell office:value-type="float" office:value="0.347253473096">
                <text:p>0.347253473096</text:p>
              </table:table-cell>
              <table:table-cell office:value-type="float" office:value="13.3634156814">
                <text:p>13.3634156814</text:p>
              </table:table-cell>
              <table:table-cell office:value-type="float" office:value="21.3923691166">
                <text:p>21.3923691166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13.7106748533">
                <text:p>13.7106748533</text:p>
              </table:table-cell>
              <table:table-cell office:value-type="float" office:value="0.351225537575">
                <text:p>0.351225537575</text:p>
              </table:table-cell>
              <table:table-cell office:value-type="float" office:value="13.3594493158">
                <text:p>13.3594493158</text:p>
              </table:table-cell>
              <table:table-cell office:value-type="float" office:value="21.9173751311">
                <text:p>21.9173751311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13.7106814767">
                <text:p>13.7106814767</text:p>
              </table:table-cell>
              <table:table-cell office:value-type="float" office:value="0.354981727199">
                <text:p>0.354981727199</text:p>
              </table:table-cell>
              <table:table-cell office:value-type="float" office:value="13.3556997495">
                <text:p>13.3556997495</text:p>
              </table:table-cell>
              <table:table-cell office:value-type="float" office:value="22.4552657081">
                <text:p>22.4552657081</text:p>
              </table:table-cell>
            </table:table-row>
            <table:table-row>
              <table:table-cell office:value-type="float" office:value="0.47">
                <text:p>0.47</text:p>
              </table:table-cell>
              <table:table-cell office:value-type="float" office:value="13.7106894494">
                <text:p>13.7106894494</text:p>
              </table:table-cell>
              <table:table-cell office:value-type="float" office:value="0.358488713588">
                <text:p>0.358488713588</text:p>
              </table:table-cell>
              <table:table-cell office:value-type="float" office:value="13.3522007358">
                <text:p>13.3522007358</text:p>
              </table:table-cell>
              <table:table-cell office:value-type="float" office:value="23.0063570571">
                <text:p>23.0063570571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13.7106978172">
                <text:p>13.7106978172</text:p>
              </table:table-cell>
              <table:table-cell office:value-type="float" office:value="0.36172286002">
                <text:p>0.36172286002</text:p>
              </table:table-cell>
              <table:table-cell office:value-type="float" office:value="13.3489749572">
                <text:p>13.3489749572</text:p>
              </table:table-cell>
              <table:table-cell office:value-type="float" office:value="23.5709731481">
                <text:p>23.5709731481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13.7107067416">
                <text:p>13.7107067416</text:p>
              </table:table-cell>
              <table:table-cell office:value-type="float" office:value="0.364664777168">
                <text:p>0.364664777168</text:p>
              </table:table-cell>
              <table:table-cell office:value-type="float" office:value="13.3460419645">
                <text:p>13.3460419645</text:p>
              </table:table-cell>
              <table:table-cell office:value-type="float" office:value="24.1494459018">
                <text:p>24.1494459018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22.1510134983">
                <text:p>22.1510134983</text:p>
              </table:table-cell>
              <table:table-cell office:value-type="float" office:value="0.740865872676">
                <text:p>0.740865872676</text:p>
              </table:table-cell>
              <table:table-cell office:value-type="float" office:value="21.4101476257">
                <text:p>21.4101476257</text:p>
              </table:table-cell>
              <table:table-cell office:value-type="float" office:value="24.7421153849">
                <text:p>24.7421153849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22.1506695297">
                <text:p>22.1506695297</text:p>
              </table:table-cell>
              <table:table-cell office:value-type="float" office:value="0.753519664787">
                <text:p>0.753519664787</text:p>
              </table:table-cell>
              <table:table-cell office:value-type="float" office:value="21.3971498649">
                <text:p>21.3971498649</text:p>
              </table:table-cell>
              <table:table-cell office:value-type="float" office:value="25.3493300099">
                <text:p>25.3493300099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22.1500692256">
                <text:p>22.1500692256</text:p>
              </table:table-cell>
              <table:table-cell office:value-type="float" office:value="0.763971645643">
                <text:p>0.763971645643</text:p>
              </table:table-cell>
              <table:table-cell office:value-type="float" office:value="21.3860975799">
                <text:p>21.3860975799</text:p>
              </table:table-cell>
              <table:table-cell office:value-type="float" office:value="25.9714467398">
                <text:p>25.9714467398</text:p>
              </table:table-cell>
            </table:table-row>
            <table:table-row>
              <table:table-cell office:value-type="float" office:value="0.53">
                <text:p>0.53</text:p>
              </table:table-cell>
              <table:table-cell office:value-type="float" office:value="22.1495885912">
                <text:p>22.1495885912</text:p>
              </table:table-cell>
              <table:table-cell office:value-type="float" office:value="0.772021922154">
                <text:p>0.772021922154</text:p>
              </table:table-cell>
              <table:table-cell office:value-type="float" office:value="21.377566669">
                <text:p>21.377566669</text:p>
              </table:table-cell>
              <table:table-cell office:value-type="float" office:value="26.6088312983">
                <text:p>26.6088312983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22.1491985027">
                <text:p>22.1491985027</text:p>
              </table:table-cell>
              <table:table-cell office:value-type="float" office:value="0.777794220374">
                <text:p>0.777794220374</text:p>
              </table:table-cell>
              <table:table-cell office:value-type="float" office:value="21.3714042823">
                <text:p>21.3714042823</text:p>
              </table:table-cell>
              <table:table-cell office:value-type="float" office:value="27.2618583846">
                <text:p>27.2618583846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22.1488966454">
                <text:p>22.1488966454</text:p>
              </table:table-cell>
              <table:table-cell office:value-type="float" office:value="0.781523138131">
                <text:p>0.781523138131</text:p>
              </table:table-cell>
              <table:table-cell office:value-type="float" office:value="21.3673735073">
                <text:p>21.3673735073</text:p>
              </table:table-cell>
              <table:table-cell office:value-type="float" office:value="27.9309118934">
                <text:p>27.9309118934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22.1486856604">
                <text:p>22.1486856604</text:p>
              </table:table-cell>
              <table:table-cell office:value-type="float" office:value="0.78352471174">
                <text:p>0.78352471174</text:p>
              </table:table-cell>
              <table:table-cell office:value-type="float" office:value="21.3651609487">
                <text:p>21.3651609487</text:p>
              </table:table-cell>
              <table:table-cell office:value-type="float" office:value="28.6163851412">
                <text:p>28.6163851412</text:p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22.1487117874">
                <text:p>22.1487117874</text:p>
              </table:table-cell>
              <table:table-cell office:value-type="float" office:value="0.78406950392">
                <text:p>0.78406950392</text:p>
              </table:table-cell>
              <table:table-cell office:value-type="float" office:value="21.3646422835">
                <text:p>21.3646422835</text:p>
              </table:table-cell>
              <table:table-cell office:value-type="float" office:value="29.3186810969">
                <text:p>29.3186810969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22.1549468999">
                <text:p>22.1549468999</text:p>
              </table:table-cell>
              <table:table-cell office:value-type="float" office:value="0.791551563164">
                <text:p>0.791551563164</text:p>
              </table:table-cell>
              <table:table-cell office:value-type="float" office:value="21.3633953367">
                <text:p>21.3633953367</text:p>
              </table:table-cell>
              <table:table-cell office:value-type="float" office:value="30.0382126192">
                <text:p>30.0382126192</text:p>
              </table:table-cell>
            </table:table-row>
            <table:table-row>
              <table:table-cell office:value-type="float" office:value="0.59">
                <text:p>0.59</text:p>
              </table:table-cell>
              <table:table-cell office:value-type="float" office:value="22.1667845326">
                <text:p>22.1667845326</text:p>
              </table:table-cell>
              <table:table-cell office:value-type="float" office:value="0.842829408754">
                <text:p>0.842829408754</text:p>
              </table:table-cell>
              <table:table-cell office:value-type="float" office:value="21.3239551239">
                <text:p>21.3239551239</text:p>
              </table:table-cell>
              <table:table-cell office:value-type="float" office:value="30.7754026987">
                <text:p>30.7754026987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22.1761383169">
                <text:p>22.1761383169</text:p>
              </table:table-cell>
              <table:table-cell office:value-type="float" office:value="0.950896676991">
                <text:p>0.950896676991</text:p>
              </table:table-cell>
              <table:table-cell office:value-type="float" office:value="21.2252416399">
                <text:p>21.2252416399</text:p>
              </table:table-cell>
              <table:table-cell office:value-type="float" office:value="31.5306847074">
                <text:p>31.5306847074</text:p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22.1747466448">
                <text:p>22.1747466448</text:p>
              </table:table-cell>
              <table:table-cell office:value-type="float" office:value="1.08234521165">
                <text:p>1.08234521165</text:p>
              </table:table-cell>
              <table:table-cell office:value-type="float" office:value="21.0924014331">
                <text:p>21.0924014331</text:p>
              </table:table-cell>
              <table:table-cell office:value-type="float" office:value="32.3045026527">
                <text:p>32.3045026527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22.1608209998">
                <text:p>22.1608209998</text:p>
              </table:table-cell>
              <table:table-cell office:value-type="float" office:value="1.17298026234">
                <text:p>1.17298026234</text:p>
              </table:table-cell>
              <table:table-cell office:value-type="float" office:value="20.9878407374">
                <text:p>20.9878407374</text:p>
              </table:table-cell>
              <table:table-cell office:value-type="float" office:value="33.0973114388">
                <text:p>33.0973114388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22.1481576639">
                <text:p>22.1481576639</text:p>
              </table:table-cell>
              <table:table-cell office:value-type="float" office:value="1.19021472157">
                <text:p>1.19021472157</text:p>
              </table:table-cell>
              <table:table-cell office:value-type="float" office:value="20.9579429424">
                <text:p>20.9579429424</text:p>
              </table:table-cell>
              <table:table-cell office:value-type="float" office:value="33.9095771339">
                <text:p>33.9095771339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22.1480653597">
                <text:p>22.1480653597</text:p>
              </table:table-cell>
              <table:table-cell office:value-type="float" office:value="1.19039968572">
                <text:p>1.19039968572</text:p>
              </table:table-cell>
              <table:table-cell office:value-type="float" office:value="20.9576656739">
                <text:p>20.9576656739</text:p>
              </table:table-cell>
              <table:table-cell office:value-type="float" office:value="34.7417772446">
                <text:p>34.7417772446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22.1480040643">
                <text:p>22.1480040643</text:p>
              </table:table-cell>
              <table:table-cell office:value-type="float" office:value="1.19046271056">
                <text:p>1.19046271056</text:p>
              </table:table-cell>
              <table:table-cell office:value-type="float" office:value="20.9575413537">
                <text:p>20.9575413537</text:p>
              </table:table-cell>
              <table:table-cell office:value-type="float" office:value="35.5944009961">
                <text:p>35.5944009961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22.1479454775">
                <text:p>22.1479454775</text:p>
              </table:table-cell>
              <table:table-cell office:value-type="float" office:value="1.19046779855">
                <text:p>1.19046779855</text:p>
              </table:table-cell>
              <table:table-cell office:value-type="float" office:value="20.9574776789">
                <text:p>20.9574776789</text:p>
              </table:table-cell>
              <table:table-cell office:value-type="float" office:value="36.4679496201">
                <text:p>36.4679496201</text:p>
              </table:table-cell>
            </table:table-row>
            <table:table-row>
              <table:table-cell office:value-type="float" office:value="0.67">
                <text:p>0.67</text:p>
              </table:table-cell>
              <table:table-cell office:value-type="float" office:value="22.1478889899">
                <text:p>22.1478889899</text:p>
              </table:table-cell>
              <table:table-cell office:value-type="float" office:value="1.19042455559">
                <text:p>1.19042455559</text:p>
              </table:table-cell>
              <table:table-cell office:value-type="float" office:value="20.9574644343">
                <text:p>20.9574644343</text:p>
              </table:table-cell>
              <table:table-cell office:value-type="float" office:value="37.3629366496">
                <text:p>37.3629366496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22.1478353446">
                <text:p>22.1478353446</text:p>
              </table:table-cell>
              <table:table-cell office:value-type="float" office:value="1.19036140189">
                <text:p>1.19036140189</text:p>
              </table:table-cell>
              <table:table-cell office:value-type="float" office:value="20.9574739427">
                <text:p>20.9574739427</text:p>
              </table:table-cell>
              <table:table-cell office:value-type="float" office:value="38.2798882203">
                <text:p>38.2798882203</text:p>
              </table:table-cell>
            </table:table-row>
            <table:table-row>
              <table:table-cell office:value-type="float" office:value="0.69">
                <text:p>0.69</text:p>
              </table:table-cell>
              <table:table-cell office:value-type="float" office:value="22.1477852799">
                <text:p>22.1477852799</text:p>
              </table:table-cell>
              <table:table-cell office:value-type="float" office:value="1.19030129288">
                <text:p>1.19030129288</text:p>
              </table:table-cell>
              <table:table-cell office:value-type="float" office:value="20.957483987">
                <text:p>20.957483987</text:p>
              </table:table-cell>
              <table:table-cell office:value-type="float" office:value="39.2193433803">
                <text:p>39.2193433803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22.1477397012">
                <text:p>22.1477397012</text:p>
              </table:table-cell>
              <table:table-cell office:value-type="float" office:value="1.19025804057">
                <text:p>1.19025804057</text:p>
              </table:table-cell>
              <table:table-cell office:value-type="float" office:value="20.9574816606">
                <text:p>20.9574816606</text:p>
              </table:table-cell>
              <table:table-cell office:value-type="float" office:value="40.181854407">
                <text:p>40.181854407</text:p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22.1475600864">
                <text:p>22.1475600864</text:p>
              </table:table-cell>
              <table:table-cell office:value-type="float" office:value="1.1909781158">
                <text:p>1.1909781158</text:p>
              </table:table-cell>
              <table:table-cell office:value-type="float" office:value="20.9565819706">
                <text:p>20.9565819706</text:p>
              </table:table-cell>
              <table:table-cell office:value-type="float" office:value="41.1679871315">
                <text:p>41.1679871315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22.1473905193">
                <text:p>22.1473905193</text:p>
              </table:table-cell>
              <table:table-cell office:value-type="float" office:value="1.19315825358">
                <text:p>1.19315825358</text:p>
              </table:table-cell>
              <table:table-cell office:value-type="float" office:value="20.9542322657">
                <text:p>20.9542322657</text:p>
              </table:table-cell>
              <table:table-cell office:value-type="float" office:value="42.1783212714">
                <text:p>42.1783212714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22.147261738">
                <text:p>22.147261738</text:p>
              </table:table-cell>
              <table:table-cell office:value-type="float" office:value="1.19658143307">
                <text:p>1.19658143307</text:p>
              </table:table-cell>
              <table:table-cell office:value-type="float" office:value="20.9506803049">
                <text:p>20.9506803049</text:p>
              </table:table-cell>
              <table:table-cell office:value-type="float" office:value="43.2134507715">
                <text:p>43.2134507715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22.1471553767">
                <text:p>22.1471553767</text:p>
              </table:table-cell>
              <table:table-cell office:value-type="float" office:value="1.20121279993">
                <text:p>1.20121279993</text:p>
              </table:table-cell>
              <table:table-cell office:value-type="float" office:value="20.9459425767">
                <text:p>20.9459425767</text:p>
              </table:table-cell>
              <table:table-cell office:value-type="float" office:value="44.2739841534">
                <text:p>44.2739841534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22.1470636273">
                <text:p>22.1470636273</text:p>
              </table:table-cell>
              <table:table-cell office:value-type="float" office:value="1.20699743873">
                <text:p>1.20699743873</text:p>
              </table:table-cell>
              <table:table-cell office:value-type="float" office:value="20.9400661886">
                <text:p>20.9400661886</text:p>
              </table:table-cell>
              <table:table-cell office:value-type="float" office:value="45.3605448724">
                <text:p>45.3605448724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41.6567995671">
                <text:p>41.6567995671</text:p>
              </table:table-cell>
              <table:table-cell office:value-type="float" office:value="2.77290626991">
                <text:p>2.77290626991</text:p>
              </table:table-cell>
              <table:table-cell office:value-type="float" office:value="38.8838932972">
                <text:p>38.8838932972</text:p>
              </table:table-cell>
              <table:table-cell office:value-type="float" office:value="46.4737716848">
                <text:p>46.4737716848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41.6565730351">
                <text:p>41.6565730351</text:p>
              </table:table-cell>
              <table:table-cell office:value-type="float" office:value="2.77364325569">
                <text:p>2.77364325569</text:p>
              </table:table-cell>
              <table:table-cell office:value-type="float" office:value="38.8829297794">
                <text:p>38.8829297794</text:p>
              </table:table-cell>
              <table:table-cell office:value-type="float" office:value="47.614319023">
                <text:p>47.614319023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41.6563654412">
                <text:p>41.6563654412</text:p>
              </table:table-cell>
              <table:table-cell office:value-type="float" office:value="2.77391703027">
                <text:p>2.77391703027</text:p>
              </table:table-cell>
              <table:table-cell office:value-type="float" office:value="38.8824484109">
                <text:p>38.8824484109</text:p>
              </table:table-cell>
              <table:table-cell office:value-type="float" office:value="48.7828573803">
                <text:p>48.7828573803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41.6562081002">
                <text:p>41.6562081002</text:p>
              </table:table-cell>
              <table:table-cell office:value-type="float" office:value="2.7738418017">
                <text:p>2.7738418017</text:p>
              </table:table-cell>
              <table:table-cell office:value-type="float" office:value="38.8823662985">
                <text:p>38.8823662985</text:p>
              </table:table-cell>
              <table:table-cell office:value-type="float" office:value="49.9800737051">
                <text:p>49.9800737051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41.6560647543">
                <text:p>41.6560647543</text:p>
              </table:table-cell>
              <table:table-cell office:value-type="float" office:value="2.77319597533">
                <text:p>2.77319597533</text:p>
              </table:table-cell>
              <table:table-cell office:value-type="float" office:value="38.882868779">
                <text:p>38.882868779</text:p>
              </table:table-cell>
              <table:table-cell office:value-type="float" office:value="51.2066718046">
                <text:p>51.2066718046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41.6559327714">
                <text:p>41.6559327714</text:p>
              </table:table-cell>
              <table:table-cell office:value-type="float" office:value="2.77179971569">
                <text:p>2.77179971569</text:p>
              </table:table-cell>
              <table:table-cell office:value-type="float" office:value="38.8841330557">
                <text:p>38.8841330557</text:p>
              </table:table-cell>
              <table:table-cell office:value-type="float" office:value="52.4633727589">
                <text:p>52.4633727589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41.6556082288">
                <text:p>41.6556082288</text:p>
              </table:table-cell>
              <table:table-cell office:value-type="float" office:value="2.76849914362">
                <text:p>2.76849914362</text:p>
              </table:table-cell>
              <table:table-cell office:value-type="float" office:value="38.8871090851">
                <text:p>38.8871090851</text:p>
              </table:table-cell>
              <table:table-cell office:value-type="float" office:value="53.7509153444">
                <text:p>53.7509153444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41.6551358748">
                <text:p>41.6551358748</text:p>
              </table:table-cell>
              <table:table-cell office:value-type="float" office:value="2.75060491635">
                <text:p>2.75060491635</text:p>
              </table:table-cell>
              <table:table-cell office:value-type="float" office:value="38.9045309585">
                <text:p>38.9045309585</text:p>
              </table:table-cell>
              <table:table-cell office:value-type="float" office:value="55.0700564685">
                <text:p>55.0700564685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41.6553045054">
                <text:p>41.6553045054</text:p>
              </table:table-cell>
              <table:table-cell office:value-type="float" office:value="2.73387468592">
                <text:p>2.73387468592</text:p>
              </table:table-cell>
              <table:table-cell office:value-type="float" office:value="38.9214298195">
                <text:p>38.9214298195</text:p>
              </table:table-cell>
              <table:table-cell office:value-type="float" office:value="56.4215716144">
                <text:p>56.4215716144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41.6554087274">
                <text:p>41.6554087274</text:p>
              </table:table-cell>
              <table:table-cell office:value-type="float" office:value="2.72721167203">
                <text:p>2.72721167203</text:p>
              </table:table-cell>
              <table:table-cell office:value-type="float" office:value="38.9281970553">
                <text:p>38.9281970553</text:p>
              </table:table-cell>
              <table:table-cell office:value-type="float" office:value="57.806255297">
                <text:p>57.806255297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41.6552600837">
                <text:p>41.6552600837</text:p>
              </table:table-cell>
              <table:table-cell office:value-type="float" office:value="2.72475966652">
                <text:p>2.72475966652</text:p>
              </table:table-cell>
              <table:table-cell office:value-type="float" office:value="38.9305004172">
                <text:p>38.9305004172</text:p>
              </table:table-cell>
              <table:table-cell office:value-type="float" office:value="59.22492153">
                <text:p>59.22492153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41.658552637">
                <text:p>41.658552637</text:p>
              </table:table-cell>
              <table:table-cell office:value-type="float" office:value="2.72960240119">
                <text:p>2.72960240119</text:p>
              </table:table-cell>
              <table:table-cell office:value-type="float" office:value="38.9289502358">
                <text:p>38.9289502358</text:p>
              </table:table-cell>
              <table:table-cell office:value-type="float" office:value="60.6784043044">
                <text:p>60.6784043044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41.6561025852">
                <text:p>41.6561025852</text:p>
              </table:table-cell>
              <table:table-cell office:value-type="float" office:value="2.73175156717">
                <text:p>2.73175156717</text:p>
              </table:table-cell>
              <table:table-cell office:value-type="float" office:value="38.924351018">
                <text:p>38.924351018</text:p>
              </table:table-cell>
              <table:table-cell office:value-type="float" office:value="62.1675580788">
                <text:p>62.1675580788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41.6542725617">
                <text:p>41.6542725617</text:p>
              </table:table-cell>
              <table:table-cell office:value-type="float" office:value="2.72827236798">
                <text:p>2.72827236798</text:p>
              </table:table-cell>
              <table:table-cell office:value-type="float" office:value="38.9260001937">
                <text:p>38.9260001937</text:p>
              </table:table-cell>
              <table:table-cell office:value-type="float" office:value="63.6932582817">
                <text:p>63.6932582817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41.6532765364">
                <text:p>41.6532765364</text:p>
              </table:table-cell>
              <table:table-cell office:value-type="float" office:value="2.72435660814">
                <text:p>2.72435660814</text:p>
              </table:table-cell>
              <table:table-cell office:value-type="float" office:value="38.9289199282">
                <text:p>38.9289199282</text:p>
              </table:table-cell>
              <table:table-cell office:value-type="float" office:value="65.2564018261">
                <text:p>65.2564018261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41.6928545618">
                <text:p>41.6928545618</text:p>
              </table:table-cell>
              <table:table-cell office:value-type="float" office:value="2.81499572195">
                <text:p>2.81499572195</text:p>
              </table:table-cell>
              <table:table-cell office:value-type="float" office:value="38.8778588398">
                <text:p>38.8778588398</text:p>
              </table:table-cell>
              <table:table-cell office:value-type="float" office:value="66.8579076369">
                <text:p>66.8579076369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41.7485773973">
                <text:p>41.7485773973</text:p>
              </table:table-cell>
              <table:table-cell office:value-type="float" office:value="3.27466537854">
                <text:p>3.27466537854</text:p>
              </table:table-cell>
              <table:table-cell office:value-type="float" office:value="38.4739120188">
                <text:p>38.4739120188</text:p>
              </table:table-cell>
              <table:table-cell office:value-type="float" office:value="68.4987171909">
                <text:p>68.4987171909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41.6848611873">
                <text:p>41.6848611873</text:p>
              </table:table-cell>
              <table:table-cell office:value-type="float" office:value="3.73732875524">
                <text:p>3.73732875524</text:p>
              </table:table-cell>
              <table:table-cell office:value-type="float" office:value="37.947532432">
                <text:p>37.947532432</text:p>
              </table:table-cell>
              <table:table-cell office:value-type="float" office:value="70.1797950706">
                <text:p>70.1797950706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41.652014155">
                <text:p>41.652014155</text:p>
              </table:table-cell>
              <table:table-cell office:value-type="float" office:value="3.77817700958">
                <text:p>3.77817700958</text:p>
              </table:table-cell>
              <table:table-cell office:value-type="float" office:value="37.8738371455">
                <text:p>37.8738371455</text:p>
              </table:table-cell>
              <table:table-cell office:value-type="float" office:value="71.9021295306">
                <text:p>71.9021295306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41.6517489191">
                <text:p>41.6517489191</text:p>
              </table:table-cell>
              <table:table-cell office:value-type="float" office:value="3.78430553414">
                <text:p>3.78430553414</text:p>
              </table:table-cell>
              <table:table-cell office:value-type="float" office:value="37.8674433849">
                <text:p>37.8674433849</text:p>
              </table:table-cell>
              <table:table-cell office:value-type="float" office:value="73.6667330796">
                <text:p>73.6667330796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41.6515053766">
                <text:p>41.6515053766</text:p>
              </table:table-cell>
              <table:table-cell office:value-type="float" office:value="3.79129597246">
                <text:p>3.79129597246</text:p>
              </table:table-cell>
              <table:table-cell office:value-type="float" office:value="37.8602094042">
                <text:p>37.8602094042</text:p>
              </table:table-cell>
              <table:table-cell office:value-type="float" office:value="75.4746430744">
                <text:p>75.4746430744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41.6512832604">
                <text:p>41.6512832604</text:p>
              </table:table-cell>
              <table:table-cell office:value-type="float" office:value="3.79874574926">
                <text:p>3.79874574926</text:p>
              </table:table-cell>
              <table:table-cell office:value-type="float" office:value="37.8525375112">
                <text:p>37.8525375112</text:p>
              </table:table-cell>
              <table:table-cell office:value-type="float" office:value="77.3269223308">
                <text:p>77.3269223308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41.6507168701">
                <text:p>41.6507168701</text:p>
              </table:table-cell>
              <table:table-cell office:value-type="float" office:value="3.79800605903">
                <text:p>3.79800605903</text:p>
              </table:table-cell>
              <table:table-cell office:value-type="float" office:value="37.852710811">
                <text:p>37.852710811</text:p>
              </table:table-cell>
              <table:table-cell office:value-type="float" office:value="79.2246597478">
                <text:p>79.2246597478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41.6501150241">
                <text:p>41.6501150241</text:p>
              </table:table-cell>
              <table:table-cell office:value-type="float" office:value="3.78848101631">
                <text:p>3.78848101631</text:p>
              </table:table-cell>
              <table:table-cell office:value-type="float" office:value="37.8616340078">
                <text:p>37.8616340078</text:p>
              </table:table-cell>
              <table:table-cell office:value-type="float" office:value="81.1689709479">
                <text:p>81.168970947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78.0195357316">
                <text:p>78.0195357316</text:p>
              </table:table-cell>
              <table:table-cell office:value-type="float" office:value="7.0425101571">
                <text:p>7.0425101571</text:p>
              </table:table-cell>
              <table:table-cell office:value-type="float" office:value="70.9770255745">
                <text:p>70.9770255745</text:p>
              </table:table-cell>
              <table:table-cell office:value-type="float" office:value="83.1609989327">
                <text:p>83.1609989327</text:p>
              </table:table-cell>
            </table:table-row>
            <table:table-row>
              <table:table-cell office:value-type="float" office:value="1.01">
                <text:p>1.01</text:p>
              </table:table-cell>
              <table:table-cell office:value-type="float" office:value="78.0190985631">
                <text:p>78.0190985631</text:p>
              </table:table-cell>
              <table:table-cell office:value-type="float" office:value="7.04390338375">
                <text:p>7.04390338375</text:p>
              </table:table-cell>
              <table:table-cell office:value-type="float" office:value="70.9751951794">
                <text:p>70.9751951794</text:p>
              </table:table-cell>
              <table:table-cell office:value-type="float" office:value="85.2019147555">
                <text:p>85.2019147555</text:p>
              </table:table-cell>
            </table:table-row>
            <table:table-row>
              <table:table-cell office:value-type="float" office:value="1.02">
                <text:p>1.02</text:p>
              </table:table-cell>
              <table:table-cell office:value-type="float" office:value="78.0191260057">
                <text:p>78.0191260057</text:p>
              </table:table-cell>
              <table:table-cell office:value-type="float" office:value="7.04684758077">
                <text:p>7.04684758077</text:p>
              </table:table-cell>
              <table:table-cell office:value-type="float" office:value="70.9722784249">
                <text:p>70.9722784249</text:p>
              </table:table-cell>
              <table:table-cell office:value-type="float" office:value="87.2929182088">
                <text:p>87.2929182088</text:p>
              </table:table-cell>
            </table:table-row>
            <table:table-row>
              <table:table-cell office:value-type="float" office:value="1.03">
                <text:p>1.03</text:p>
              </table:table-cell>
              <table:table-cell office:value-type="float" office:value="78.0187841899">
                <text:p>78.0187841899</text:p>
              </table:table-cell>
              <table:table-cell office:value-type="float" office:value="7.05067128611">
                <text:p>7.05067128611</text:p>
              </table:table-cell>
              <table:table-cell office:value-type="float" office:value="70.9681129038">
                <text:p>70.9681129038</text:p>
              </table:table-cell>
              <table:table-cell office:value-type="float" office:value="89.4352385305">
                <text:p>89.4352385305</text:p>
              </table:table-cell>
            </table:table-row>
            <table:table-row>
              <table:table-cell office:value-type="float" office:value="1.04">
                <text:p>1.04</text:p>
              </table:table-cell>
              <table:table-cell office:value-type="float" office:value="78.0168280674">
                <text:p>78.0168280674</text:p>
              </table:table-cell>
              <table:table-cell office:value-type="float" office:value="7.04324581253">
                <text:p>7.04324581253</text:p>
              </table:table-cell>
              <table:table-cell office:value-type="float" office:value="70.9735822549">
                <text:p>70.9735822549</text:p>
              </table:table-cell>
              <table:table-cell office:value-type="float" office:value="91.6301351259">
                <text:p>91.6301351259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78.0173177487">
                <text:p>78.0173177487</text:p>
              </table:table-cell>
              <table:table-cell office:value-type="float" office:value="6.99607231885">
                <text:p>6.99607231885</text:p>
              </table:table-cell>
              <table:table-cell office:value-type="float" office:value="71.0212454298">
                <text:p>71.0212454298</text:p>
              </table:table-cell>
              <table:table-cell office:value-type="float" office:value="93.8788983084">
                <text:p>93.8788983084</text:p>
              </table:table-cell>
            </table:table-row>
            <table:table-row>
              <table:table-cell office:value-type="float" office:value="1.06">
                <text:p>1.06</text:p>
              </table:table-cell>
              <table:table-cell office:value-type="float" office:value="78.0176909667">
                <text:p>78.0176909667</text:p>
              </table:table-cell>
              <table:table-cell office:value-type="float" office:value="6.99561239074">
                <text:p>6.99561239074</text:p>
              </table:table-cell>
              <table:table-cell office:value-type="float" office:value="71.022078576">
                <text:p>71.022078576</text:p>
              </table:table-cell>
              <table:table-cell office:value-type="float" office:value="96.1828500579">
                <text:p>96.1828500579</text:p>
              </table:table-cell>
            </table:table-row>
            <table:table-row>
              <table:table-cell office:value-type="float" office:value="1.07">
                <text:p>1.07</text:p>
              </table:table-cell>
              <table:table-cell office:value-type="float" office:value="78.0197191435">
                <text:p>78.0197191435</text:p>
              </table:table-cell>
              <table:table-cell office:value-type="float" office:value="6.99990356363">
                <text:p>6.99990356363</text:p>
              </table:table-cell>
              <table:table-cell office:value-type="float" office:value="71.0198155799">
                <text:p>71.0198155799</text:p>
              </table:table-cell>
              <table:table-cell office:value-type="float" office:value="98.543344798">
                <text:p>98.543344798</text:p>
              </table:table-cell>
            </table:table-row>
            <table:table-row>
              <table:table-cell office:value-type="float" office:value="1.08">
                <text:p>1.08</text:p>
              </table:table-cell>
              <table:table-cell office:value-type="float" office:value="78.0195231857">
                <text:p>78.0195231857</text:p>
              </table:table-cell>
              <table:table-cell office:value-type="float" office:value="7.01755920571">
                <text:p>7.01755920571</text:p>
              </table:table-cell>
              <table:table-cell office:value-type="float" office:value="71.00196398">
                <text:p>71.00196398</text:p>
              </table:table-cell>
              <table:table-cell office:value-type="float" office:value="100.961770192">
                <text:p>100.961770192</text:p>
              </table:table-cell>
            </table:table-row>
            <table:table-row>
              <table:table-cell office:value-type="float" office:value="1.09">
                <text:p>1.09</text:p>
              </table:table-cell>
              <table:table-cell office:value-type="float" office:value="78.0190607852">
                <text:p>78.0190607852</text:p>
              </table:table-cell>
              <table:table-cell office:value-type="float" office:value="7.0320251759">
                <text:p>7.0320251759</text:p>
              </table:table-cell>
              <table:table-cell office:value-type="float" office:value="70.9870356093">
                <text:p>70.9870356093</text:p>
              </table:table-cell>
              <table:table-cell office:value-type="float" office:value="103.43954796">
                <text:p>103.43954796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78.018322605">
                <text:p>78.018322605</text:p>
              </table:table-cell>
              <table:table-cell office:value-type="float" office:value="7.04189614002">
                <text:p>7.04189614002</text:p>
              </table:table-cell>
              <table:table-cell office:value-type="float" office:value="70.976426465">
                <text:p>70.976426465</text:p>
              </table:table-cell>
              <table:table-cell office:value-type="float" office:value="105.978134711">
                <text:p>105.978134711</text:p>
              </table:table-cell>
            </table:table-row>
            <table:table-row>
              <table:table-cell office:value-type="float" office:value="1.11">
                <text:p>1.11</text:p>
              </table:table-cell>
              <table:table-cell office:value-type="float" office:value="78.0161260744">
                <text:p>78.0161260744</text:p>
              </table:table-cell>
              <table:table-cell office:value-type="float" office:value="7.02354678106">
                <text:p>7.02354678106</text:p>
              </table:table-cell>
              <table:table-cell office:value-type="float" office:value="70.9925792933">
                <text:p>70.9925792933</text:p>
              </table:table-cell>
              <table:table-cell office:value-type="float" office:value="108.579022805">
                <text:p>108.579022805</text:p>
              </table:table-cell>
            </table:table-row>
            <table:table-row>
              <table:table-cell office:value-type="float" office:value="1.12">
                <text:p>1.12</text:p>
              </table:table-cell>
              <table:table-cell office:value-type="float" office:value="78.0167797481">
                <text:p>78.0167797481</text:p>
              </table:table-cell>
              <table:table-cell office:value-type="float" office:value="6.97460458964">
                <text:p>6.97460458964</text:p>
              </table:table-cell>
              <table:table-cell office:value-type="float" office:value="71.0421751584">
                <text:p>71.0421751584</text:p>
              </table:table-cell>
              <table:table-cell office:value-type="float" office:value="111.243741225">
                <text:p>111.243741225</text:p>
              </table:table-cell>
            </table:table-row>
            <table:table-row>
              <table:table-cell office:value-type="float" office:value="1.13">
                <text:p>1.13</text:p>
              </table:table-cell>
              <table:table-cell office:value-type="float" office:value="78.01743736">
                <text:p>78.01743736</text:p>
              </table:table-cell>
              <table:table-cell office:value-type="float" office:value="6.97375671726">
                <text:p>6.97375671726</text:p>
              </table:table-cell>
              <table:table-cell office:value-type="float" office:value="71.0436806428">
                <text:p>71.0436806428</text:p>
              </table:table-cell>
              <table:table-cell office:value-type="float" office:value="113.973856478">
                <text:p>113.973856478</text:p>
              </table:table-cell>
            </table:table-row>
            <table:table-row>
              <table:table-cell office:value-type="float" office:value="1.14">
                <text:p>1.14</text:p>
              </table:table-cell>
              <table:table-cell office:value-type="float" office:value="78.0189203638">
                <text:p>78.0189203638</text:p>
              </table:table-cell>
              <table:table-cell office:value-type="float" office:value="7.00793707246">
                <text:p>7.00793707246</text:p>
              </table:table-cell>
              <table:table-cell office:value-type="float" office:value="71.0109832913">
                <text:p>71.0109832913</text:p>
              </table:table-cell>
              <table:table-cell office:value-type="float" office:value="116.770973516">
                <text:p>116.770973516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78.0112971843">
                <text:p>78.0112971843</text:p>
              </table:table-cell>
              <table:table-cell office:value-type="float" office:value="7.00604166213">
                <text:p>7.00604166213</text:p>
              </table:table-cell>
              <table:table-cell office:value-type="float" office:value="71.0052555222">
                <text:p>71.0052555222</text:p>
              </table:table-cell>
              <table:table-cell office:value-type="float" office:value="119.636736681">
                <text:p>119.636736681</text:p>
              </table:table-cell>
            </table:table-row>
            <table:table-row>
              <table:table-cell office:value-type="float" office:value="1.16">
                <text:p>1.16</text:p>
              </table:table-cell>
              <table:table-cell office:value-type="float" office:value="78.3198482103">
                <text:p>78.3198482103</text:p>
              </table:table-cell>
              <table:table-cell office:value-type="float" office:value="7.89342013413">
                <text:p>7.89342013413</text:p>
              </table:table-cell>
              <table:table-cell office:value-type="float" office:value="70.4264280761">
                <text:p>70.4264280761</text:p>
              </table:table-cell>
              <table:table-cell office:value-type="float" office:value="122.572830668">
                <text:p>122.572830668</text:p>
              </table:table-cell>
            </table:table-row>
            <table:table-row>
              <table:table-cell office:value-type="float" office:value="1.17">
                <text:p>1.17</text:p>
              </table:table-cell>
              <table:table-cell office:value-type="float" office:value="78.0077672798">
                <text:p>78.0077672798</text:p>
              </table:table-cell>
              <table:table-cell office:value-type="float" office:value="9.06716987806">
                <text:p>9.06716987806</text:p>
              </table:table-cell>
              <table:table-cell office:value-type="float" office:value="68.9405974017">
                <text:p>68.9405974017</text:p>
              </table:table-cell>
              <table:table-cell office:value-type="float" office:value="125.580981517">
                <text:p>125.580981517</text:p>
              </table:table-cell>
            </table:table-row>
            <table:table-row>
              <table:table-cell office:value-type="float" office:value="1.18">
                <text:p>1.18</text:p>
              </table:table-cell>
              <table:table-cell office:value-type="float" office:value="78.0064901972">
                <text:p>78.0064901972</text:p>
              </table:table-cell>
              <table:table-cell office:value-type="float" office:value="9.0681075151">
                <text:p>9.0681075151</text:p>
              </table:table-cell>
              <table:table-cell office:value-type="float" office:value="68.9383826821">
                <text:p>68.9383826821</text:p>
              </table:table-cell>
              <table:table-cell office:value-type="float" office:value="128.662957629">
                <text:p>128.662957629</text:p>
              </table:table-cell>
            </table:table-row>
            <table:table-row>
              <table:table-cell office:value-type="float" office:value="1.19">
                <text:p>1.19</text:p>
              </table:table-cell>
              <table:table-cell office:value-type="float" office:value="78.0054280049">
                <text:p>78.0054280049</text:p>
              </table:table-cell>
              <table:table-cell office:value-type="float" office:value="9.06722143961">
                <text:p>9.06722143961</text:p>
              </table:table-cell>
              <table:table-cell office:value-type="float" office:value="68.9382065653">
                <text:p>68.9382065653</text:p>
              </table:table-cell>
              <table:table-cell office:value-type="float" office:value="131.820570806">
                <text:p>131.820570806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78.0026603034">
                <text:p>78.0026603034</text:p>
              </table:table-cell>
              <table:table-cell office:value-type="float" office:value="9.0621365739">
                <text:p>9.0621365739</text:p>
              </table:table-cell>
              <table:table-cell office:value-type="float" office:value="68.9405237295">
                <text:p>68.9405237295</text:p>
              </table:table-cell>
              <table:table-cell office:value-type="float" office:value="135.055677313">
                <text:p>135.055677313</text:p>
              </table:table-cell>
            </table:table-row>
            <table:table-row>
              <table:table-cell office:value-type="float" office:value="1.21">
                <text:p>1.21</text:p>
              </table:table-cell>
              <table:table-cell office:value-type="float" office:value="78.0002759282">
                <text:p>78.0002759282</text:p>
              </table:table-cell>
              <table:table-cell office:value-type="float" office:value="9.05986809389">
                <text:p>9.05986809389</text:p>
              </table:table-cell>
              <table:table-cell office:value-type="float" office:value="68.9404078343">
                <text:p>68.9404078343</text:p>
              </table:table-cell>
              <table:table-cell office:value-type="float" office:value="138.37017897">
                <text:p>138.37017897</text:p>
              </table:table-cell>
            </table:table-row>
            <table:table-row>
              <table:table-cell office:value-type="float" office:value="1.22">
                <text:p>1.22</text:p>
              </table:table-cell>
              <table:table-cell office:value-type="float" office:value="77.9984134656">
                <text:p>77.9984134656</text:p>
              </table:table-cell>
              <table:table-cell office:value-type="float" office:value="9.05850756106">
                <text:p>9.05850756106</text:p>
              </table:table-cell>
              <table:table-cell office:value-type="float" office:value="68.9399059045">
                <text:p>68.9399059045</text:p>
              </table:table-cell>
              <table:table-cell office:value-type="float" office:value="141.766024273">
                <text:p>141.766024273</text:p>
              </table:table-cell>
            </table:table-row>
            <table:table-row>
              <table:table-cell office:value-type="float" office:value="1.23">
                <text:p>1.23</text:p>
              </table:table-cell>
              <table:table-cell office:value-type="float" office:value="77.9968269321">
                <text:p>77.9968269321</text:p>
              </table:table-cell>
              <table:table-cell office:value-type="float" office:value="9.05697858645">
                <text:p>9.05697858645</text:p>
              </table:table-cell>
              <table:table-cell office:value-type="float" office:value="68.9398483457">
                <text:p>68.9398483457</text:p>
              </table:table-cell>
              <table:table-cell office:value-type="float" office:value="145.245209538">
                <text:p>145.245209538</text:p>
              </table:table-cell>
            </table:table-row>
            <table:table-row>
              <table:table-cell office:value-type="float" office:value="1.24">
                <text:p>1.24</text:p>
              </table:table-cell>
              <table:table-cell office:value-type="float" office:value="77.9954104925">
                <text:p>77.9954104925</text:p>
              </table:table-cell>
              <table:table-cell office:value-type="float" office:value="9.05548691215">
                <text:p>9.05548691215</text:p>
              </table:table-cell>
              <table:table-cell office:value-type="float" office:value="68.9399235803">
                <text:p>68.9399235803</text:p>
              </table:table-cell>
              <table:table-cell office:value-type="float" office:value="148.809780071">
                <text:p>148.809780071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77.9944298455">
                <text:p>77.9944298455</text:p>
              </table:table-cell>
              <table:table-cell office:value-type="float" office:value="9.05157958115">
                <text:p>9.05157958115</text:p>
              </table:table-cell>
              <table:table-cell office:value-type="float" office:value="68.9428502644">
                <text:p>68.9428502644</text:p>
              </table:table-cell>
              <table:table-cell office:value-type="float" office:value="152.461831377">
                <text:p>152.461831377</text:p>
              </table:table-cell>
            </table:table-row>
            <table:table-row>
              <table:table-cell office:value-type="float" office:value="1.26">
                <text:p>1.26</text:p>
              </table:table-cell>
              <table:table-cell office:value-type="float" office:value="147.984719727">
                <text:p>147.984719727</text:p>
              </table:table-cell>
              <table:table-cell office:value-type="float" office:value="17.7270359991">
                <text:p>17.7270359991</text:p>
              </table:table-cell>
              <table:table-cell office:value-type="float" office:value="130.257683728">
                <text:p>130.257683728</text:p>
              </table:table-cell>
              <table:table-cell office:value-type="float" office:value="156.203510385">
                <text:p>156.203510385</text:p>
              </table:table-cell>
            </table:table-row>
            <table:table-row>
              <table:table-cell office:value-type="float" office:value="1.27">
                <text:p>1.27</text:p>
              </table:table-cell>
              <table:table-cell office:value-type="float" office:value="147.984317331">
                <text:p>147.984317331</text:p>
              </table:table-cell>
              <table:table-cell office:value-type="float" office:value="17.7277137853">
                <text:p>17.7277137853</text:p>
              </table:table-cell>
              <table:table-cell office:value-type="float" office:value="130.256603545">
                <text:p>130.256603545</text:p>
              </table:table-cell>
              <table:table-cell office:value-type="float" office:value="160.037016716">
                <text:p>160.037016716</text:p>
              </table:table-cell>
            </table:table-row>
            <table:table-row>
              <table:table-cell office:value-type="float" office:value="1.28">
                <text:p>1.28</text:p>
              </table:table-cell>
              <table:table-cell office:value-type="float" office:value="147.984030388">
                <text:p>147.984030388</text:p>
              </table:table-cell>
              <table:table-cell office:value-type="float" office:value="17.7246437477">
                <text:p>17.7246437477</text:p>
              </table:table-cell>
              <table:table-cell office:value-type="float" office:value="130.25938664">
                <text:p>130.25938664</text:p>
              </table:table-cell>
              <table:table-cell office:value-type="float" office:value="163.964603973">
                <text:p>163.964603973</text:p>
              </table:table-cell>
            </table:table-row>
            <table:table-row>
              <table:table-cell office:value-type="float" office:value="1.29">
                <text:p>1.29</text:p>
              </table:table-cell>
              <table:table-cell office:value-type="float" office:value="147.98393971">
                <text:p>147.98393971</text:p>
              </table:table-cell>
              <table:table-cell office:value-type="float" office:value="17.7215676171">
                <text:p>17.7215676171</text:p>
              </table:table-cell>
              <table:table-cell office:value-type="float" office:value="130.262372093">
                <text:p>130.262372093</text:p>
              </table:table-cell>
              <table:table-cell office:value-type="float" office:value="167.988581064">
                <text:p>167.988581064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147.979272353">
                <text:p>147.979272353</text:p>
              </table:table-cell>
              <table:table-cell office:value-type="float" office:value="17.6582406357">
                <text:p>17.6582406357</text:p>
              </table:table-cell>
              <table:table-cell office:value-type="float" office:value="130.321031718">
                <text:p>130.321031718</text:p>
              </table:table-cell>
              <table:table-cell office:value-type="float" office:value="172.111313565">
                <text:p>172.111313565</text:p>
              </table:table-cell>
            </table:table-row>
            <table:table-row>
              <table:table-cell office:value-type="float" office:value="1.31">
                <text:p>1.31</text:p>
              </table:table-cell>
              <table:table-cell office:value-type="float" office:value="147.983745684">
                <text:p>147.983745684</text:p>
              </table:table-cell>
              <table:table-cell office:value-type="float" office:value="17.6400895618">
                <text:p>17.6400895618</text:p>
              </table:table-cell>
              <table:table-cell office:value-type="float" office:value="130.343656123">
                <text:p>130.343656123</text:p>
              </table:table-cell>
              <table:table-cell office:value-type="float" office:value="176.335225106">
                <text:p>176.335225106</text:p>
              </table:table-cell>
            </table:table-row>
            <table:table-row>
              <table:table-cell office:value-type="float" office:value="1.32">
                <text:p>1.32</text:p>
              </table:table-cell>
              <table:table-cell office:value-type="float" office:value="147.983481339">
                <text:p>147.983481339</text:p>
              </table:table-cell>
              <table:table-cell office:value-type="float" office:value="17.6350092666">
                <text:p>17.6350092666</text:p>
              </table:table-cell>
              <table:table-cell office:value-type="float" office:value="130.348472072">
                <text:p>130.348472072</text:p>
              </table:table-cell>
              <table:table-cell office:value-type="float" office:value="180.662798796">
                <text:p>180.662798796</text:p>
              </table:table-cell>
            </table:table-row>
            <table:table-row>
              <table:table-cell office:value-type="float" office:value="1.33">
                <text:p>1.33</text:p>
              </table:table-cell>
              <table:table-cell office:value-type="float" office:value="147.983321082">
                <text:p>147.983321082</text:p>
              </table:table-cell>
              <table:table-cell office:value-type="float" office:value="17.6343901049">
                <text:p>17.6343901049</text:p>
              </table:table-cell>
              <table:table-cell office:value-type="float" office:value="130.348930977">
                <text:p>130.348930977</text:p>
              </table:table-cell>
              <table:table-cell office:value-type="float" office:value="185.096578686">
                <text:p>185.096578686</text:p>
              </table:table-cell>
            </table:table-row>
            <table:table-row>
              <table:table-cell office:value-type="float" office:value="1.34">
                <text:p>1.34</text:p>
              </table:table-cell>
              <table:table-cell office:value-type="float" office:value="147.9833084">
                <text:p>147.9833084</text:p>
              </table:table-cell>
              <table:table-cell office:value-type="float" office:value="17.6317719895">
                <text:p>17.6317719895</text:p>
              </table:table-cell>
              <table:table-cell office:value-type="float" office:value="130.351536411">
                <text:p>130.351536411</text:p>
              </table:table-cell>
              <table:table-cell office:value-type="float" office:value="189.639171259">
                <text:p>189.639171259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147.983318953">
                <text:p>147.983318953</text:p>
              </table:table-cell>
              <table:table-cell office:value-type="float" office:value="17.6298093676">
                <text:p>17.6298093676</text:p>
              </table:table-cell>
              <table:table-cell office:value-type="float" office:value="130.353509585">
                <text:p>130.353509585</text:p>
              </table:table-cell>
              <table:table-cell office:value-type="float" office:value="194.29324697">
                <text:p>194.29324697</text:p>
              </table:table-cell>
            </table:table-row>
            <table:table-row>
              <table:table-cell office:value-type="float" office:value="1.36">
                <text:p>1.36</text:p>
              </table:table-cell>
              <table:table-cell office:value-type="float" office:value="147.984077303">
                <text:p>147.984077303</text:p>
              </table:table-cell>
              <table:table-cell office:value-type="float" office:value="17.629380949">
                <text:p>17.629380949</text:p>
              </table:table-cell>
              <table:table-cell office:value-type="float" office:value="130.354696354">
                <text:p>130.354696354</text:p>
              </table:table-cell>
              <table:table-cell office:value-type="float" office:value="199.061541809">
                <text:p>199.061541809</text:p>
              </table:table-cell>
            </table:table-row>
            <table:table-row>
              <table:table-cell office:value-type="float" office:value="1.37">
                <text:p>1.37</text:p>
              </table:table-cell>
              <table:table-cell office:value-type="float" office:value="147.983550347">
                <text:p>147.983550347</text:p>
              </table:table-cell>
              <table:table-cell office:value-type="float" office:value="17.6309312987">
                <text:p>17.6309312987</text:p>
              </table:table-cell>
              <table:table-cell office:value-type="float" office:value="130.352619048">
                <text:p>130.352619048</text:p>
              </table:table-cell>
              <table:table-cell office:value-type="float" office:value="203.946858912">
                <text:p>203.946858912</text:p>
              </table:table-cell>
            </table:table-row>
            <table:table-row>
              <table:table-cell office:value-type="float" office:value="1.38">
                <text:p>1.38</text:p>
              </table:table-cell>
              <table:table-cell office:value-type="float" office:value="147.984448066">
                <text:p>147.984448066</text:p>
              </table:table-cell>
              <table:table-cell office:value-type="float" office:value="17.630979038">
                <text:p>17.630979038</text:p>
              </table:table-cell>
              <table:table-cell office:value-type="float" office:value="130.353469028">
                <text:p>130.353469028</text:p>
              </table:table-cell>
              <table:table-cell office:value-type="float" office:value="208.952070209">
                <text:p>208.952070209</text:p>
              </table:table-cell>
            </table:table-row>
            <table:table-row>
              <table:table-cell office:value-type="float" office:value="1.39">
                <text:p>1.39</text:p>
              </table:table-cell>
              <table:table-cell office:value-type="float" office:value="147.979807768">
                <text:p>147.979807768</text:p>
              </table:table-cell>
              <table:table-cell office:value-type="float" office:value="17.5104293548">
                <text:p>17.5104293548</text:p>
              </table:table-cell>
              <table:table-cell office:value-type="float" office:value="130.469378413">
                <text:p>130.469378413</text:p>
              </table:table-cell>
              <table:table-cell office:value-type="float" office:value="214.080118113">
                <text:p>214.080118113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147.983412949">
                <text:p>147.983412949</text:p>
              </table:table-cell>
              <table:table-cell office:value-type="float" office:value="17.5022697624">
                <text:p>17.5022697624</text:p>
              </table:table-cell>
              <table:table-cell office:value-type="float" office:value="130.481143186">
                <text:p>130.481143186</text:p>
              </table:table-cell>
              <table:table-cell office:value-type="float" office:value="219.334017249">
                <text:p>219.334017249</text:p>
              </table:table-cell>
            </table:table-row>
            <table:table-row>
              <table:table-cell office:value-type="float" office:value="1.41">
                <text:p>1.41</text:p>
              </table:table-cell>
              <table:table-cell office:value-type="float" office:value="147.991291946">
                <text:p>147.991291946</text:p>
              </table:table-cell>
              <table:table-cell office:value-type="float" office:value="17.5535384792">
                <text:p>17.5535384792</text:p>
              </table:table-cell>
              <table:table-cell office:value-type="float" office:value="130.437753467">
                <text:p>130.437753467</text:p>
              </table:table-cell>
              <table:table-cell office:value-type="float" office:value="224.716856224">
                <text:p>224.716856224</text:p>
              </table:table-cell>
            </table:table-row>
            <table:table-row>
              <table:table-cell office:value-type="float" office:value="1.42">
                <text:p>1.42</text:p>
              </table:table-cell>
              <table:table-cell office:value-type="float" office:value="147.989512607">
                <text:p>147.989512607</text:p>
              </table:table-cell>
              <table:table-cell office:value-type="float" office:value="17.6060306846">
                <text:p>17.6060306846</text:p>
              </table:table-cell>
              <table:table-cell office:value-type="float" office:value="130.383481922">
                <text:p>130.383481922</text:p>
              </table:table-cell>
              <table:table-cell office:value-type="float" office:value="230.231799447">
                <text:p>230.231799447</text:p>
              </table:table-cell>
            </table:table-row>
            <table:table-row>
              <table:table-cell office:value-type="float" office:value="1.43">
                <text:p>1.43</text:p>
              </table:table-cell>
              <table:table-cell office:value-type="float" office:value="147.986595848">
                <text:p>147.986595848</text:p>
              </table:table-cell>
              <table:table-cell office:value-type="float" office:value="17.5789529084">
                <text:p>17.5789529084</text:p>
              </table:table-cell>
              <table:table-cell office:value-type="float" office:value="130.407642939">
                <text:p>130.407642939</text:p>
              </table:table-cell>
              <table:table-cell office:value-type="float" office:value="235.882088987">
                <text:p>235.882088987</text:p>
              </table:table-cell>
            </table:table-row>
            <table:table-row>
              <table:table-cell office:value-type="float" office:value="1.44">
                <text:p>1.44</text:p>
              </table:table-cell>
              <table:table-cell office:value-type="float" office:value="147.996995886">
                <text:p>147.996995886</text:p>
              </table:table-cell>
              <table:table-cell office:value-type="float" office:value="17.721577735">
                <text:p>17.721577735</text:p>
              </table:table-cell>
              <table:table-cell office:value-type="float" office:value="130.275418151">
                <text:p>130.275418151</text:p>
              </table:table-cell>
              <table:table-cell office:value-type="float" office:value="241.671046478">
                <text:p>241.671046478</text:p>
              </table:table-cell>
            </table:table-row>
            <table:table-row>
              <table:table-cell office:value-type="float" office:value="1.45">
                <text:p>1.45</text:p>
              </table:table-cell>
              <table:table-cell office:value-type="float" office:value="148.850661792">
                <text:p>148.850661792</text:p>
              </table:table-cell>
              <table:table-cell office:value-type="float" office:value="18.6024361282">
                <text:p>18.6024361282</text:p>
              </table:table-cell>
              <table:table-cell office:value-type="float" office:value="130.248225664">
                <text:p>130.248225664</text:p>
              </table:table-cell>
              <table:table-cell office:value-type="float" office:value="247.602075073">
                <text:p>247.602075073</text:p>
              </table:table-cell>
            </table:table-row>
            <table:table-row>
              <table:table-cell office:value-type="float" office:value="1.46">
                <text:p>1.46</text:p>
              </table:table-cell>
              <table:table-cell office:value-type="float" office:value="147.958856953">
                <text:p>147.958856953</text:p>
              </table:table-cell>
              <table:table-cell office:value-type="float" office:value="20.9001816979">
                <text:p>20.9001816979</text:p>
              </table:table-cell>
              <table:table-cell office:value-type="float" office:value="127.058675255">
                <text:p>127.058675255</text:p>
              </table:table-cell>
              <table:table-cell office:value-type="float" office:value="253.678661445">
                <text:p>253.678661445</text:p>
              </table:table-cell>
            </table:table-row>
            <table:table-row>
              <table:table-cell office:value-type="float" office:value="1.47">
                <text:p>1.47</text:p>
              </table:table-cell>
              <table:table-cell office:value-type="float" office:value="147.949052266">
                <text:p>147.949052266</text:p>
              </table:table-cell>
              <table:table-cell office:value-type="float" office:value="20.8277135505">
                <text:p>20.8277135505</text:p>
              </table:table-cell>
              <table:table-cell office:value-type="float" office:value="127.121338716">
                <text:p>127.121338716</text:p>
              </table:table-cell>
              <table:table-cell office:value-type="float" office:value="259.904377834">
                <text:p>259.904377834</text:p>
              </table:table-cell>
            </table:table-row>
            <table:table-row>
              <table:table-cell office:value-type="float" office:value="1.48">
                <text:p>1.48</text:p>
              </table:table-cell>
              <table:table-cell office:value-type="float" office:value="147.936535201">
                <text:p>147.936535201</text:p>
              </table:table-cell>
              <table:table-cell office:value-type="float" office:value="20.7877264672">
                <text:p>20.7877264672</text:p>
              </table:table-cell>
              <table:table-cell office:value-type="float" office:value="127.148808733">
                <text:p>127.148808733</text:p>
              </table:table-cell>
              <table:table-cell office:value-type="float" office:value="266.282884152">
                <text:p>266.282884152</text:p>
              </table:table-cell>
            </table:table-row>
            <table:table-row>
              <table:table-cell office:value-type="float" office:value="1.49">
                <text:p>1.49</text:p>
              </table:table-cell>
              <table:table-cell office:value-type="float" office:value="147.92764248">
                <text:p>147.92764248</text:p>
              </table:table-cell>
              <table:table-cell office:value-type="float" office:value="20.7821719469">
                <text:p>20.7821719469</text:p>
              </table:table-cell>
              <table:table-cell office:value-type="float" office:value="127.145470533">
                <text:p>127.145470533</text:p>
              </table:table-cell>
              <table:table-cell office:value-type="float" office:value="272.81793013">
                <text:p>272.81793013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279.513357524">
                <text:p>279.513357524</text:p>
              </table:table-cell>
              <table:table-cell office:value-type="float" office:value="39.5504598094">
                <text:p>39.5504598094</text:p>
              </table:table-cell>
              <table:table-cell office:value-type="float" office:value="239.962897714">
                <text:p>239.962897714</text:p>
              </table:table-cell>
              <table:table-cell office:value-type="float" office:value="279.513357524">
                <text:p>279.513357524</text:p>
              </table:table-cell>
            </table:table-row>
            <table:table-row>
              <table:table-cell office:value-type="float" office:value="1.51">
                <text:p>1.51</text:p>
              </table:table-cell>
              <table:table-cell office:value-type="float" office:value="279.513515235">
                <text:p>279.513515235</text:p>
              </table:table-cell>
              <table:table-cell office:value-type="float" office:value="39.549125552">
                <text:p>39.549125552</text:p>
              </table:table-cell>
              <table:table-cell office:value-type="float" office:value="239.964389683">
                <text:p>239.964389683</text:p>
              </table:table-cell>
              <table:table-cell office:value-type="float" office:value="286.373102373">
                <text:p>286.373102373</text:p>
              </table:table-cell>
            </table:table-row>
            <table:table-row>
              <table:table-cell office:value-type="float" office:value="1.52">
                <text:p>1.52</text:p>
              </table:table-cell>
              <table:table-cell office:value-type="float" office:value="279.51815723">
                <text:p>279.51815723</text:p>
              </table:table-cell>
              <table:table-cell office:value-type="float" office:value="39.550910695">
                <text:p>39.550910695</text:p>
              </table:table-cell>
              <table:table-cell office:value-type="float" office:value="239.967246535">
                <text:p>239.967246535</text:p>
              </table:table-cell>
              <table:table-cell office:value-type="float" office:value="293.401197313">
                <text:p>293.401197313</text:p>
              </table:table-cell>
            </table:table-row>
            <table:table-row>
              <table:table-cell office:value-type="float" office:value="1.53">
                <text:p>1.53</text:p>
              </table:table-cell>
              <table:table-cell office:value-type="float" office:value="279.519938908">
                <text:p>279.519938908</text:p>
              </table:table-cell>
              <table:table-cell office:value-type="float" office:value="39.3744485026">
                <text:p>39.3744485026</text:p>
              </table:table-cell>
              <table:table-cell office:value-type="float" office:value="240.145490405">
                <text:p>240.145490405</text:p>
              </table:table-cell>
              <table:table-cell office:value-type="float" office:value="300.60177395">
                <text:p>300.60177395</text:p>
              </table:table-cell>
            </table:table-row>
            <table:table-row>
              <table:table-cell office:value-type="float" office:value="1.54">
                <text:p>1.54</text:p>
              </table:table-cell>
              <table:table-cell office:value-type="float" office:value="279.524938292">
                <text:p>279.524938292</text:p>
              </table:table-cell>
              <table:table-cell office:value-type="float" office:value="39.3661167309">
                <text:p>39.3661167309</text:p>
              </table:table-cell>
              <table:table-cell office:value-type="float" office:value="240.158821561">
                <text:p>240.158821561</text:p>
              </table:table-cell>
              <table:table-cell office:value-type="float" office:value="307.979065284">
                <text:p>307.979065284</text:p>
              </table:table-cell>
            </table:table-row>
            <table:table-row>
              <table:table-cell office:value-type="float" office:value="1.55">
                <text:p>1.55</text:p>
              </table:table-cell>
              <table:table-cell office:value-type="float" office:value="279.527360371">
                <text:p>279.527360371</text:p>
              </table:table-cell>
              <table:table-cell office:value-type="float" office:value="39.3625327211">
                <text:p>39.3625327211</text:p>
              </table:table-cell>
              <table:table-cell office:value-type="float" office:value="240.16482765">
                <text:p>240.16482765</text:p>
              </table:table-cell>
              <table:table-cell office:value-type="float" office:value="315.537408203">
                <text:p>315.537408203</text:p>
              </table:table-cell>
            </table:table-row>
            <table:table-row>
              <table:table-cell office:value-type="float" office:value="1.56">
                <text:p>1.56</text:p>
              </table:table-cell>
              <table:table-cell office:value-type="float" office:value="279.533514954">
                <text:p>279.533514954</text:p>
              </table:table-cell>
              <table:table-cell office:value-type="float" office:value="39.3572021528">
                <text:p>39.3572021528</text:p>
              </table:table-cell>
              <table:table-cell office:value-type="float" office:value="240.176312801">
                <text:p>240.176312801</text:p>
              </table:table-cell>
              <table:table-cell office:value-type="float" office:value="323.281246028">
                <text:p>323.281246028</text:p>
              </table:table-cell>
            </table:table-row>
            <table:table-row>
              <table:table-cell office:value-type="float" office:value="1.57">
                <text:p>1.57</text:p>
              </table:table-cell>
              <table:table-cell office:value-type="float" office:value="279.536983664">
                <text:p>279.536983664</text:p>
              </table:table-cell>
              <table:table-cell office:value-type="float" office:value="39.3542809945">
                <text:p>39.3542809945</text:p>
              </table:table-cell>
              <table:table-cell office:value-type="float" office:value="240.182702669">
                <text:p>240.182702669</text:p>
              </table:table-cell>
              <table:table-cell office:value-type="float" office:value="331.215131127">
                <text:p>331.215131127</text:p>
              </table:table-cell>
            </table:table-row>
            <table:table-row>
              <table:table-cell office:value-type="float" office:value="1.58">
                <text:p>1.58</text:p>
              </table:table-cell>
              <table:table-cell office:value-type="float" office:value="279.541478835">
                <text:p>279.541478835</text:p>
              </table:table-cell>
              <table:table-cell office:value-type="float" office:value="39.3474497937">
                <text:p>39.3474497937</text:p>
              </table:table-cell>
              <table:table-cell office:value-type="float" office:value="240.194029042">
                <text:p>240.194029042</text:p>
              </table:table-cell>
              <table:table-cell office:value-type="float" office:value="339.34372759">
                <text:p>339.34372759</text:p>
              </table:table-cell>
            </table:table-row>
            <table:table-row>
              <table:table-cell office:value-type="float" office:value="1.59">
                <text:p>1.59</text:p>
              </table:table-cell>
              <table:table-cell office:value-type="float" office:value="279.546631767">
                <text:p>279.546631767</text:p>
              </table:table-cell>
              <table:table-cell office:value-type="float" office:value="39.3031963105">
                <text:p>39.3031963105</text:p>
              </table:table-cell>
              <table:table-cell office:value-type="float" office:value="240.243435457">
                <text:p>240.243435457</text:p>
              </table:table-cell>
              <table:table-cell office:value-type="float" office:value="347.671813975">
                <text:p>347.671813975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279.550067429">
                <text:p>279.550067429</text:p>
              </table:table-cell>
              <table:table-cell office:value-type="float" office:value="39.1336694521">
                <text:p>39.1336694521</text:p>
              </table:table-cell>
              <table:table-cell office:value-type="float" office:value="240.416397976">
                <text:p>240.416397976</text:p>
              </table:table-cell>
              <table:table-cell office:value-type="float" office:value="356.204286112">
                <text:p>356.204286112</text:p>
              </table:table-cell>
            </table:table-row>
            <table:table-row>
              <table:table-cell office:value-type="float" office:value="1.61">
                <text:p>1.61</text:p>
              </table:table-cell>
              <table:table-cell office:value-type="float" office:value="279.558793249">
                <text:p>279.558793249</text:p>
              </table:table-cell>
              <table:table-cell office:value-type="float" office:value="39.1297074312">
                <text:p>39.1297074312</text:p>
              </table:table-cell>
              <table:table-cell office:value-type="float" office:value="240.429085818">
                <text:p>240.429085818</text:p>
              </table:table-cell>
              <table:table-cell office:value-type="float" office:value="364.946159983">
                <text:p>364.946159983</text:p>
              </table:table-cell>
            </table:table-row>
            <table:table-row>
              <table:table-cell office:value-type="float" office:value="1.62">
                <text:p>1.62</text:p>
              </table:table-cell>
              <table:table-cell office:value-type="float" office:value="279.557783317">
                <text:p>279.557783317</text:p>
              </table:table-cell>
              <table:table-cell office:value-type="float" office:value="39.1314379822">
                <text:p>39.1314379822</text:p>
              </table:table-cell>
              <table:table-cell office:value-type="float" office:value="240.426345335">
                <text:p>240.426345335</text:p>
              </table:table-cell>
              <table:table-cell office:value-type="float" office:value="373.902574672">
                <text:p>373.902574672</text:p>
              </table:table-cell>
            </table:table-row>
            <table:table-row>
              <table:table-cell office:value-type="float" office:value="1.63">
                <text:p>1.63</text:p>
              </table:table-cell>
              <table:table-cell office:value-type="float" office:value="279.56505864">
                <text:p>279.56505864</text:p>
              </table:table-cell>
              <table:table-cell office:value-type="float" office:value="39.1392077798">
                <text:p>39.1392077798</text:p>
              </table:table-cell>
              <table:table-cell office:value-type="float" office:value="240.42585086">
                <text:p>240.42585086</text:p>
              </table:table-cell>
              <table:table-cell office:value-type="float" office:value="383.078795384">
                <text:p>383.078795384</text:p>
              </table:table-cell>
            </table:table-row>
            <table:table-row>
              <table:table-cell office:value-type="float" office:value="1.64">
                <text:p>1.64</text:p>
              </table:table-cell>
              <table:table-cell office:value-type="float" office:value="279.568041897">
                <text:p>279.568041897</text:p>
              </table:table-cell>
              <table:table-cell office:value-type="float" office:value="39.1621981675">
                <text:p>39.1621981675</text:p>
              </table:table-cell>
              <table:table-cell office:value-type="float" office:value="240.405843729">
                <text:p>240.405843729</text:p>
              </table:table-cell>
              <table:table-cell office:value-type="float" office:value="392.480216541">
                <text:p>392.480216541</text:p>
              </table:table-cell>
            </table:table-row>
            <table:table-row>
              <table:table-cell office:value-type="float" office:value="1.65">
                <text:p>1.65</text:p>
              </table:table-cell>
              <table:table-cell office:value-type="float" office:value="279.566909535">
                <text:p>279.566909535</text:p>
              </table:table-cell>
              <table:table-cell office:value-type="float" office:value="38.9847903433">
                <text:p>38.9847903433</text:p>
              </table:table-cell>
              <table:table-cell office:value-type="float" office:value="240.582119192">
                <text:p>240.582119192</text:p>
              </table:table-cell>
              <table:table-cell office:value-type="float" office:value="402.112364956">
                <text:p>402.112364956</text:p>
              </table:table-cell>
            </table:table-row>
            <table:table-row>
              <table:table-cell office:value-type="float" office:value="1.66">
                <text:p>1.66</text:p>
              </table:table-cell>
              <table:table-cell office:value-type="float" office:value="279.592018267">
                <text:p>279.592018267</text:p>
              </table:table-cell>
              <table:table-cell office:value-type="float" office:value="39.16736507">
                <text:p>39.16736507</text:p>
              </table:table-cell>
              <table:table-cell office:value-type="float" office:value="240.424653197">
                <text:p>240.424653197</text:p>
              </table:table-cell>
              <table:table-cell office:value-type="float" office:value="411.980903077">
                <text:p>411.980903077</text:p>
              </table:table-cell>
            </table:table-row>
            <table:table-row>
              <table:table-cell office:value-type="float" office:value="1.67">
                <text:p>1.67</text:p>
              </table:table-cell>
              <table:table-cell office:value-type="float" office:value="279.705412425">
                <text:p>279.705412425</text:p>
              </table:table-cell>
              <table:table-cell office:value-type="float" office:value="39.2291626313">
                <text:p>39.2291626313</text:p>
              </table:table-cell>
              <table:table-cell office:value-type="float" office:value="240.476249794">
                <text:p>240.476249794</text:p>
              </table:table-cell>
              <table:table-cell office:value-type="float" office:value="422.09163232">
                <text:p>422.09163232</text:p>
              </table:table-cell>
            </table:table-row>
            <table:table-row>
              <table:table-cell office:value-type="float" office:value="1.68">
                <text:p>1.68</text:p>
              </table:table-cell>
              <table:table-cell office:value-type="float" office:value="280.077731619">
                <text:p>280.077731619</text:p>
              </table:table-cell>
              <table:table-cell office:value-type="float" office:value="45.1617884895">
                <text:p>45.1617884895</text:p>
              </table:table-cell>
              <table:table-cell office:value-type="float" office:value="234.91594313">
                <text:p>234.91594313</text:p>
              </table:table-cell>
              <table:table-cell office:value-type="float" office:value="432.450496476">
                <text:p>432.450496476</text:p>
              </table:table-cell>
            </table:table-row>
            <table:table-row>
              <table:table-cell office:value-type="float" office:value="1.69">
                <text:p>1.69</text:p>
              </table:table-cell>
              <table:table-cell office:value-type="float" office:value="279.377540532">
                <text:p>279.377540532</text:p>
              </table:table-cell>
              <table:table-cell office:value-type="float" office:value="45.0895336262">
                <text:p>45.0895336262</text:p>
              </table:table-cell>
              <table:table-cell office:value-type="float" office:value="234.288006906">
                <text:p>234.288006906</text:p>
              </table:table-cell>
              <table:table-cell office:value-type="float" office:value="443.06358521">
                <text:p>443.06358521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279.299892472">
                <text:p>279.299892472</text:p>
              </table:table-cell>
              <table:table-cell office:value-type="float" office:value="45.066837583">
                <text:p>45.066837583</text:p>
              </table:table-cell>
              <table:table-cell office:value-type="float" office:value="234.233054889">
                <text:p>234.233054889</text:p>
              </table:table-cell>
              <table:table-cell office:value-type="float" office:value="453.937137634">
                <text:p>453.937137634</text:p>
              </table:table-cell>
            </table:table-row>
            <table:table-row>
              <table:table-cell office:value-type="float" office:value="1.71">
                <text:p>1.71</text:p>
              </table:table-cell>
              <table:table-cell office:value-type="float" office:value="279.238923424">
                <text:p>279.238923424</text:p>
              </table:table-cell>
              <table:table-cell office:value-type="float" office:value="45.0558894493">
                <text:p>45.0558894493</text:p>
              </table:table-cell>
              <table:table-cell office:value-type="float" office:value="234.183033974">
                <text:p>234.183033974</text:p>
              </table:table-cell>
              <table:table-cell office:value-type="float" office:value="465.077545982">
                <text:p>465.077545982</text:p>
              </table:table-cell>
            </table:table-row>
            <table:table-row>
              <table:table-cell office:value-type="float" office:value="1.72">
                <text:p>1.72</text:p>
              </table:table-cell>
              <table:table-cell office:value-type="float" office:value="279.185215639">
                <text:p>279.185215639</text:p>
              </table:table-cell>
              <table:table-cell office:value-type="float" office:value="45.0417330597">
                <text:p>45.0417330597</text:p>
              </table:table-cell>
              <table:table-cell office:value-type="float" office:value="234.143482579">
                <text:p>234.143482579</text:p>
              </table:table-cell>
              <table:table-cell office:value-type="float" office:value="476.491359363">
                <text:p>476.491359363</text:p>
              </table:table-cell>
            </table:table-row>
            <table:table-row>
              <table:table-cell office:value-type="float" office:value="1.73">
                <text:p>1.73</text:p>
              </table:table-cell>
              <table:table-cell office:value-type="float" office:value="279.138313623">
                <text:p>279.138313623</text:p>
              </table:table-cell>
              <table:table-cell office:value-type="float" office:value="45.0291571226">
                <text:p>45.0291571226</text:p>
              </table:table-cell>
              <table:table-cell office:value-type="float" office:value="234.109156501">
                <text:p>234.109156501</text:p>
              </table:table-cell>
              <table:table-cell office:value-type="float" office:value="488.185287613">
                <text:p>488.185287613</text:p>
              </table:table-cell>
            </table:table-row>
            <table:table-row>
              <table:table-cell office:value-type="float" office:value="1.74">
                <text:p>1.74</text:p>
              </table:table-cell>
              <table:table-cell office:value-type="float" office:value="279.090735786">
                <text:p>279.090735786</text:p>
              </table:table-cell>
              <table:table-cell office:value-type="float" office:value="45.0225154856">
                <text:p>45.0225154856</text:p>
              </table:table-cell>
              <table:table-cell office:value-type="float" office:value="234.068220301">
                <text:p>234.068220301</text:p>
              </table:table-cell>
              <table:table-cell office:value-type="float" office:value="500.166205239">
                <text:p>500.166205239</text:p>
              </table:table-cell>
            </table:table-row>
            <table:table-row>
              <table:table-cell office:value-type="float" office:value="1.75">
                <text:p>1.75</text:p>
              </table:table-cell>
              <table:table-cell office:value-type="float" office:value="279.047506082">
                <text:p>279.047506082</text:p>
              </table:table-cell>
              <table:table-cell office:value-type="float" office:value="45.0128729054">
                <text:p>45.0128729054</text:p>
              </table:table-cell>
              <table:table-cell office:value-type="float" office:value="234.034633176">
                <text:p>234.034633176</text:p>
              </table:table-cell>
              <table:table-cell office:value-type="float" office:value="512.44115546">
                <text:p>512.44115546</text:p>
              </table:table-cell>
            </table:table-row>
            <table:table-row>
              <table:table-cell office:value-type="float" office:value="1.76">
                <text:p>1.76</text:p>
              </table:table-cell>
              <table:table-cell office:value-type="float" office:value="529.318858352">
                <text:p>529.318858352</text:p>
              </table:table-cell>
              <table:table-cell office:value-type="float" office:value="87.6866930224">
                <text:p>87.6866930224</text:p>
              </table:table-cell>
              <table:table-cell office:value-type="float" office:value="441.63216533">
                <text:p>441.63216533</text:p>
              </table:table-cell>
              <table:table-cell office:value-type="float" office:value="525.01735435">
                <text:p>525.01735435</text:p>
              </table:table-cell>
            </table:table-row>
            <table:table-row>
              <table:table-cell office:value-type="float" office:value="1.77">
                <text:p>1.77</text:p>
              </table:table-cell>
              <table:table-cell office:value-type="float" office:value="529.370639822">
                <text:p>529.370639822</text:p>
              </table:table-cell>
              <table:table-cell office:value-type="float" office:value="87.6879441291">
                <text:p>87.6879441291</text:p>
              </table:table-cell>
              <table:table-cell office:value-type="float" office:value="441.682695693">
                <text:p>441.682695693</text:p>
              </table:table-cell>
              <table:table-cell office:value-type="float" office:value="537.902195074">
                <text:p>537.902195074</text:p>
              </table:table-cell>
            </table:table-row>
            <table:table-row>
              <table:table-cell office:value-type="float" office:value="1.78">
                <text:p>1.78</text:p>
              </table:table-cell>
              <table:table-cell office:value-type="float" office:value="529.430692647">
                <text:p>529.430692647</text:p>
              </table:table-cell>
              <table:table-cell office:value-type="float" office:value="87.6919341365">
                <text:p>87.6919341365</text:p>
              </table:table-cell>
              <table:table-cell office:value-type="float" office:value="441.73875851">
                <text:p>441.73875851</text:p>
              </table:table-cell>
              <table:table-cell office:value-type="float" office:value="551.103252241">
                <text:p>551.103252241</text:p>
              </table:table-cell>
            </table:table-row>
            <table:table-row>
              <table:table-cell office:value-type="float" office:value="1.79">
                <text:p>1.79</text:p>
              </table:table-cell>
              <table:table-cell office:value-type="float" office:value="529.446732026">
                <text:p>529.446732026</text:p>
              </table:table-cell>
              <table:table-cell office:value-type="float" office:value="87.396816493">
                <text:p>87.396816493</text:p>
              </table:table-cell>
              <table:table-cell office:value-type="float" office:value="442.049915533">
                <text:p>442.049915533</text:p>
              </table:table-cell>
              <table:table-cell office:value-type="float" office:value="564.628286355">
                <text:p>564.628286355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529.529219903">
                <text:p>529.529219903</text:p>
              </table:table-cell>
              <table:table-cell office:value-type="float" office:value="87.3664309044">
                <text:p>87.3664309044</text:p>
              </table:table-cell>
              <table:table-cell office:value-type="float" office:value="442.162788999">
                <text:p>442.162788999</text:p>
              </table:table-cell>
              <table:table-cell office:value-type="float" office:value="578.485248373">
                <text:p>578.485248373</text:p>
              </table:table-cell>
            </table:table-row>
            <table:table-row>
              <table:table-cell office:value-type="float" office:value="1.81">
                <text:p>1.81</text:p>
              </table:table-cell>
              <table:table-cell office:value-type="float" office:value="529.58433844">
                <text:p>529.58433844</text:p>
              </table:table-cell>
              <table:table-cell office:value-type="float" office:value="87.3517482869">
                <text:p>87.3517482869</text:p>
              </table:table-cell>
              <table:table-cell office:value-type="float" office:value="442.232590153">
                <text:p>442.232590153</text:p>
              </table:table-cell>
              <table:table-cell office:value-type="float" office:value="592.682284385">
                <text:p>592.682284385</text:p>
              </table:table-cell>
            </table:table-row>
            <table:table-row>
              <table:table-cell office:value-type="float" office:value="1.82">
                <text:p>1.82</text:p>
              </table:table-cell>
              <table:table-cell office:value-type="float" office:value="529.64045633">
                <text:p>529.64045633</text:p>
              </table:table-cell>
              <table:table-cell office:value-type="float" office:value="87.2079905808">
                <text:p>87.2079905808</text:p>
              </table:table-cell>
              <table:table-cell office:value-type="float" office:value="442.432465749">
                <text:p>442.432465749</text:p>
              </table:table-cell>
              <table:table-cell office:value-type="float" office:value="607.227740399">
                <text:p>607.227740399</text:p>
              </table:table-cell>
            </table:table-row>
            <table:table-row>
              <table:table-cell office:value-type="float" office:value="1.83">
                <text:p>1.83</text:p>
              </table:table-cell>
              <table:table-cell office:value-type="float" office:value="529.698108469">
                <text:p>529.698108469</text:p>
              </table:table-cell>
              <table:table-cell office:value-type="float" office:value="87.1431904725">
                <text:p>87.1431904725</text:p>
              </table:table-cell>
              <table:table-cell office:value-type="float" office:value="442.554917996">
                <text:p>442.554917996</text:p>
              </table:table-cell>
              <table:table-cell office:value-type="float" office:value="622.130167249">
                <text:p>622.130167249</text:p>
              </table:table-cell>
            </table:table-row>
            <table:table-row>
              <table:table-cell office:value-type="float" office:value="1.84">
                <text:p>1.84</text:p>
              </table:table-cell>
              <table:table-cell office:value-type="float" office:value="529.757249443">
                <text:p>529.757249443</text:p>
              </table:table-cell>
              <table:table-cell office:value-type="float" office:value="87.1210850183">
                <text:p>87.1210850183</text:p>
              </table:table-cell>
              <table:table-cell office:value-type="float" office:value="442.636164425">
                <text:p>442.636164425</text:p>
              </table:table-cell>
              <table:table-cell office:value-type="float" office:value="637.398325622">
                <text:p>637.398325622</text:p>
              </table:table-cell>
            </table:table-row>
            <table:table-row>
              <table:table-cell office:value-type="float" office:value="1.85">
                <text:p>1.85</text:p>
              </table:table-cell>
              <table:table-cell office:value-type="float" office:value="529.814565257">
                <text:p>529.814565257</text:p>
              </table:table-cell>
              <table:table-cell office:value-type="float" office:value="87.1119198735">
                <text:p>87.1119198735</text:p>
              </table:table-cell>
              <table:table-cell office:value-type="float" office:value="442.702645383">
                <text:p>442.702645383</text:p>
              </table:table-cell>
              <table:table-cell office:value-type="float" office:value="653.041191206">
                <text:p>653.041191206</text:p>
              </table:table-cell>
            </table:table-row>
            <table:table-row>
              <table:table-cell office:value-type="float" office:value="1.86">
                <text:p>1.86</text:p>
              </table:table-cell>
              <table:table-cell office:value-type="float" office:value="529.872529248">
                <text:p>529.872529248</text:p>
              </table:table-cell>
              <table:table-cell office:value-type="float" office:value="87.1017978429">
                <text:p>87.1017978429</text:p>
              </table:table-cell>
              <table:table-cell office:value-type="float" office:value="442.770731405">
                <text:p>442.770731405</text:p>
              </table:table-cell>
              <table:table-cell office:value-type="float" office:value="669.067959969">
                <text:p>669.067959969</text:p>
              </table:table-cell>
            </table:table-row>
            <table:table-row>
              <table:table-cell office:value-type="float" office:value="1.87">
                <text:p>1.87</text:p>
              </table:table-cell>
              <table:table-cell office:value-type="float" office:value="529.930333067">
                <text:p>529.930333067</text:p>
              </table:table-cell>
              <table:table-cell office:value-type="float" office:value="87.0896895953">
                <text:p>87.0896895953</text:p>
              </table:table-cell>
              <table:table-cell office:value-type="float" office:value="442.840643472">
                <text:p>442.840643472</text:p>
              </table:table-cell>
              <table:table-cell office:value-type="float" office:value="685.488053565">
                <text:p>685.488053565</text:p>
              </table:table-cell>
            </table:table-row>
            <table:table-row>
              <table:table-cell office:value-type="float" office:value="1.88">
                <text:p>1.88</text:p>
              </table:table-cell>
              <table:table-cell office:value-type="float" office:value="529.975983481">
                <text:p>529.975983481</text:p>
              </table:table-cell>
              <table:table-cell office:value-type="float" office:value="86.7804727664">
                <text:p>86.7804727664</text:p>
              </table:table-cell>
              <table:table-cell office:value-type="float" office:value="443.195510714">
                <text:p>443.195510714</text:p>
              </table:table-cell>
              <table:table-cell office:value-type="float" office:value="702.31112487">
                <text:p>702.31112487</text:p>
              </table:table-cell>
            </table:table-row>
            <table:table-row>
              <table:table-cell office:value-type="float" office:value="1.89">
                <text:p>1.89</text:p>
              </table:table-cell>
              <table:table-cell office:value-type="float" office:value="530.016359133">
                <text:p>530.016359133</text:p>
              </table:table-cell>
              <table:table-cell office:value-type="float" office:value="86.7313829433">
                <text:p>86.7313829433</text:p>
              </table:table-cell>
              <table:table-cell office:value-type="float" office:value="443.28497619">
                <text:p>443.28497619</text:p>
              </table:table-cell>
              <table:table-cell office:value-type="float" office:value="719.547063659">
                <text:p>719.547063659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530.059851191">
                <text:p>530.059851191</text:p>
              </table:table-cell>
              <table:table-cell office:value-type="float" office:value="86.7186596554">
                <text:p>86.7186596554</text:p>
              </table:table-cell>
              <table:table-cell office:value-type="float" office:value="443.341191536">
                <text:p>443.341191536</text:p>
              </table:table-cell>
              <table:table-cell office:value-type="float" office:value="737.20600242">
                <text:p>737.20600242</text:p>
              </table:table-cell>
            </table:table-row>
            <table:table-row>
              <table:table-cell office:value-type="float" office:value="1.91">
                <text:p>1.91</text:p>
              </table:table-cell>
              <table:table-cell office:value-type="float" office:value="530.100893053">
                <text:p>530.100893053</text:p>
              </table:table-cell>
              <table:table-cell office:value-type="float" office:value="86.6502635984">
                <text:p>86.6502635984</text:p>
              </table:table-cell>
              <table:table-cell office:value-type="float" office:value="443.450629455">
                <text:p>443.450629455</text:p>
              </table:table-cell>
              <table:table-cell office:value-type="float" office:value="755.298322309">
                <text:p>755.298322309</text:p>
              </table:table-cell>
            </table:table-row>
            <table:table-row>
              <table:table-cell office:value-type="float" office:value="1.92">
                <text:p>1.92</text:p>
              </table:table-cell>
              <table:table-cell office:value-type="float" office:value="530.127878249">
                <text:p>530.127878249</text:p>
              </table:table-cell>
              <table:table-cell office:value-type="float" office:value="86.2203336572">
                <text:p>86.2203336572</text:p>
              </table:table-cell>
              <table:table-cell office:value-type="float" office:value="443.907544592">
                <text:p>443.907544592</text:p>
              </table:table-cell>
              <table:table-cell office:value-type="float" office:value="773.834659254">
                <text:p>773.834659254</text:p>
              </table:table-cell>
            </table:table-row>
            <table:table-row>
              <table:table-cell office:value-type="float" office:value="1.93">
                <text:p>1.93</text:p>
              </table:table-cell>
              <table:table-cell office:value-type="float" office:value="530.156109765">
                <text:p>530.156109765</text:p>
              </table:table-cell>
              <table:table-cell office:value-type="float" office:value="86.2390467322">
                <text:p>86.2390467322</text:p>
              </table:table-cell>
              <table:table-cell office:value-type="float" office:value="443.917063033">
                <text:p>443.917063033</text:p>
              </table:table-cell>
              <table:table-cell office:value-type="float" office:value="792.825910207">
                <text:p>792.825910207</text:p>
              </table:table-cell>
            </table:table-row>
            <table:table-row>
              <table:table-cell office:value-type="float" office:value="1.94">
                <text:p>1.94</text:p>
              </table:table-cell>
              <table:table-cell office:value-type="float" office:value="530.191441546">
                <text:p>530.191441546</text:p>
              </table:table-cell>
              <table:table-cell office:value-type="float" office:value="86.2529853999">
                <text:p>86.2529853999</text:p>
              </table:table-cell>
              <table:table-cell office:value-type="float" office:value="443.938456146">
                <text:p>443.938456146</text:p>
              </table:table-cell>
              <table:table-cell office:value-type="float" office:value="812.283239551">
                <text:p>812.283239551</text:p>
              </table:table-cell>
            </table:table-row>
            <table:table-row>
              <table:table-cell office:value-type="float" office:value="1.95">
                <text:p>1.95</text:p>
              </table:table-cell>
              <table:table-cell office:value-type="float" office:value="530.283233113">
                <text:p>530.283233113</text:p>
              </table:table-cell>
              <table:table-cell office:value-type="float" office:value="86.0715203971">
                <text:p>86.0715203971</text:p>
              </table:table-cell>
              <table:table-cell office:value-type="float" office:value="444.211712716">
                <text:p>444.211712716</text:p>
              </table:table-cell>
              <table:table-cell office:value-type="float" office:value="832.218085662">
                <text:p>832.218085662</text:p>
              </table:table-cell>
            </table:table-row>
            <table:table-row>
              <table:table-cell office:value-type="float" office:value="1.96">
                <text:p>1.96</text:p>
              </table:table-cell>
              <table:table-cell office:value-type="float" office:value="536.177192079">
                <text:p>536.177192079</text:p>
              </table:table-cell>
              <table:table-cell office:value-type="float" office:value="87.632881721">
                <text:p>87.632881721</text:p>
              </table:table-cell>
              <table:table-cell office:value-type="float" office:value="448.544310358">
                <text:p>448.544310358</text:p>
              </table:table-cell>
              <table:table-cell office:value-type="float" office:value="852.642167633">
                <text:p>852.642167633</text:p>
              </table:table-cell>
            </table:table-row>
            <table:table-row>
              <table:table-cell office:value-type="float" office:value="1.97">
                <text:p>1.97</text:p>
              </table:table-cell>
              <table:table-cell office:value-type="float" office:value="528.72006261">
                <text:p>528.72006261</text:p>
              </table:table-cell>
              <table:table-cell office:value-type="float" office:value="97.0205118824">
                <text:p>97.0205118824</text:p>
              </table:table-cell>
              <table:table-cell office:value-type="float" office:value="431.699550727">
                <text:p>431.699550727</text:p>
              </table:table-cell>
              <table:table-cell office:value-type="float" office:value="873.567492165">
                <text:p>873.567492165</text:p>
              </table:table-cell>
            </table:table-row>
            <table:table-row>
              <table:table-cell office:value-type="float" office:value="1.98">
                <text:p>1.98</text:p>
              </table:table-cell>
              <table:table-cell office:value-type="float" office:value="528.011453907">
                <text:p>528.011453907</text:p>
              </table:table-cell>
              <table:table-cell office:value-type="float" office:value="96.9089377638">
                <text:p>96.9089377638</text:p>
              </table:table-cell>
              <table:table-cell office:value-type="float" office:value="431.102516143">
                <text:p>431.102516143</text:p>
              </table:table-cell>
              <table:table-cell office:value-type="float" office:value="895.006360623">
                <text:p>895.006360623</text:p>
              </table:table-cell>
            </table:table-row>
            <table:table-row>
              <table:table-cell office:value-type="float" office:value="1.99">
                <text:p>1.99</text:p>
              </table:table-cell>
              <table:table-cell office:value-type="float" office:value="527.442338378">
                <text:p>527.442338378</text:p>
              </table:table-cell>
              <table:table-cell office:value-type="float" office:value="96.8121217671">
                <text:p>96.8121217671</text:p>
              </table:table-cell>
              <table:table-cell office:value-type="float" office:value="430.630216611">
                <text:p>430.630216611</text:p>
              </table:table-cell>
              <table:table-cell office:value-type="float" office:value="916.971376271">
                <text:p>916.97137627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94.677260975">
                <text:p>994.677260975</text:p>
              </table:table-cell>
              <table:table-cell office:value-type="float" office:value="183.14787258">
                <text:p>183.14787258</text:p>
              </table:table-cell>
              <table:table-cell office:value-type="float" office:value="811.529388394">
                <text:p>811.529388394</text:p>
              </table:table-cell>
              <table:table-cell office:value-type="float" office:value="939.475451678">
                <text:p>939.475451678</text:p>
              </table:table-cell>
            </table:table-row>
            <table:table-row>
              <table:table-cell office:value-type="float" office:value="2.01">
                <text:p>2.01</text:p>
              </table:table-cell>
              <table:table-cell office:value-type="float" office:value="994.837243942">
                <text:p>994.837243942</text:p>
              </table:table-cell>
              <table:table-cell office:value-type="float" office:value="183.123833409">
                <text:p>183.123833409</text:p>
              </table:table-cell>
              <table:table-cell office:value-type="float" office:value="811.713410533">
                <text:p>811.713410533</text:p>
              </table:table-cell>
              <table:table-cell office:value-type="float" office:value="962.531816308">
                <text:p>962.531816308</text:p>
              </table:table-cell>
            </table:table-row>
            <table:table-row>
              <table:table-cell office:value-type="float" office:value="2.02">
                <text:p>2.02</text:p>
              </table:table-cell>
              <table:table-cell office:value-type="float" office:value="995.289165836">
                <text:p>995.289165836</text:p>
              </table:table-cell>
              <table:table-cell office:value-type="float" office:value="183.127328089">
                <text:p>183.127328089</text:p>
              </table:table-cell>
              <table:table-cell office:value-type="float" office:value="812.161837747">
                <text:p>812.161837747</text:p>
              </table:table-cell>
              <table:table-cell office:value-type="float" office:value="986.154024302">
                <text:p>986.154024302</text:p>
              </table:table-cell>
            </table:table-row>
            <table:table-row>
              <table:table-cell office:value-type="float" office:value="2.03">
                <text:p>2.03</text:p>
              </table:table-cell>
              <table:table-cell office:value-type="float" office:value="995.513038719">
                <text:p>995.513038719</text:p>
              </table:table-cell>
              <table:table-cell office:value-type="float" office:value="182.311415933">
                <text:p>182.311415933</text:p>
              </table:table-cell>
              <table:table-cell office:value-type="float" office:value="813.201622786">
                <text:p>813.201622786</text:p>
              </table:table-cell>
              <table:table-cell office:value-type="float" office:value="1010.35596244">
                <text:p>1010.35596244</text:p>
              </table:table-cell>
            </table:table-row>
            <table:table-row>
              <table:table-cell office:value-type="float" office:value="2.04">
                <text:p>2.04</text:p>
              </table:table-cell>
              <table:table-cell office:value-type="float" office:value="995.802209802">
                <text:p>995.802209802</text:p>
              </table:table-cell>
              <table:table-cell office:value-type="float" office:value="182.165238414">
                <text:p>182.165238414</text:p>
              </table:table-cell>
              <table:table-cell office:value-type="float" office:value="813.636971388">
                <text:p>813.636971388</text:p>
              </table:table-cell>
              <table:table-cell office:value-type="float" office:value="1035.15185832">
                <text:p>1035.15185832</text:p>
              </table:table-cell>
            </table:table-row>
            <table:table-row>
              <table:table-cell office:value-type="float" office:value="2.05">
                <text:p>2.05</text:p>
              </table:table-cell>
              <table:table-cell office:value-type="float" office:value="996.093017601">
                <text:p>996.093017601</text:p>
              </table:table-cell>
              <table:table-cell office:value-type="float" office:value="182.040159635">
                <text:p>182.040159635</text:p>
              </table:table-cell>
              <table:table-cell office:value-type="float" office:value="814.052857966">
                <text:p>814.052857966</text:p>
              </table:table-cell>
              <table:table-cell office:value-type="float" office:value="1060.55628868">
                <text:p>1060.55628868</text:p>
              </table:table-cell>
            </table:table-row>
            <table:table-row>
              <table:table-cell office:value-type="float" office:value="2.06">
                <text:p>2.06</text:p>
              </table:table-cell>
              <table:table-cell office:value-type="float" office:value="996.36922376">
                <text:p>996.36922376</text:p>
              </table:table-cell>
              <table:table-cell office:value-type="float" office:value="181.907197488">
                <text:p>181.907197488</text:p>
              </table:table-cell>
              <table:table-cell office:value-type="float" office:value="814.462026272">
                <text:p>814.462026272</text:p>
              </table:table-cell>
              <table:table-cell office:value-type="float" office:value="1086.58418804">
                <text:p>1086.58418804</text:p>
              </table:table-cell>
            </table:table-row>
            <table:table-row>
              <table:table-cell office:value-type="float" office:value="2.07">
                <text:p>2.07</text:p>
              </table:table-cell>
              <table:table-cell office:value-type="float" office:value="996.628532978">
                <text:p>996.628532978</text:p>
              </table:table-cell>
              <table:table-cell office:value-type="float" office:value="181.798293843">
                <text:p>181.798293843</text:p>
              </table:table-cell>
              <table:table-cell office:value-type="float" office:value="814.830239135">
                <text:p>814.830239135</text:p>
              </table:table-cell>
              <table:table-cell office:value-type="float" office:value="1113.2508574">
                <text:p>1113.2508574</text:p>
              </table:table-cell>
            </table:table-row>
            <table:table-row>
              <table:table-cell office:value-type="float" office:value="2.08">
                <text:p>2.08</text:p>
              </table:table-cell>
              <table:table-cell office:value-type="float" office:value="996.874267243">
                <text:p>996.874267243</text:p>
              </table:table-cell>
              <table:table-cell office:value-type="float" office:value="181.675315069">
                <text:p>181.675315069</text:p>
              </table:table-cell>
              <table:table-cell office:value-type="float" office:value="815.198952174">
                <text:p>815.198952174</text:p>
              </table:table-cell>
              <table:table-cell office:value-type="float" office:value="1140.57197329">
                <text:p>1140.57197329</text:p>
              </table:table-cell>
            </table:table-row>
            <table:table-row>
              <table:table-cell office:value-type="float" office:value="2.09">
                <text:p>2.09</text:p>
              </table:table-cell>
              <table:table-cell office:value-type="float" office:value="996.945648946">
                <text:p>996.945648946</text:p>
              </table:table-cell>
              <table:table-cell office:value-type="float" office:value="180.91950178">
                <text:p>180.91950178</text:p>
              </table:table-cell>
              <table:table-cell office:value-type="float" office:value="816.026147166">
                <text:p>816.026147166</text:p>
              </table:table-cell>
              <table:table-cell office:value-type="float" office:value="1168.56359697">
                <text:p>1168.56359697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997.136703554">
                <text:p>997.136703554</text:p>
              </table:table-cell>
              <table:table-cell office:value-type="float" office:value="180.647106358">
                <text:p>180.647106358</text:p>
              </table:table-cell>
              <table:table-cell office:value-type="float" office:value="816.489597196">
                <text:p>816.489597196</text:p>
              </table:table-cell>
              <table:table-cell office:value-type="float" office:value="1197.24218388">
                <text:p>1197.24218388</text:p>
              </table:table-cell>
            </table:table-row>
            <table:table-row>
              <table:table-cell office:value-type="float" office:value="2.11">
                <text:p>2.11</text:p>
              </table:table-cell>
              <table:table-cell office:value-type="float" office:value="997.173324353">
                <text:p>997.173324353</text:p>
              </table:table-cell>
              <table:table-cell office:value-type="float" office:value="180.218599215">
                <text:p>180.218599215</text:p>
              </table:table-cell>
              <table:table-cell office:value-type="float" office:value="816.954725138">
                <text:p>816.954725138</text:p>
              </table:table-cell>
              <table:table-cell office:value-type="float" office:value="1226.62459328">
                <text:p>1226.62459328</text:p>
              </table:table-cell>
            </table:table-row>
            <table:table-row>
              <table:table-cell office:value-type="float" office:value="2.12">
                <text:p>2.12</text:p>
              </table:table-cell>
              <table:table-cell office:value-type="float" office:value="997.231104519">
                <text:p>997.231104519</text:p>
              </table:table-cell>
              <table:table-cell office:value-type="float" office:value="179.948412715">
                <text:p>179.948412715</text:p>
              </table:table-cell>
              <table:table-cell office:value-type="float" office:value="817.282691804">
                <text:p>817.282691804</text:p>
              </table:table-cell>
              <table:table-cell office:value-type="float" office:value="1256.7280982">
                <text:p>1256.7280982</text:p>
              </table:table-cell>
            </table:table-row>
            <table:table-row>
              <table:table-cell office:value-type="float" office:value="2.13">
                <text:p>2.13</text:p>
              </table:table-cell>
              <table:table-cell office:value-type="float" office:value="997.288083152">
                <text:p>997.288083152</text:p>
              </table:table-cell>
              <table:table-cell office:value-type="float" office:value="179.723805252">
                <text:p>179.723805252</text:p>
              </table:table-cell>
              <table:table-cell office:value-type="float" office:value="817.5642779">
                <text:p>817.5642779</text:p>
              </table:table-cell>
              <table:table-cell office:value-type="float" office:value="1287.5703956">
                <text:p>1287.5703956</text:p>
              </table:table-cell>
            </table:table-row>
            <table:table-row>
              <table:table-cell office:value-type="float" office:value="2.14">
                <text:p>2.14</text:p>
              </table:table-cell>
              <table:table-cell office:value-type="float" office:value="997.224827937">
                <text:p>997.224827937</text:p>
              </table:table-cell>
              <table:table-cell office:value-type="float" office:value="178.924435862">
                <text:p>178.924435862</text:p>
              </table:table-cell>
              <table:table-cell office:value-type="float" office:value="818.300392074">
                <text:p>818.300392074</text:p>
              </table:table-cell>
              <table:table-cell office:value-type="float" office:value="1319.16961671">
                <text:p>1319.16961671</text:p>
              </table:table-cell>
            </table:table-row>
            <table:table-row>
              <table:table-cell office:value-type="float" office:value="2.15">
                <text:p>2.15</text:p>
              </table:table-cell>
              <table:table-cell office:value-type="float" office:value="997.036721925">
                <text:p>997.036721925</text:p>
              </table:table-cell>
              <table:table-cell office:value-type="float" office:value="178.456306097">
                <text:p>178.456306097</text:p>
              </table:table-cell>
              <table:table-cell office:value-type="float" office:value="818.580415828">
                <text:p>818.580415828</text:p>
              </table:table-cell>
              <table:table-cell office:value-type="float" office:value="1351.54433777">
                <text:p>1351.54433777</text:p>
              </table:table-cell>
            </table:table-row>
            <table:table-row>
              <table:table-cell office:value-type="float" office:value="2.16">
                <text:p>2.16</text:p>
              </table:table-cell>
              <table:table-cell office:value-type="float" office:value="996.804792686">
                <text:p>996.804792686</text:p>
              </table:table-cell>
              <table:table-cell office:value-type="float" office:value="177.167450636">
                <text:p>177.167450636</text:p>
              </table:table-cell>
              <table:table-cell office:value-type="float" office:value="819.63734205">
                <text:p>819.63734205</text:p>
              </table:table-cell>
              <table:table-cell office:value-type="float" office:value="1384.7135909">
                <text:p>1384.7135909</text:p>
              </table:table-cell>
            </table:table-row>
            <table:table-row>
              <table:table-cell office:value-type="float" office:value="2.17">
                <text:p>2.17</text:p>
              </table:table-cell>
              <table:table-cell office:value-type="float" office:value="996.447624016">
                <text:p>996.447624016</text:p>
              </table:table-cell>
              <table:table-cell office:value-type="float" office:value="176.721251955">
                <text:p>176.721251955</text:p>
              </table:table-cell>
              <table:table-cell office:value-type="float" office:value="819.72637206">
                <text:p>819.72637206</text:p>
              </table:table-cell>
              <table:table-cell office:value-type="float" office:value="1418.6968753">
                <text:p>1418.6968753</text:p>
              </table:table-cell>
            </table:table-row>
            <table:table-row>
              <table:table-cell office:value-type="float" office:value="2.18">
                <text:p>2.18</text:p>
              </table:table-cell>
              <table:table-cell office:value-type="float" office:value="995.988538559">
                <text:p>995.988538559</text:p>
              </table:table-cell>
              <table:table-cell office:value-type="float" office:value="175.731627541">
                <text:p>175.731627541</text:p>
              </table:table-cell>
              <table:table-cell office:value-type="float" office:value="820.256911018">
                <text:p>820.256911018</text:p>
              </table:table-cell>
              <table:table-cell office:value-type="float" office:value="1453.51416871">
                <text:p>1453.51416871</text:p>
              </table:table-cell>
            </table:table-row>
            <table:table-row>
              <table:table-cell office:value-type="float" office:value="2.19">
                <text:p>2.19</text:p>
              </table:table-cell>
              <table:table-cell office:value-type="float" office:value="983.372918899">
                <text:p>983.372918899</text:p>
              </table:table-cell>
              <table:table-cell office:value-type="float" office:value="194.936936627">
                <text:p>194.936936627</text:p>
              </table:table-cell>
              <table:table-cell office:value-type="float" office:value="788.435982273">
                <text:p>788.435982273</text:p>
              </table:table-cell>
              <table:table-cell office:value-type="float" office:value="1489.18593918">
                <text:p>1489.18593918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974.762951307">
                <text:p>974.762951307</text:p>
              </table:table-cell>
              <table:table-cell office:value-type="float" office:value="193.76077774">
                <text:p>193.76077774</text:p>
              </table:table-cell>
              <table:table-cell office:value-type="float" office:value="781.002173567">
                <text:p>781.002173567</text:p>
              </table:table-cell>
              <table:table-cell office:value-type="float" office:value="1525.73315705">
                <text:p>1525.73315705</text:p>
              </table:table-cell>
            </table:table-row>
            <table:table-row>
              <table:table-cell office:value-type="float" office:value="2.21">
                <text:p>2.21</text:p>
              </table:table-cell>
              <table:table-cell office:value-type="float" office:value="967.562718833">
                <text:p>967.562718833</text:p>
              </table:table-cell>
              <table:table-cell office:value-type="float" office:value="192.657922091">
                <text:p>192.657922091</text:p>
              </table:table-cell>
              <table:table-cell office:value-type="float" office:value="774.904796742">
                <text:p>774.904796742</text:p>
              </table:table-cell>
              <table:table-cell office:value-type="float" office:value="1563.17730733">
                <text:p>1563.17730733</text:p>
              </table:table-cell>
            </table:table-row>
            <table:table-row>
              <table:table-cell office:value-type="float" office:value="2.22">
                <text:p>2.22</text:p>
              </table:table-cell>
              <table:table-cell office:value-type="float" office:value="961.071633365">
                <text:p>961.071633365</text:p>
              </table:table-cell>
              <table:table-cell office:value-type="float" office:value="191.624384416">
                <text:p>191.624384416</text:p>
              </table:table-cell>
              <table:table-cell office:value-type="float" office:value="769.447248949">
                <text:p>769.447248949</text:p>
              </table:table-cell>
              <table:table-cell office:value-type="float" office:value="1601.5404023">
                <text:p>1601.5404023</text:p>
              </table:table-cell>
            </table:table-row>
            <table:table-row>
              <table:table-cell office:value-type="float" office:value="2.23">
                <text:p>2.23</text:p>
              </table:table-cell>
              <table:table-cell office:value-type="float" office:value="955.051109568">
                <text:p>955.051109568</text:p>
              </table:table-cell>
              <table:table-cell office:value-type="float" office:value="190.661588612">
                <text:p>190.661588612</text:p>
              </table:table-cell>
              <table:table-cell office:value-type="float" office:value="764.389520956">
                <text:p>764.389520956</text:p>
              </table:table-cell>
              <table:table-cell office:value-type="float" office:value="1640.84499448">
                <text:p>1640.84499448</text:p>
              </table:table-cell>
            </table:table-row>
            <table:table-row>
              <table:table-cell office:value-type="float" office:value="2.24">
                <text:p>2.24</text:p>
              </table:table-cell>
              <table:table-cell office:value-type="float" office:value="949.401897803">
                <text:p>949.401897803</text:p>
              </table:table-cell>
              <table:table-cell office:value-type="float" office:value="189.727694996">
                <text:p>189.727694996</text:p>
              </table:table-cell>
              <table:table-cell office:value-type="float" office:value="759.674202807">
                <text:p>759.674202807</text:p>
              </table:table-cell>
              <table:table-cell office:value-type="float" office:value="1681.11418983">
                <text:p>1681.11418983</text:p>
              </table:table-cell>
            </table:table-row>
            <table:table-row>
              <table:table-cell office:value-type="float" office:value="2.25">
                <text:p>2.25</text:p>
              </table:table-cell>
              <table:table-cell office:value-type="float" office:value="944.031076041">
                <text:p>944.031076041</text:p>
              </table:table-cell>
              <table:table-cell office:value-type="float" office:value="188.838297178">
                <text:p>188.838297178</text:p>
              </table:table-cell>
              <table:table-cell office:value-type="float" office:value="755.192778864">
                <text:p>755.192778864</text:p>
              </table:table-cell>
              <table:table-cell office:value-type="float" office:value="1722.37166141">
                <text:p>1722.37166141</text:p>
              </table:table-cell>
            </table:table-row>
            <table:table-row>
              <table:table-cell office:value-type="float" office:value="2.26">
                <text:p>2.26</text:p>
              </table:table-cell>
              <table:table-cell office:value-type="float" office:value="1788.34958162">
                <text:p>1788.34958162</text:p>
              </table:table-cell>
              <table:table-cell office:value-type="float" office:value="364.17300672">
                <text:p>364.17300672</text:p>
              </table:table-cell>
              <table:table-cell office:value-type="float" office:value="1424.1765749">
                <text:p>1424.1765749</text:p>
              </table:table-cell>
              <table:table-cell office:value-type="float" office:value="1764.64166323">
                <text:p>1764.64166323</text:p>
              </table:table-cell>
            </table:table-row>
            <table:table-row>
              <table:table-cell office:value-type="float" office:value="2.27">
                <text:p>2.27</text:p>
              </table:table-cell>
              <table:table-cell office:value-type="float" office:value="1788.13449196">
                <text:p>1788.13449196</text:p>
              </table:table-cell>
              <table:table-cell office:value-type="float" office:value="364.186684047">
                <text:p>364.186684047</text:p>
              </table:table-cell>
              <table:table-cell office:value-type="float" office:value="1423.94780791">
                <text:p>1423.94780791</text:p>
              </table:table-cell>
              <table:table-cell office:value-type="float" office:value="1807.94904455">
                <text:p>1807.94904455</text:p>
              </table:table-cell>
            </table:table-row>
            <table:table-row>
              <table:table-cell office:value-type="float" office:value="2.28">
                <text:p>2.28</text:p>
              </table:table-cell>
              <table:table-cell office:value-type="float" office:value="1788.12546866">
                <text:p>1788.12546866</text:p>
              </table:table-cell>
              <table:table-cell office:value-type="float" office:value="364.206459641">
                <text:p>364.206459641</text:p>
              </table:table-cell>
              <table:table-cell office:value-type="float" office:value="1423.91900902">
                <text:p>1423.91900902</text:p>
              </table:table-cell>
              <table:table-cell office:value-type="float" office:value="1852.31926448">
                <text:p>1852.31926448</text:p>
              </table:table-cell>
            </table:table-row>
            <table:table-row>
              <table:table-cell office:value-type="float" office:value="2.29">
                <text:p>2.29</text:p>
              </table:table-cell>
              <table:table-cell office:value-type="float" office:value="1786.97921024">
                <text:p>1786.97921024</text:p>
              </table:table-cell>
              <table:table-cell office:value-type="float" office:value="362.126150684">
                <text:p>362.126150684</text:p>
              </table:table-cell>
              <table:table-cell office:value-type="float" office:value="1424.85305955">
                <text:p>1424.85305955</text:p>
              </table:table-cell>
              <table:table-cell office:value-type="float" office:value="1897.77840691">
                <text:p>1897.77840691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1784.89175942">
                <text:p>1784.89175942</text:p>
              </table:table-cell>
              <table:table-cell office:value-type="float" office:value="360.129239393">
                <text:p>360.129239393</text:p>
              </table:table-cell>
              <table:table-cell office:value-type="float" office:value="1424.76252003">
                <text:p>1424.76252003</text:p>
              </table:table-cell>
              <table:table-cell office:value-type="float" office:value="1944.35319592">
                <text:p>1944.35319592</text:p>
              </table:table-cell>
            </table:table-row>
            <table:table-row>
              <table:table-cell office:value-type="float" office:value="2.31">
                <text:p>2.31</text:p>
              </table:table-cell>
              <table:table-cell office:value-type="float" office:value="1783.07370571">
                <text:p>1783.07370571</text:p>
              </table:table-cell>
              <table:table-cell office:value-type="float" office:value="358.601804132">
                <text:p>358.601804132</text:p>
              </table:table-cell>
              <table:table-cell office:value-type="float" office:value="1424.47190158">
                <text:p>1424.47190158</text:p>
              </table:table-cell>
              <table:table-cell office:value-type="float" office:value="1992.0710114">
                <text:p>1992.0710114</text:p>
              </table:table-cell>
            </table:table-row>
            <table:table-row>
              <table:table-cell office:value-type="float" office:value="2.32">
                <text:p>2.32</text:p>
              </table:table-cell>
              <table:table-cell office:value-type="float" office:value="1781.60084373">
                <text:p>1781.60084373</text:p>
              </table:table-cell>
              <table:table-cell office:value-type="float" office:value="357.307622007">
                <text:p>357.307622007</text:p>
              </table:table-cell>
              <table:table-cell office:value-type="float" office:value="1424.29322172">
                <text:p>1424.29322172</text:p>
              </table:table-cell>
              <table:table-cell office:value-type="float" office:value="2040.95990523">
                <text:p>2040.95990523</text:p>
              </table:table-cell>
            </table:table-row>
            <table:table-row>
              <table:table-cell office:value-type="float" office:value="2.33">
                <text:p>2.33</text:p>
              </table:table-cell>
              <table:table-cell office:value-type="float" office:value="1780.28506889">
                <text:p>1780.28506889</text:p>
              </table:table-cell>
              <table:table-cell office:value-type="float" office:value="355.855109798">
                <text:p>355.855109798</text:p>
              </table:table-cell>
              <table:table-cell office:value-type="float" office:value="1424.42995909">
                <text:p>1424.42995909</text:p>
              </table:table-cell>
              <table:table-cell office:value-type="float" office:value="2091.0486177">
                <text:p>2091.0486177</text:p>
              </table:table-cell>
            </table:table-row>
            <table:table-row>
              <table:table-cell office:value-type="float" office:value="2.34">
                <text:p>2.34</text:p>
              </table:table-cell>
              <table:table-cell office:value-type="float" office:value="1778.98164935">
                <text:p>1778.98164935</text:p>
              </table:table-cell>
              <table:table-cell office:value-type="float" office:value="354.833363664">
                <text:p>354.833363664</text:p>
              </table:table-cell>
              <table:table-cell office:value-type="float" office:value="1424.14828569">
                <text:p>1424.14828569</text:p>
              </table:table-cell>
              <table:table-cell office:value-type="float" office:value="2142.36659445">
                <text:p>2142.36659445</text:p>
              </table:table-cell>
            </table:table-row>
            <table:table-row>
              <table:table-cell office:value-type="float" office:value="2.35">
                <text:p>2.35</text:p>
              </table:table-cell>
              <table:table-cell office:value-type="float" office:value="1777.62759446">
                <text:p>1777.62759446</text:p>
              </table:table-cell>
              <table:table-cell office:value-type="float" office:value="353.862955901">
                <text:p>353.862955901</text:p>
              </table:table-cell>
              <table:table-cell office:value-type="float" office:value="1423.76463856">
                <text:p>1423.76463856</text:p>
              </table:table-cell>
              <table:table-cell office:value-type="float" office:value="2194.94400378">
                <text:p>2194.94400378</text:p>
              </table:table-cell>
            </table:table-row>
            <table:table-row>
              <table:table-cell office:value-type="float" office:value="2.36">
                <text:p>2.36</text:p>
              </table:table-cell>
              <table:table-cell office:value-type="float" office:value="1776.19816803">
                <text:p>1776.19816803</text:p>
              </table:table-cell>
              <table:table-cell office:value-type="float" office:value="352.68960252">
                <text:p>352.68960252</text:p>
              </table:table-cell>
              <table:table-cell office:value-type="float" office:value="1423.50856551">
                <text:p>1423.50856551</text:p>
              </table:table-cell>
              <table:table-cell office:value-type="float" office:value="2248.81175434">
                <text:p>2248.81175434</text:p>
              </table:table-cell>
            </table:table-row>
            <table:table-row>
              <table:table-cell office:value-type="float" office:value="2.37">
                <text:p>2.37</text:p>
              </table:table-cell>
              <table:table-cell office:value-type="float" office:value="1774.62498727">
                <text:p>1774.62498727</text:p>
              </table:table-cell>
              <table:table-cell office:value-type="float" office:value="351.835521576">
                <text:p>351.835521576</text:p>
              </table:table-cell>
              <table:table-cell office:value-type="float" office:value="1422.78946569">
                <text:p>1422.78946569</text:p>
              </table:table-cell>
              <table:table-cell office:value-type="float" office:value="2304.00151337">
                <text:p>2304.00151337</text:p>
              </table:table-cell>
            </table:table-row>
            <table:table-row>
              <table:table-cell office:value-type="float" office:value="2.38">
                <text:p>2.38</text:p>
              </table:table-cell>
              <table:table-cell office:value-type="float" office:value="1771.40245097">
                <text:p>1771.40245097</text:p>
              </table:table-cell>
              <table:table-cell office:value-type="float" office:value="348.740815772">
                <text:p>348.740815772</text:p>
              </table:table-cell>
              <table:table-cell office:value-type="float" office:value="1422.66163519">
                <text:p>1422.66163519</text:p>
              </table:table-cell>
              <table:table-cell office:value-type="float" office:value="2360.54572526">
                <text:p>2360.54572526</text:p>
              </table:table-cell>
            </table:table-row>
            <table:table-row>
              <table:table-cell office:value-type="float" office:value="2.39">
                <text:p>2.39</text:p>
              </table:table-cell>
              <table:table-cell office:value-type="float" office:value="1767.5897483">
                <text:p>1767.5897483</text:p>
              </table:table-cell>
              <table:table-cell office:value-type="float" office:value="346.232981021">
                <text:p>346.232981021</text:p>
              </table:table-cell>
              <table:table-cell office:value-type="float" office:value="1421.35676728">
                <text:p>1421.35676728</text:p>
              </table:table-cell>
              <table:table-cell office:value-type="float" office:value="2418.47763063">
                <text:p>2418.47763063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1764.18046316">
                <text:p>1764.18046316</text:p>
              </table:table-cell>
              <table:table-cell office:value-type="float" office:value="344.315537126">
                <text:p>344.315537126</text:p>
              </table:table-cell>
              <table:table-cell office:value-type="float" office:value="1419.86492604">
                <text:p>1419.86492604</text:p>
              </table:table-cell>
              <table:table-cell office:value-type="float" office:value="2477.83128591">
                <text:p>2477.83128591</text:p>
              </table:table-cell>
            </table:table-row>
            <table:table-row>
              <table:table-cell office:value-type="float" office:value="2.41">
                <text:p>2.41</text:p>
              </table:table-cell>
              <table:table-cell office:value-type="float" office:value="1760.67951926">
                <text:p>1760.67951926</text:p>
              </table:table-cell>
              <table:table-cell office:value-type="float" office:value="342.666833322">
                <text:p>342.666833322</text:p>
              </table:table-cell>
              <table:table-cell office:value-type="float" office:value="1418.01268594">
                <text:p>1418.01268594</text:p>
              </table:table-cell>
              <table:table-cell office:value-type="float" office:value="2538.64158331">
                <text:p>2538.64158331</text:p>
              </table:table-cell>
            </table:table-row>
            <table:table-row>
              <table:table-cell office:value-type="float" office:value="2.42">
                <text:p>2.42</text:p>
              </table:table-cell>
              <table:table-cell office:value-type="float" office:value="1754.74607321">
                <text:p>1754.74607321</text:p>
              </table:table-cell>
              <table:table-cell office:value-type="float" office:value="337.829141468">
                <text:p>337.829141468</text:p>
              </table:table-cell>
              <table:table-cell office:value-type="float" office:value="1416.91693174">
                <text:p>1416.91693174</text:p>
              </table:table-cell>
              <table:table-cell office:value-type="float" office:value="2600.94427138">
                <text:p>2600.94427138</text:p>
              </table:table-cell>
            </table:table-row>
            <table:table-row>
              <table:table-cell office:value-type="float" office:value="2.43">
                <text:p>2.43</text:p>
              </table:table-cell>
              <table:table-cell office:value-type="float" office:value="1749.39752208">
                <text:p>1749.39752208</text:p>
              </table:table-cell>
              <table:table-cell office:value-type="float" office:value="334.550055118">
                <text:p>334.550055118</text:p>
              </table:table-cell>
              <table:table-cell office:value-type="float" office:value="1414.84746697">
                <text:p>1414.84746697</text:p>
              </table:table-cell>
              <table:table-cell office:value-type="float" office:value="2664.77597597">
                <text:p>2664.77597597</text:p>
              </table:table-cell>
            </table:table-row>
            <table:table-row>
              <table:table-cell office:value-type="float" office:value="2.44">
                <text:p>2.44</text:p>
              </table:table-cell>
              <table:table-cell office:value-type="float" office:value="1743.81621999">
                <text:p>1743.81621999</text:p>
              </table:table-cell>
              <table:table-cell office:value-type="float" office:value="330.485472866">
                <text:p>330.485472866</text:p>
              </table:table-cell>
              <table:table-cell office:value-type="float" office:value="1413.33074713">
                <text:p>1413.33074713</text:p>
              </table:table-cell>
              <table:table-cell office:value-type="float" office:value="2730.17422182">
                <text:p>2730.17422182</text:p>
              </table:table-cell>
            </table:table-row>
            <table:table-row>
              <table:table-cell office:value-type="float" office:value="2.45">
                <text:p>2.45</text:p>
              </table:table-cell>
              <table:table-cell office:value-type="float" office:value="1735.76028127">
                <text:p>1735.76028127</text:p>
              </table:table-cell>
              <table:table-cell office:value-type="float" office:value="324.61189643">
                <text:p>324.61189643</text:p>
              </table:table-cell>
              <table:table-cell office:value-type="float" office:value="1411.14838484">
                <text:p>1411.14838484</text:p>
              </table:table-cell>
              <table:table-cell office:value-type="float" office:value="2797.17745459">
                <text:p>2797.17745459</text:p>
              </table:table-cell>
            </table:table-row>
            <table:table-row>
              <table:table-cell office:value-type="float" office:value="2.46">
                <text:p>2.46</text:p>
              </table:table-cell>
              <table:table-cell office:value-type="float" office:value="1726.70673818">
                <text:p>1726.70673818</text:p>
              </table:table-cell>
              <table:table-cell office:value-type="float" office:value="315.863319122">
                <text:p>315.863319122</text:p>
              </table:table-cell>
              <table:table-cell office:value-type="float" office:value="1410.84341906">
                <text:p>1410.84341906</text:p>
              </table:table-cell>
              <table:table-cell office:value-type="float" office:value="2865.82506343">
                <text:p>2865.82506343</text:p>
              </table:table-cell>
            </table:table-row>
            <table:table-row>
              <table:table-cell office:value-type="float" office:value="2.47">
                <text:p>2.47</text:p>
              </table:table-cell>
              <table:table-cell office:value-type="float" office:value="1616.18146504">
                <text:p>1616.18146504</text:p>
              </table:table-cell>
              <table:table-cell office:value-type="float" office:value="338.776934969">
                <text:p>338.776934969</text:p>
              </table:table-cell>
              <table:table-cell office:value-type="float" office:value="1277.40453007">
                <text:p>1277.40453007</text:p>
              </table:table-cell>
              <table:table-cell office:value-type="float" office:value="2936.15740422">
                <text:p>2936.15740422</text:p>
              </table:table-cell>
            </table:table-row>
            <table:table-row>
              <table:table-cell office:value-type="float" office:value="2.48">
                <text:p>2.48</text:p>
              </table:table-cell>
              <table:table-cell office:value-type="float" office:value="1545.76210087">
                <text:p>1545.76210087</text:p>
              </table:table-cell>
              <table:table-cell office:value-type="float" office:value="330.044808944">
                <text:p>330.044808944</text:p>
              </table:table-cell>
              <table:table-cell office:value-type="float" office:value="1215.71729192">
                <text:p>1215.71729192</text:p>
              </table:table-cell>
              <table:table-cell office:value-type="float" office:value="3008.21582321">
                <text:p>3008.21582321</text:p>
              </table:table-cell>
            </table:table-row>
            <table:table-row>
              <table:table-cell office:value-type="float" office:value="2.49">
                <text:p>2.49</text:p>
              </table:table-cell>
              <table:table-cell office:value-type="float" office:value="1493.0643462">
                <text:p>1493.0643462</text:p>
              </table:table-cell>
              <table:table-cell office:value-type="float" office:value="323.166117433">
                <text:p>323.166117433</text:p>
              </table:table-cell>
              <table:table-cell office:value-type="float" office:value="1169.89822876">
                <text:p>1169.89822876</text:p>
              </table:table-cell>
              <table:table-cell office:value-type="float" office:value="3082.04268136">
                <text:p>3082.04268136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2729.85544625">
                <text:p>2729.85544625</text:p>
              </table:table-cell>
              <table:table-cell office:value-type="float" office:value="600.987298924">
                <text:p>600.987298924</text:p>
              </table:table-cell>
              <table:table-cell office:value-type="float" office:value="2128.86814733">
                <text:p>2128.86814733</text:p>
              </table:table-cell>
              <table:table-cell office:value-type="float" office:value="3157.68137925">
                <text:p>3157.681379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